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data-style-name="N0"/>
    <style:style style:name="ce2" style:family="table-cell" style:parent-style-name="Default" style:data-style-name="N84"/>
  </office:automatic-styles>
  <office:body>
    <office:spreadsheet>
      <table:calculation-settings table:automatic-find-labels="false" table:use-regular-expressions="false" table:use-wildcards="true"/>
      <table:table table:name="Feuille1" table:style-name="ta1">
        <table:table-column table:style-name="co1" table:number-columns-repeated="58" table:default-cell-style-name="Default"/>
        <table:table-row table:style-name="ro1">
          <table:table-cell office:value-type="string" calcext:value-type="string">
            <text:p>instruction_rsj</text:p>
          </table:table-cell>
          <table:table-cell table:number-columns-repeated="57"/>
        </table:table-row>
        <table:table-row table:style-name="ro1">
          <table:table-cell office:value-type="string" calcext:value-type="string">
            <text:p>id</text:p>
          </table:table-cell>
          <table:table-cell office:value-type="string" calcext:value-type="string">
            <text:p>instructionDate</text:p>
          </table:table-cell>
          <table:table-cell office:value-type="string" calcext:value-type="string">
            <text:p>directedByName</text:p>
          </table:table-cell>
          <table:table-cell office:value-type="string" calcext:value-type="string">
            <text:p>referentName</text:p>
          </table:table-cell>
          <table:table-cell office:value-type="string" calcext:value-type="string">
            <text:p>structureLabel</text:p>
          </table:table-cell>
          <table:table-cell office:value-type="string" calcext:value-type="string">
            <text:p>title</text:p>
          </table:table-cell>
          <table:table-cell office:value-type="string" calcext:value-type="string">
            <text:p>surname</text:p>
          </table:table-cell>
          <table:table-cell office:value-type="string" calcext:value-type="string">
            <text:p>usualName</text:p>
          </table:table-cell>
          <table:table-cell office:value-type="string" calcext:value-type="string">
            <text:p>firstName</text:p>
          </table:table-cell>
          <table:table-cell office:value-type="string" calcext:value-type="string">
            <text:p>birthDate</text:p>
          </table:table-cell>
          <table:table-cell office:value-type="string" calcext:value-type="string">
            <text:p>nationality</text:p>
          </table:table-cell>
          <table:table-cell office:value-type="string" calcext:value-type="string">
            <text:p>residentialAddressId</text:p>
          </table:table-cell>
          <table:table-cell office:value-type="string" calcext:value-type="string">
            <text:p>postalAddressId</text:p>
          </table:table-cell>
          <table:table-cell office:value-type="string" calcext:value-type="string">
            <text:p>sixMonthsResident</text:p>
          </table:table-cell>
          <table:table-cell office:value-type="string" calcext:value-type="string">
            <text:p>outOfEducationSystem</text:p>
          </table:table-cell>
          <table:table-cell office:value-type="string" calcext:value-type="string">
            <text:p>taxSituation</text:p>
          </table:table-cell>
          <table:table-cell office:value-type="string" calcext:value-type="string">
            <text:p>otherIncomePrecision</text:p>
          </table:table-cell>
          <table:table-cell office:value-type="string" calcext:value-type="string">
            <text:p>withoutSolidarityPlan</text:p>
          </table:table-cell>
          <table:table-cell office:value-type="string" calcext:value-type="string">
            <text:p>withoutYouthPlan</text:p>
          </table:table-cell>
          <table:table-cell office:value-type="string" calcext:value-type="string">
            <text:p>beneficiaryId</text:p>
          </table:table-cell>
          <table:table-cell office:value-type="string" calcext:value-type="string">
            <text:p>structureId</text:p>
          </table:table-cell>
          <table:table-cell office:value-type="string" calcext:value-type="string">
            <text:p>familyQuotient</text:p>
          </table:table-cell>
          <table:table-cell office:value-type="string" calcext:value-type="string">
            <text:p>socialCareInProgress</text:p>
          </table:table-cell>
          <table:table-cell office:value-type="string" calcext:value-type="string">
            <text:p>socialStructureName</text:p>
          </table:table-cell>
          <table:table-cell office:value-type="string" calcext:value-type="string">
            <text:p>aseService</text:p>
          </table:table-cell>
          <table:table-cell office:value-type="string" calcext:value-type="string">
            <text:p>aseServiceLyon</text:p>
          </table:table-cell>
          <table:table-cell office:value-type="string" calcext:value-type="string">
            <text:p>rsaSimulation</text:p>
          </table:table-cell>
          <table:table-cell office:value-type="string" calcext:value-type="string">
            <text:p>maritalStatus</text:p>
          </table:table-cell>
          <table:table-cell office:value-type="string" calcext:value-type="string">
            <text:p>parentsOnRsa</text:p>
          </table:table-cell>
          <table:table-cell office:value-type="string" calcext:value-type="string">
            <text:p>dependentsNumber</text:p>
          </table:table-cell>
          <table:table-cell office:value-type="string" calcext:value-type="string">
            <text:p>complementaryHealth</text:p>
          </table:table-cell>
          <table:table-cell office:value-type="string" calcext:value-type="string">
            <text:p>givenUpCareInPast6Months</text:p>
          </table:table-cell>
          <table:table-cell office:value-type="string" calcext:value-type="string">
            <text:p>individualInternetAccess</text:p>
          </table:table-cell>
          <table:table-cell office:value-type="string" calcext:value-type="string">
            <text:p>connectedToTCLNetwork</text:p>
          </table:table-cell>
          <table:table-cell office:value-type="string" calcext:value-type="string">
            <text:p>leisureAccessInPast12Months</text:p>
          </table:table-cell>
          <table:table-cell office:value-type="string" calcext:value-type="string">
            <text:p>hostedFreeOfCharge</text:p>
          </table:table-cell>
          <table:table-cell office:value-type="string" calcext:value-type="string">
            <text:p>decohabitationStatus</text:p>
          </table:table-cell>
          <table:table-cell office:value-type="string" calcext:value-type="string">
            <text:p>shelterRegistration</text:p>
          </table:table-cell>
          <table:table-cell office:value-type="string" calcext:value-type="string">
            <text:p>residentialSituationDuration</text:p>
          </table:table-cell>
          <table:table-cell office:value-type="string" calcext:value-type="string">
            <text:p>structureAddress</text:p>
          </table:table-cell>
          <table:table-cell office:value-type="string" calcext:value-type="string">
            <text:p>structureAdditionalAddress</text:p>
          </table:table-cell>
          <table:table-cell office:value-type="string" calcext:value-type="string">
            <text:p>structurePostalCode</text:p>
          </table:table-cell>
          <table:table-cell office:value-type="string" calcext:value-type="string">
            <text:p>structureCity</text:p>
          </table:table-cell>
          <table:table-cell office:value-type="string" calcext:value-type="string">
            <text:p>structurePhone</text:p>
          </table:table-cell>
          <table:table-cell office:value-type="string" calcext:value-type="string">
            <text:p>referentPhone</text:p>
          </table:table-cell>
          <table:table-cell office:value-type="string" calcext:value-type="string">
            <text:p>commitmentForNext3Months</text:p>
          </table:table-cell>
          <table:table-cell office:value-type="string" calcext:value-type="string">
            <text:p>situationComment</text:p>
          </table:table-cell>
          <table:table-cell office:value-type="string" calcext:value-type="string">
            <text:p>healthInsuranceId</text:p>
          </table:table-cell>
          <table:table-cell office:value-type="string" calcext:value-type="string">
            <text:p>searchingForHousing</text:p>
          </table:table-cell>
          <table:table-cell office:value-type="string" calcext:value-type="string">
            <text:p>housingProcessStarted</text:p>
          </table:table-cell>
          <table:table-cell office:value-type="string" calcext:value-type="string">
            <text:p>housingProcessWithHelp</text:p>
          </table:table-cell>
          <table:table-cell office:value-type="string" calcext:value-type="string">
            <text:p>housingProcessWithHelpBy</text:p>
          </table:table-cell>
          <table:table-cell office:value-type="string" calcext:value-type="string">
            <text:p>directedById</text:p>
          </table:table-cell>
          <table:table-cell office:value-type="string" calcext:value-type="string">
            <text:p>assessment</text:p>
          </table:table-cell>
          <table:table-cell office:value-type="string" calcext:value-type="string">
            <text:p>status</text:p>
          </table:table-cell>
          <table:table-cell office:value-type="string" calcext:value-type="string">
            <text:p>statusDate</text:p>
          </table:table-cell>
          <table:table-cell table:number-columns-repeated="2"/>
        </table:table-row>
        <table:table-row table:style-name="ro1">
          <table:table-cell office:value-type="float" office:value="1" calcext:value-type="float">
            <text:p>1</text:p>
          </table:table-cell>
          <table:table-cell table:style-name="ce2" office:value-type="string" calcext:value-type="string">
            <text:p>'2022-05-01'</text:p>
          </table:table-cell>
          <table:table-cell office:value-type="string" calcext:value-type="string">
            <text:p>'Nel BOUVIER'</text:p>
          </table:table-cell>
          <table:table-cell office:value-type="string" calcext:value-type="string">
            <text:p>'Astrid SERRE'</text:p>
          </table:table-cell>
          <table:table-cell office:value-type="string" calcext:value-type="string">
            <text:p>'ALYNEA'</text:p>
          </table:table-cell>
          <table:table-cell office:value-type="string" calcext:value-type="string">
            <text:p>'Mister'</text:p>
          </table:table-cell>
          <table:table-cell table:formula="of:=&quot;(SELECT CASE WHEN surname IS NOT NULL THEN surname ELSE &quot;&quot;usualName&quot;&quot; END FROM beneficiary WHERE id = &quot;&amp;[.T3]&amp;&quot;)&quot;" office:value-type="string" office:string-value="(SELECT CASE WHEN surname IS NOT NULL THEN surname ELSE &quot;usualName&quot; END FROM beneficiary WHERE id = 55)" calcext:value-type="string">
            <text:p>(SELECT CASE WHEN surname IS NOT NULL THEN surname ELSE "usualName" END FROM beneficiary WHERE id = 55)</text:p>
          </table:table-cell>
          <table:table-cell office:value-type="string" calcext:value-type="string">
            <text:p>'RSJ'</text:p>
          </table:table-cell>
          <table:table-cell office:value-type="string" calcext:value-type="string">
            <text:p>'Test'</text:p>
          </table:table-cell>
          <table:table-cell table:style-name="ce2" office:value-type="string" calcext:value-type="string">
            <text:p>'1999-01-21'</text:p>
          </table:table-cell>
          <table:table-cell office:value-type="string" calcext:value-type="string">
            <text:p>'European'</text:p>
          </table:table-cell>
          <table:table-cell table:formula="of:=&quot;(SELECT id FROM (SELECT ba.id, ba.&quot;&quot;beginDate&quot;&quot;, ba.&quot;&quot;endDate&quot;&quot; FROM beneficiary_address ba JOIN beneficiary b ON ba.id = b.&quot;&quot;residentialAddressId&quot;&quot; WHERE b.id = &quot;&amp;[.$T3]&amp;&quot; UNION SELECT ba.id, ba.&quot;&quot;beginDate&quot;&quot;, ba.&quot;&quot;endDate&quot;&quot; FROM beneficiary_address ba JOIN beneficiary_residential_history bah ON ba.id = bah.&quot;&quot;beneficiaryAddressId&quot;&quot; WHERE bah.&quot;&quot;beneficiaryId&quot;&quot; = &quot;&amp;[.$T3]&amp;&quot;) a WHERE &quot;&amp;[.$B3]&amp;&quot; BETWEEN &quot;&quot;beginDate&quot;&quot; AND &quot;&quot;endDate&quot;&quot; OR &quot;&amp;[.$B3]&amp;&quot; &gt;= &quot;&quot;beginDate&quot;&quot; AND &quot;&quot;endDate&quot;&quot; IS NULL)&quot;" office:value-type="string" office:string-value="(SELECT id FROM (SELECT ba.id, ba.&quot;beginDate&quot;, ba.&quot;endDate&quot; FROM beneficiary_address ba JOIN beneficiary b ON ba.id = b.&quot;residentialAddressId&quot; WHERE b.id = 55 UNION SELECT ba.id, ba.&quot;beginDate&quot;, ba.&quot;endDate&quot; FROM beneficiary_address ba JOIN beneficiary_residential_history bah ON ba.id = bah.&quot;beneficiaryAddressId&quot; WHERE bah.&quot;beneficiaryId&quot; = 55) a WHERE '2022-05-01' BETWEEN &quot;beginDate&quot; AND &quot;endDate&quot; OR '2022-05-01' &gt;= &quot;beginDate&quot; AND &quot;endDate&quot; IS NULL)" calcext:value-type="string">
            <text:p>(SELECT id FROM (SELECT ba.id, ba."beginDate", ba."endDate" FROM beneficiary_address ba JOIN beneficiary b ON ba.id = b."residentialAddressId" WHERE b.id = 55 UNION SELECT ba.id, ba."beginDate", ba."endDate" FROM beneficiary_address ba JOIN beneficiary_residential_history bah ON ba.id = bah."beneficiaryAddressId" WHERE bah."beneficiaryId" = 55) a WHERE '2022-05-01' BETWEEN "beginDate" AND "endDate" OR '2022-05-01' &gt;= "beginDate" AND "endDate" IS NULL)</text:p>
          </table:table-cell>
          <table:table-cell table:formula="of:=&quot;(SELECT id FROM (SELECT ba.id, ba.&quot;&quot;beginDate&quot;&quot;, ba.&quot;&quot;endDate&quot;&quot; FROM beneficiary_address ba JOIN beneficiary b ON ba.id = b.&quot;&quot;postalAddressId&quot;&quot; WHERE b.id = &quot;&amp;[.$T3]&amp;&quot; UNION SELECT ba.id, ba.&quot;&quot;beginDate&quot;&quot;, ba.&quot;&quot;endDate&quot;&quot; FROM beneficiary_address ba JOIN beneficiary_postal_history bah ON ba.id = bah.&quot;&quot;beneficiaryAddressId&quot;&quot; WHERE bah.&quot;&quot;beneficiaryId&quot;&quot; = &quot;&amp;[.$T3]&amp;&quot;) a WHERE &quot;&amp;[.$B3]&amp;&quot; BETWEEN &quot;&quot;beginDate&quot;&quot; AND &quot;&quot;endDate&quot;&quot; OR &quot;&amp;[.$B3]&amp;&quot; &gt;= &quot;&quot;beginDate&quot;&quot; AND &quot;&quot;endDate&quot;&quot; IS NULL)&quot;" office:value-type="string" office:string-value="(SELECT id FROM (SELECT ba.id, ba.&quot;beginDate&quot;, ba.&quot;endDate&quot; FROM beneficiary_address ba JOIN beneficiary b ON ba.id = b.&quot;postalAddressId&quot; WHERE b.id = 55 UNION SELECT ba.id, ba.&quot;beginDate&quot;, ba.&quot;endDate&quot; FROM beneficiary_address ba JOIN beneficiary_postal_history bah ON ba.id = bah.&quot;beneficiaryAddressId&quot; WHERE bah.&quot;beneficiaryId&quot; = 55) a WHERE '2022-05-01' BETWEEN &quot;beginDate&quot; AND &quot;endDate&quot; OR '2022-05-01' &gt;= &quot;beginDate&quot; AND &quot;endDate&quot; IS NULL)" calcext:value-type="string">
            <text:p>(SELECT id FROM (SELECT ba.id, ba."beginDate", ba."endDate" FROM beneficiary_address ba JOIN beneficiary b ON ba.id = b."postalAddressId" WHERE b.id = 55 UNION SELECT ba.id, ba."beginDate", ba."endDate" FROM beneficiary_address ba JOIN beneficiary_postal_history bah ON ba.id = bah."beneficiaryAddressId" WHERE bah."beneficiaryId" = 55) a WHERE '2022-05-01' BETWEEN "beginDate" AND "endDate" OR '2022-05-01' &gt;= "beginDate" AND "endDate" IS NULL)</text:p>
          </table:table-cell>
          <table:table-cell table:number-columns-repeated="2" office:value-type="string" calcext:value-type="string">
            <text:p>true</text:p>
          </table:table-cell>
          <table:table-cell office:value-type="string" calcext:value-type="string">
            <text:p>'DetachedFromParents'</text:p>
          </table:table-cell>
          <table:table-cell office:value-type="string" calcext:value-type="string">
            <text:p>null</text:p>
          </table:table-cell>
          <table:table-cell table:number-columns-repeated="2" office:value-type="string" calcext:value-type="string">
            <text:p>true</text:p>
          </table:table-cell>
          <table:table-cell office:value-type="float" office:value="55" calcext:value-type="float">
            <text:p>55</text:p>
          </table:table-cell>
          <table:table-cell office:value-type="float" office:value="13" calcext:value-type="float">
            <text:p>13</text:p>
          </table:table-cell>
          <table:table-cell office:value-type="string" calcext:value-type="string">
            <text:p>null</text:p>
          </table:table-cell>
          <table:table-cell office:value-type="string" calcext:value-type="string">
            <text:p>false</text:p>
          </table:table-cell>
          <table:table-cell office:value-type="string" calcext:value-type="string">
            <text:p>null</text:p>
          </table:table-cell>
          <table:table-cell office:value-type="string" calcext:value-type="string">
            <text:p>false</text:p>
          </table:table-cell>
          <table:table-cell office:value-type="string" calcext:value-type="string">
            <text:p>null</text:p>
          </table:table-cell>
          <table:table-cell office:value-type="string" calcext:value-type="string">
            <text:p>false</text:p>
          </table:table-cell>
          <table:table-cell office:value-type="string" calcext:value-type="string">
            <text:p>'Single'</text:p>
          </table:table-cell>
          <table:table-cell office:value-type="string" calcext:value-type="string">
            <text:p>false</text:p>
          </table:table-cell>
          <table:table-cell office:value-type="float" office:value="0" calcext:value-type="float">
            <text:p>0</text:p>
          </table:table-cell>
          <table:table-cell table:number-columns-repeated="9" office:value-type="string" calcext:value-type="string">
            <text:p>null</text:p>
          </table:table-cell>
          <table:table-cell office:value-type="string" calcext:value-type="string">
            <text:p>'53 Rue Dubois Crance'</text:p>
          </table:table-cell>
          <table:table-cell office:value-type="string" calcext:value-type="string">
            <text:p>null</text:p>
          </table:table-cell>
          <table:table-cell office:value-type="string" calcext:value-type="string">
            <text:p>'69600'</text:p>
          </table:table-cell>
          <table:table-cell office:value-type="string" calcext:value-type="string">
            <text:p>'Oullins'</text:p>
          </table:table-cell>
          <table:table-cell table:number-columns-repeated="2" office:value-type="string" calcext:value-type="string">
            <text:p>null</text:p>
          </table:table-cell>
          <table:table-cell office:value-type="string" calcext:value-type="string">
            <text:p>'Test pour RSJ test'</text:p>
          </table:table-cell>
          <table:table-cell office:value-type="string" calcext:value-type="string">
            <text:p>'test'</text:p>
          </table:table-cell>
          <table:table-cell table:number-columns-repeated="5" office:value-type="string" calcext:value-type="string">
            <text:p>null</text:p>
          </table:table-cell>
          <table:table-cell office:value-type="float" office:value="17" calcext:value-type="float">
            <text:p>17</text:p>
          </table:table-cell>
          <table:table-cell office:value-type="string" calcext:value-type="string">
            <text:p>'première demande'</text:p>
          </table:table-cell>
          <table:table-cell office:value-type="string" calcext:value-type="string">
            <text:p>'En création'</text:p>
          </table:table-cell>
          <table:table-cell table:style-name="ce2" office:value-type="string" calcext:value-type="string">
            <text:p>'2022-05-01'</text:p>
          </table:table-cell>
          <table:table-cell/>
          <table:table-cell table:formula="of:=&quot;INSERT INTO &quot;&amp;[.A$1]&amp;&quot; (&quot;&quot;&quot;&amp;COM.MICROSOFT.TEXTJOIN(&quot;&quot;&quot;, &quot;&quot;&quot;;0;[.A$2:.BD$2])&amp;&quot;&quot;&quot;) VALUES (&quot;&amp;COM.MICROSOFT.TEXTJOIN(&quot;, &quot;;0;[.A3:.BD3])&amp;&quot;);&quot;" office:value-type="string" office:string-value="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quot;status&quot;, &quot;statusDate&quot;) VALUES (1, '2022-05-01', 'Nel BOUVIER', 'Astrid SERRE', 'ALYNEA', 'Mister', (SELECT CASE WHEN surname IS NOT NULL THEN surname ELSE &quot;usualName&quot; END FROM beneficiary WHERE id = 55), 'RSJ', 'Test', '1999-01-21', 'European', (SELECT id FROM (SELECT ba.id, ba.&quot;beginDate&quot;, ba.&quot;endDate&quot; FROM beneficiary_address ba JOIN beneficiary b ON ba.id = b.&quot;residentialAddressId&quot; WHERE b.id = 55 UNION SELECT ba.id, ba.&quot;beginDate&quot;, ba.&quot;endDate&quot; FROM beneficiary_address ba JOIN beneficiary_residential_history bah ON ba.id = bah.&quot;beneficiaryAddressId&quot; WHERE bah.&quot;beneficiaryId&quot; = 55) a WHERE '2022-05-01' BETWEEN &quot;beginDate&quot; AND &quot;endDate&quot; OR '2022-05-01' &gt;= &quot;beginDate&quot; AND &quot;endDate&quot; IS NULL), (SELECT id FROM (SELECT ba.id, ba.&quot;beginDate&quot;, ba.&quot;endDate&quot; FROM beneficiary_address ba JOIN beneficiary b ON ba.id = b.&quot;postalAddressId&quot; WHERE b.id = 55 UNION SELECT ba.id, ba.&quot;beginDate&quot;, ba.&quot;endDate&quot; FROM beneficiary_address ba JOIN beneficiary_postal_history bah ON ba.id = bah.&quot;beneficiaryAddressId&quot; WHERE bah.&quot;beneficiaryId&quot; = 55) a WHERE '2022-05-01' BETWEEN &quot;beginDate&quot; AND &quot;endDate&quot; OR '2022-05-01' &gt;= &quot;beginDate&quot; AND &quot;endDate&quot; IS NULL), true, true, 'DetachedFromParents', null, true, true, 55, 13, null, false, null, false, null, false, 'Single', false, 0, null, null, null, null, null, null, null, null, null, '53 Rue Dubois Crance', null, '69600', 'Oullins', null, null, 'Test pour RSJ test', 'test', null, null, null, null, null, 17, 'première demande', 'En création', '2022-05-01');" calcext:value-type="string">
            <text:p>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status", "statusDate") VALUES (1, '2022-05-01', 'Nel BOUVIER', 'Astrid SERRE', 'ALYNEA', 'Mister', (SELECT CASE WHEN surname IS NOT NULL THEN surname ELSE "usualName" END FROM beneficiary WHERE id = 55), 'RSJ', 'Test', '1999-01-21', 'European', (SELECT id FROM (SELECT ba.id, ba."beginDate", ba."endDate" FROM beneficiary_address ba JOIN beneficiary b ON ba.id = b."residentialAddressId" WHERE b.id = 55 UNION SELECT ba.id, ba."beginDate", ba."endDate" FROM beneficiary_address ba JOIN beneficiary_residential_history bah ON ba.id = bah."beneficiaryAddressId" WHERE bah."beneficiaryId" = 55) a WHERE '2022-05-01' BETWEEN "beginDate" AND "endDate" OR '2022-05-01' &gt;= "beginDate" AND "endDate" IS NULL), (SELECT id FROM (SELECT ba.id, ba."beginDate", ba."endDate" FROM beneficiary_address ba JOIN beneficiary b ON ba.id = b."postalAddressId" WHERE b.id = 55 UNION SELECT ba.id, ba."beginDate", ba."endDate" FROM beneficiary_address ba JOIN beneficiary_postal_history bah ON ba.id = bah."beneficiaryAddressId" WHERE bah."beneficiaryId" = 55) a WHERE '2022-05-01' BETWEEN "beginDate" AND "endDate" OR '2022-05-01' &gt;= "beginDate" AND "endDate" IS NULL), true, true, 'DetachedFromParents', null, true, true, 55, 13, null, false, null, false, null, false, 'Single', false, 0, null, null, null, null, null, null, null, null, null, '53 Rue Dubois Crance', null, '69600', 'Oullins', null, null, 'Test pour RSJ test', 'test', null, null, null, null, null, 17, 'première demande', 'En création', '2022-05-01');</text:p>
          </table:table-cell>
        </table:table-row>
        <table:table-row table:style-name="ro1">
          <table:table-cell office:value-type="float" office:value="2" calcext:value-type="float">
            <text:p>2</text:p>
          </table:table-cell>
          <table:table-cell table:style-name="ce2" office:value-type="string" calcext:value-type="string">
            <text:p>'2022-03-24'</text:p>
          </table:table-cell>
          <table:table-cell office:value-type="string" calcext:value-type="string">
            <text:p>'Nel BOUVIER'</text:p>
          </table:table-cell>
          <table:table-cell office:value-type="string" calcext:value-type="string">
            <text:p>'Astrid SERRE'</text:p>
          </table:table-cell>
          <table:table-cell office:value-type="string" calcext:value-type="string">
            <text:p>'ALYNEA'</text:p>
          </table:table-cell>
          <table:table-cell office:value-type="string" calcext:value-type="string">
            <text:p>'Madam'</text:p>
          </table:table-cell>
          <table:table-cell table:formula="of:=&quot;(SELECT CASE WHEN surname IS NOT NULL THEN surname ELSE &quot;&quot;usualName&quot;&quot; END FROM beneficiary WHERE id = &quot;&amp;[.T4]&amp;&quot;)&quot;" office:value-type="string" office:string-value="(SELECT CASE WHEN surname IS NOT NULL THEN surname ELSE &quot;usualName&quot; END FROM beneficiary WHERE id = 56)" calcext:value-type="string">
            <text:p>(SELECT CASE WHEN surname IS NOT NULL THEN surname ELSE "usualName" END FROM beneficiary WHERE id = 56)</text:p>
          </table:table-cell>
          <table:table-cell office:value-type="string" calcext:value-type="string">
            <text:p>'TESTSMS'</text:p>
          </table:table-cell>
          <table:table-cell office:value-type="string" calcext:value-type="string">
            <text:p>'Catherine'</text:p>
          </table:table-cell>
          <table:table-cell table:style-name="ce2" office:value-type="string" calcext:value-type="string">
            <text:p>'2001-12-10'</text:p>
          </table:table-cell>
          <table:table-cell office:value-type="string" calcext:value-type="string">
            <text:p>'French'</text:p>
          </table:table-cell>
          <table:table-cell table:formula="of:=&quot;(SELECT id FROM (SELECT ba.id, ba.&quot;&quot;beginDate&quot;&quot;, ba.&quot;&quot;endDate&quot;&quot; FROM beneficiary_address ba JOIN beneficiary b ON ba.id = b.&quot;&quot;residentialAddressId&quot;&quot; WHERE b.id = &quot;&amp;[.$T4]&amp;&quot; UNION SELECT ba.id, ba.&quot;&quot;beginDate&quot;&quot;, ba.&quot;&quot;endDate&quot;&quot; FROM beneficiary_address ba JOIN beneficiary_residential_history bah ON ba.id = bah.&quot;&quot;beneficiaryAddressId&quot;&quot; WHERE bah.&quot;&quot;beneficiaryId&quot;&quot; = &quot;&amp;[.$T4]&amp;&quot;) a WHERE &quot;&amp;[.$B4]&amp;&quot; BETWEEN &quot;&quot;beginDate&quot;&quot; AND &quot;&quot;endDate&quot;&quot; OR &quot;&amp;[.$B4]&amp;&quot; &gt;= &quot;&quot;beginDate&quot;&quot; AND &quot;&quot;endDate&quot;&quot; IS NULL)&quot;" office:value-type="string" office:string-value="(SELECT id FROM (SELECT ba.id, ba.&quot;beginDate&quot;, ba.&quot;endDate&quot; FROM beneficiary_address ba JOIN beneficiary b ON ba.id = b.&quot;residentialAddressId&quot; WHERE b.id = 56 UNION SELECT ba.id, ba.&quot;beginDate&quot;, ba.&quot;endDate&quot; FROM beneficiary_address ba JOIN beneficiary_residential_history bah ON ba.id = bah.&quot;beneficiaryAddressId&quot; WHERE bah.&quot;beneficiaryId&quot; = 56) a WHERE '2022-03-24' BETWEEN &quot;beginDate&quot; AND &quot;endDate&quot; OR '2022-03-24' &gt;= &quot;beginDate&quot; AND &quot;endDate&quot; IS NULL)" calcext:value-type="string">
            <text:p>(SELECT id FROM (SELECT ba.id, ba."beginDate", ba."endDate" FROM beneficiary_address ba JOIN beneficiary b ON ba.id = b."residentialAddressId" WHERE b.id = 56 UNION SELECT ba.id, ba."beginDate", ba."endDate" FROM beneficiary_address ba JOIN beneficiary_residential_history bah ON ba.id = bah."beneficiaryAddressId" WHERE bah."beneficiaryId" = 56) a WHERE '2022-03-24' BETWEEN "beginDate" AND "endDate" OR '2022-03-24' &gt;= "beginDate" AND "endDate" IS NULL)</text:p>
          </table:table-cell>
          <table:table-cell table:formula="of:=&quot;(SELECT id FROM (SELECT ba.id, ba.&quot;&quot;beginDate&quot;&quot;, ba.&quot;&quot;endDate&quot;&quot; FROM beneficiary_address ba JOIN beneficiary b ON ba.id = b.&quot;&quot;postalAddressId&quot;&quot; WHERE b.id = &quot;&amp;[.$T4]&amp;&quot; UNION SELECT ba.id, ba.&quot;&quot;beginDate&quot;&quot;, ba.&quot;&quot;endDate&quot;&quot; FROM beneficiary_address ba JOIN beneficiary_postal_history bah ON ba.id = bah.&quot;&quot;beneficiaryAddressId&quot;&quot; WHERE bah.&quot;&quot;beneficiaryId&quot;&quot; = &quot;&amp;[.$T4]&amp;&quot;) a WHERE &quot;&amp;[.$B4]&amp;&quot; BETWEEN &quot;&quot;beginDate&quot;&quot; AND &quot;&quot;endDate&quot;&quot; OR &quot;&amp;[.$B4]&amp;&quot; &gt;= &quot;&quot;beginDate&quot;&quot; AND &quot;&quot;endDate&quot;&quot; IS NULL)&quot;" office:value-type="string" office:string-value="(SELECT id FROM (SELECT ba.id, ba.&quot;beginDate&quot;, ba.&quot;endDate&quot; FROM beneficiary_address ba JOIN beneficiary b ON ba.id = b.&quot;postalAddressId&quot; WHERE b.id = 56 UNION SELECT ba.id, ba.&quot;beginDate&quot;, ba.&quot;endDate&quot; FROM beneficiary_address ba JOIN beneficiary_postal_history bah ON ba.id = bah.&quot;beneficiaryAddressId&quot; WHERE bah.&quot;beneficiaryId&quot; = 56) a WHERE '2022-03-24' BETWEEN &quot;beginDate&quot; AND &quot;endDate&quot; OR '2022-03-24' &gt;= &quot;beginDate&quot; AND &quot;endDate&quot; IS NULL)" calcext:value-type="string">
            <text:p>(SELECT id FROM (SELECT ba.id, ba."beginDate", ba."endDate" FROM beneficiary_address ba JOIN beneficiary b ON ba.id = b."postalAddressId" WHERE b.id = 56 UNION SELECT ba.id, ba."beginDate", ba."endDate" FROM beneficiary_address ba JOIN beneficiary_postal_history bah ON ba.id = bah."beneficiaryAddressId" WHERE bah."beneficiaryId" = 56) a WHERE '2022-03-24' BETWEEN "beginDate" AND "endDate" OR '2022-03-24' &gt;= "beginDate" AND "endDate" IS NULL)</text:p>
          </table:table-cell>
          <table:table-cell table:number-columns-repeated="2" office:value-type="string" calcext:value-type="string">
            <text:p>true</text:p>
          </table:table-cell>
          <table:table-cell office:value-type="string" calcext:value-type="string">
            <text:p>'DetachedFromParents'</text:p>
          </table:table-cell>
          <table:table-cell office:value-type="string" calcext:value-type="string">
            <text:p>null</text:p>
          </table:table-cell>
          <table:table-cell table:number-columns-repeated="2" office:value-type="string" calcext:value-type="string">
            <text:p>true</text:p>
          </table:table-cell>
          <table:table-cell office:value-type="float" office:value="56" calcext:value-type="float">
            <text:p>56</text:p>
          </table:table-cell>
          <table:table-cell office:value-type="float" office:value="13" calcext:value-type="float">
            <text:p>13</text:p>
          </table:table-cell>
          <table:table-cell office:value-type="string" calcext:value-type="string">
            <text:p>null</text:p>
          </table:table-cell>
          <table:table-cell office:value-type="string" calcext:value-type="string">
            <text:p>false</text:p>
          </table:table-cell>
          <table:table-cell office:value-type="string" calcext:value-type="string">
            <text:p>null</text:p>
          </table:table-cell>
          <table:table-cell office:value-type="string" calcext:value-type="string">
            <text:p>false</text:p>
          </table:table-cell>
          <table:table-cell office:value-type="string" calcext:value-type="string">
            <text:p>null</text:p>
          </table:table-cell>
          <table:table-cell office:value-type="string" calcext:value-type="string">
            <text:p>false</text:p>
          </table:table-cell>
          <table:table-cell office:value-type="string" calcext:value-type="string">
            <text:p>'Single'</text:p>
          </table:table-cell>
          <table:table-cell office:value-type="string" calcext:value-type="string">
            <text:p>false</text:p>
          </table:table-cell>
          <table:table-cell office:value-type="float" office:value="0" calcext:value-type="float">
            <text:p>0</text:p>
          </table:table-cell>
          <table:table-cell table:number-columns-repeated="9" office:value-type="string" calcext:value-type="string">
            <text:p>null</text:p>
          </table:table-cell>
          <table:table-cell office:value-type="string" calcext:value-type="string">
            <text:p>'53 Rue Dubois Crance'</text:p>
          </table:table-cell>
          <table:table-cell office:value-type="string" calcext:value-type="string">
            <text:p>null</text:p>
          </table:table-cell>
          <table:table-cell office:value-type="string" calcext:value-type="string">
            <text:p>'69600'</text:p>
          </table:table-cell>
          <table:table-cell office:value-type="string" calcext:value-type="string">
            <text:p>'Oullins'</text:p>
          </table:table-cell>
          <table:table-cell table:number-columns-repeated="2" office:value-type="string" calcext:value-type="string">
            <text:p>null</text:p>
          </table:table-cell>
          <table:table-cell office:value-type="string" calcext:value-type="string">
            <text:p>'Test pour Catherine TESTSMS 1'</text:p>
          </table:table-cell>
          <table:table-cell office:value-type="string" calcext:value-type="string">
            <text:p>'test'</text:p>
          </table:table-cell>
          <table:table-cell table:number-columns-repeated="5" office:value-type="string" calcext:value-type="string">
            <text:p>null</text:p>
          </table:table-cell>
          <table:table-cell office:value-type="float" office:value="17" calcext:value-type="float">
            <text:p>17</text:p>
          </table:table-cell>
          <table:table-cell office:value-type="string" calcext:value-type="string">
            <text:p>'renouvellement'</text:p>
          </table:table-cell>
          <table:table-cell office:value-type="string" calcext:value-type="string">
            <text:p>'En création'</text:p>
          </table:table-cell>
          <table:table-cell table:style-name="ce2" office:value-type="string" calcext:value-type="string">
            <text:p>'2022-03-24'</text:p>
          </table:table-cell>
          <table:table-cell/>
          <table:table-cell table:formula="of:=&quot;INSERT INTO &quot;&amp;[.A$1]&amp;&quot; (&quot;&quot;&quot;&amp;COM.MICROSOFT.TEXTJOIN(&quot;&quot;&quot;, &quot;&quot;&quot;;0;[.A$2:.BD$2])&amp;&quot;&quot;&quot;) VALUES (&quot;&amp;COM.MICROSOFT.TEXTJOIN(&quot;, &quot;;0;[.A4:.BD4])&amp;&quot;);&quot;" office:value-type="string" office:string-value="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quot;status&quot;, &quot;statusDate&quot;) VALUES (2, '2022-03-24', 'Nel BOUVIER', 'Astrid SERRE', 'ALYNEA', 'Madam', (SELECT CASE WHEN surname IS NOT NULL THEN surname ELSE &quot;usualName&quot; END FROM beneficiary WHERE id = 56), 'TESTSMS', 'Catherine', '2001-12-10', 'French', (SELECT id FROM (SELECT ba.id, ba.&quot;beginDate&quot;, ba.&quot;endDate&quot; FROM beneficiary_address ba JOIN beneficiary b ON ba.id = b.&quot;residentialAddressId&quot; WHERE b.id = 56 UNION SELECT ba.id, ba.&quot;beginDate&quot;, ba.&quot;endDate&quot; FROM beneficiary_address ba JOIN beneficiary_residential_history bah ON ba.id = bah.&quot;beneficiaryAddressId&quot; WHERE bah.&quot;beneficiaryId&quot; = 56) a WHERE '2022-03-24' BETWEEN &quot;beginDate&quot; AND &quot;endDate&quot; OR '2022-03-24' &gt;= &quot;beginDate&quot; AND &quot;endDate&quot; IS NULL), (SELECT id FROM (SELECT ba.id, ba.&quot;beginDate&quot;, ba.&quot;endDate&quot; FROM beneficiary_address ba JOIN beneficiary b ON ba.id = b.&quot;postalAddressId&quot; WHERE b.id = 56 UNION SELECT ba.id, ba.&quot;beginDate&quot;, ba.&quot;endDate&quot; FROM beneficiary_address ba JOIN beneficiary_postal_history bah ON ba.id = bah.&quot;beneficiaryAddressId&quot; WHERE bah.&quot;beneficiaryId&quot; = 56) a WHERE '2022-03-24' BETWEEN &quot;beginDate&quot; AND &quot;endDate&quot; OR '2022-03-24' &gt;= &quot;beginDate&quot; AND &quot;endDate&quot; IS NULL), true, true, 'DetachedFromParents', null, true, true, 56, 13, null, false, null, false, null, false, 'Single', false, 0, null, null, null, null, null, null, null, null, null, '53 Rue Dubois Crance', null, '69600', 'Oullins', null, null, 'Test pour Catherine TESTSMS 1', 'test', null, null, null, null, null, 17, 'renouvellement', 'En création', '2022-03-24');" calcext:value-type="string">
            <text:p>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status", "statusDate") VALUES (2, '2022-03-24', 'Nel BOUVIER', 'Astrid SERRE', 'ALYNEA', 'Madam', (SELECT CASE WHEN surname IS NOT NULL THEN surname ELSE "usualName" END FROM beneficiary WHERE id = 56), 'TESTSMS', 'Catherine', '2001-12-10', 'French', (SELECT id FROM (SELECT ba.id, ba."beginDate", ba."endDate" FROM beneficiary_address ba JOIN beneficiary b ON ba.id = b."residentialAddressId" WHERE b.id = 56 UNION SELECT ba.id, ba."beginDate", ba."endDate" FROM beneficiary_address ba JOIN beneficiary_residential_history bah ON ba.id = bah."beneficiaryAddressId" WHERE bah."beneficiaryId" = 56) a WHERE '2022-03-24' BETWEEN "beginDate" AND "endDate" OR '2022-03-24' &gt;= "beginDate" AND "endDate" IS NULL), (SELECT id FROM (SELECT ba.id, ba."beginDate", ba."endDate" FROM beneficiary_address ba JOIN beneficiary b ON ba.id = b."postalAddressId" WHERE b.id = 56 UNION SELECT ba.id, ba."beginDate", ba."endDate" FROM beneficiary_address ba JOIN beneficiary_postal_history bah ON ba.id = bah."beneficiaryAddressId" WHERE bah."beneficiaryId" = 56) a WHERE '2022-03-24' BETWEEN "beginDate" AND "endDate" OR '2022-03-24' &gt;= "beginDate" AND "endDate" IS NULL), true, true, 'DetachedFromParents', null, true, true, 56, 13, null, false, null, false, null, false, 'Single', false, 0, null, null, null, null, null, null, null, null, null, '53 Rue Dubois Crance', null, '69600', 'Oullins', null, null, 'Test pour Catherine TESTSMS 1', 'test', null, null, null, null, null, 17, 'renouvellement', 'En création', '2022-03-24');</text:p>
          </table:table-cell>
        </table:table-row>
        <table:table-row table:style-name="ro1">
          <table:table-cell office:value-type="float" office:value="3" calcext:value-type="float">
            <text:p>3</text:p>
          </table:table-cell>
          <table:table-cell table:style-name="ce2" office:value-type="string" calcext:value-type="string">
            <text:p>'2022-03-24'</text:p>
          </table:table-cell>
          <table:table-cell office:value-type="string" calcext:value-type="string">
            <text:p>'Nel BOUVIER'</text:p>
          </table:table-cell>
          <table:table-cell office:value-type="string" calcext:value-type="string">
            <text:p>'Astrid SERRE'</text:p>
          </table:table-cell>
          <table:table-cell office:value-type="string" calcext:value-type="string">
            <text:p>'ALYNEA'</text:p>
          </table:table-cell>
          <table:table-cell office:value-type="string" calcext:value-type="string">
            <text:p>'Madam'</text:p>
          </table:table-cell>
          <table:table-cell table:formula="of:=&quot;(SELECT CASE WHEN surname IS NOT NULL THEN surname ELSE &quot;&quot;usualName&quot;&quot; END FROM beneficiary WHERE id = &quot;&amp;[.T5]&amp;&quot;)&quot;" office:value-type="string" office:string-value="(SELECT CASE WHEN surname IS NOT NULL THEN surname ELSE &quot;usualName&quot; END FROM beneficiary WHERE id = 56)" calcext:value-type="string">
            <text:p>(SELECT CASE WHEN surname IS NOT NULL THEN surname ELSE "usualName" END FROM beneficiary WHERE id = 56)</text:p>
          </table:table-cell>
          <table:table-cell office:value-type="string" calcext:value-type="string">
            <text:p>'TESTSMS'</text:p>
          </table:table-cell>
          <table:table-cell office:value-type="string" calcext:value-type="string">
            <text:p>'Catherine'</text:p>
          </table:table-cell>
          <table:table-cell table:style-name="ce2" office:value-type="string" calcext:value-type="string">
            <text:p>'2001-12-10'</text:p>
          </table:table-cell>
          <table:table-cell office:value-type="string" calcext:value-type="string">
            <text:p>'French'</text:p>
          </table:table-cell>
          <table:table-cell table:formula="of:=&quot;(SELECT id FROM (SELECT ba.id, ba.&quot;&quot;beginDate&quot;&quot;, ba.&quot;&quot;endDate&quot;&quot; FROM beneficiary_address ba JOIN beneficiary b ON ba.id = b.&quot;&quot;residentialAddressId&quot;&quot; WHERE b.id = &quot;&amp;[.$T5]&amp;&quot; UNION SELECT ba.id, ba.&quot;&quot;beginDate&quot;&quot;, ba.&quot;&quot;endDate&quot;&quot; FROM beneficiary_address ba JOIN beneficiary_residential_history bah ON ba.id = bah.&quot;&quot;beneficiaryAddressId&quot;&quot; WHERE bah.&quot;&quot;beneficiaryId&quot;&quot; = &quot;&amp;[.$T5]&amp;&quot;) a WHERE &quot;&amp;[.$B5]&amp;&quot; BETWEEN &quot;&quot;beginDate&quot;&quot; AND &quot;&quot;endDate&quot;&quot; OR &quot;&amp;[.$B5]&amp;&quot; &gt;= &quot;&quot;beginDate&quot;&quot; AND &quot;&quot;endDate&quot;&quot; IS NULL)&quot;" office:value-type="string" office:string-value="(SELECT id FROM (SELECT ba.id, ba.&quot;beginDate&quot;, ba.&quot;endDate&quot; FROM beneficiary_address ba JOIN beneficiary b ON ba.id = b.&quot;residentialAddressId&quot; WHERE b.id = 56 UNION SELECT ba.id, ba.&quot;beginDate&quot;, ba.&quot;endDate&quot; FROM beneficiary_address ba JOIN beneficiary_residential_history bah ON ba.id = bah.&quot;beneficiaryAddressId&quot; WHERE bah.&quot;beneficiaryId&quot; = 56) a WHERE '2022-03-24' BETWEEN &quot;beginDate&quot; AND &quot;endDate&quot; OR '2022-03-24' &gt;= &quot;beginDate&quot; AND &quot;endDate&quot; IS NULL)" calcext:value-type="string">
            <text:p>(SELECT id FROM (SELECT ba.id, ba."beginDate", ba."endDate" FROM beneficiary_address ba JOIN beneficiary b ON ba.id = b."residentialAddressId" WHERE b.id = 56 UNION SELECT ba.id, ba."beginDate", ba."endDate" FROM beneficiary_address ba JOIN beneficiary_residential_history bah ON ba.id = bah."beneficiaryAddressId" WHERE bah."beneficiaryId" = 56) a WHERE '2022-03-24' BETWEEN "beginDate" AND "endDate" OR '2022-03-24' &gt;= "beginDate" AND "endDate" IS NULL)</text:p>
          </table:table-cell>
          <table:table-cell table:formula="of:=&quot;(SELECT id FROM (SELECT ba.id, ba.&quot;&quot;beginDate&quot;&quot;, ba.&quot;&quot;endDate&quot;&quot; FROM beneficiary_address ba JOIN beneficiary b ON ba.id = b.&quot;&quot;postalAddressId&quot;&quot; WHERE b.id = &quot;&amp;[.$T5]&amp;&quot; UNION SELECT ba.id, ba.&quot;&quot;beginDate&quot;&quot;, ba.&quot;&quot;endDate&quot;&quot; FROM beneficiary_address ba JOIN beneficiary_postal_history bah ON ba.id = bah.&quot;&quot;beneficiaryAddressId&quot;&quot; WHERE bah.&quot;&quot;beneficiaryId&quot;&quot; = &quot;&amp;[.$T5]&amp;&quot;) a WHERE &quot;&amp;[.$B5]&amp;&quot; BETWEEN &quot;&quot;beginDate&quot;&quot; AND &quot;&quot;endDate&quot;&quot; OR &quot;&amp;[.$B5]&amp;&quot; &gt;= &quot;&quot;beginDate&quot;&quot; AND &quot;&quot;endDate&quot;&quot; IS NULL)&quot;" office:value-type="string" office:string-value="(SELECT id FROM (SELECT ba.id, ba.&quot;beginDate&quot;, ba.&quot;endDate&quot; FROM beneficiary_address ba JOIN beneficiary b ON ba.id = b.&quot;postalAddressId&quot; WHERE b.id = 56 UNION SELECT ba.id, ba.&quot;beginDate&quot;, ba.&quot;endDate&quot; FROM beneficiary_address ba JOIN beneficiary_postal_history bah ON ba.id = bah.&quot;beneficiaryAddressId&quot; WHERE bah.&quot;beneficiaryId&quot; = 56) a WHERE '2022-03-24' BETWEEN &quot;beginDate&quot; AND &quot;endDate&quot; OR '2022-03-24' &gt;= &quot;beginDate&quot; AND &quot;endDate&quot; IS NULL)" calcext:value-type="string">
            <text:p>(SELECT id FROM (SELECT ba.id, ba."beginDate", ba."endDate" FROM beneficiary_address ba JOIN beneficiary b ON ba.id = b."postalAddressId" WHERE b.id = 56 UNION SELECT ba.id, ba."beginDate", ba."endDate" FROM beneficiary_address ba JOIN beneficiary_postal_history bah ON ba.id = bah."beneficiaryAddressId" WHERE bah."beneficiaryId" = 56) a WHERE '2022-03-24' BETWEEN "beginDate" AND "endDate" OR '2022-03-24' &gt;= "beginDate" AND "endDate" IS NULL)</text:p>
          </table:table-cell>
          <table:table-cell table:number-columns-repeated="2" office:value-type="string" calcext:value-type="string">
            <text:p>true</text:p>
          </table:table-cell>
          <table:table-cell office:value-type="string" calcext:value-type="string">
            <text:p>'DetachedFromParents'</text:p>
          </table:table-cell>
          <table:table-cell office:value-type="string" calcext:value-type="string">
            <text:p>null</text:p>
          </table:table-cell>
          <table:table-cell table:number-columns-repeated="2" office:value-type="string" calcext:value-type="string">
            <text:p>true</text:p>
          </table:table-cell>
          <table:table-cell office:value-type="float" office:value="56" calcext:value-type="float">
            <text:p>56</text:p>
          </table:table-cell>
          <table:table-cell office:value-type="float" office:value="13" calcext:value-type="float">
            <text:p>13</text:p>
          </table:table-cell>
          <table:table-cell office:value-type="string" calcext:value-type="string">
            <text:p>null</text:p>
          </table:table-cell>
          <table:table-cell office:value-type="string" calcext:value-type="string">
            <text:p>false</text:p>
          </table:table-cell>
          <table:table-cell office:value-type="string" calcext:value-type="string">
            <text:p>null</text:p>
          </table:table-cell>
          <table:table-cell office:value-type="string" calcext:value-type="string">
            <text:p>false</text:p>
          </table:table-cell>
          <table:table-cell table:number-columns-repeated="2" office:value-type="string" calcext:value-type="string">
            <text:p>null</text:p>
          </table:table-cell>
          <table:table-cell office:value-type="string" calcext:value-type="string">
            <text:p>'Single'</text:p>
          </table:table-cell>
          <table:table-cell office:value-type="string" calcext:value-type="string">
            <text:p>false</text:p>
          </table:table-cell>
          <table:table-cell office:value-type="float" office:value="0" calcext:value-type="float">
            <text:p>0</text:p>
          </table:table-cell>
          <table:table-cell table:number-columns-repeated="9" office:value-type="string" calcext:value-type="string">
            <text:p>null</text:p>
          </table:table-cell>
          <table:table-cell office:value-type="string" calcext:value-type="string">
            <text:p>'53 Rue Dubois Crance'</text:p>
          </table:table-cell>
          <table:table-cell office:value-type="string" calcext:value-type="string">
            <text:p>null</text:p>
          </table:table-cell>
          <table:table-cell office:value-type="string" calcext:value-type="string">
            <text:p>'69600'</text:p>
          </table:table-cell>
          <table:table-cell office:value-type="string" calcext:value-type="string">
            <text:p>'Oullins'</text:p>
          </table:table-cell>
          <table:table-cell table:number-columns-repeated="2" office:value-type="string" calcext:value-type="string">
            <text:p>null</text:p>
          </table:table-cell>
          <table:table-cell office:value-type="string" calcext:value-type="string">
            <text:p>'Test pour Catherine TESTSMS 2'</text:p>
          </table:table-cell>
          <table:table-cell office:value-type="string" calcext:value-type="string">
            <text:p>'test'</text:p>
          </table:table-cell>
          <table:table-cell table:number-columns-repeated="5" office:value-type="string" calcext:value-type="string">
            <text:p>null</text:p>
          </table:table-cell>
          <table:table-cell office:value-type="float" office:value="17" calcext:value-type="float">
            <text:p>17</text:p>
          </table:table-cell>
          <table:table-cell office:value-type="string" calcext:value-type="string">
            <text:p>'première demande'</text:p>
          </table:table-cell>
          <table:table-cell office:value-type="string" calcext:value-type="string">
            <text:p>'En création'</text:p>
          </table:table-cell>
          <table:table-cell table:style-name="ce2" office:value-type="string" calcext:value-type="string">
            <text:p>'2022-03-24'</text:p>
          </table:table-cell>
          <table:table-cell/>
          <table:table-cell table:formula="of:=&quot;INSERT INTO &quot;&amp;[.A$1]&amp;&quot; (&quot;&quot;&quot;&amp;COM.MICROSOFT.TEXTJOIN(&quot;&quot;&quot;, &quot;&quot;&quot;;0;[.A$2:.BD$2])&amp;&quot;&quot;&quot;) VALUES (&quot;&amp;COM.MICROSOFT.TEXTJOIN(&quot;, &quot;;0;[.A5:.BD5])&amp;&quot;);&quot;" office:value-type="string" office:string-value="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quot;status&quot;, &quot;statusDate&quot;) VALUES (3, '2022-03-24', 'Nel BOUVIER', 'Astrid SERRE', 'ALYNEA', 'Madam', (SELECT CASE WHEN surname IS NOT NULL THEN surname ELSE &quot;usualName&quot; END FROM beneficiary WHERE id = 56), 'TESTSMS', 'Catherine', '2001-12-10', 'French', (SELECT id FROM (SELECT ba.id, ba.&quot;beginDate&quot;, ba.&quot;endDate&quot; FROM beneficiary_address ba JOIN beneficiary b ON ba.id = b.&quot;residentialAddressId&quot; WHERE b.id = 56 UNION SELECT ba.id, ba.&quot;beginDate&quot;, ba.&quot;endDate&quot; FROM beneficiary_address ba JOIN beneficiary_residential_history bah ON ba.id = bah.&quot;beneficiaryAddressId&quot; WHERE bah.&quot;beneficiaryId&quot; = 56) a WHERE '2022-03-24' BETWEEN &quot;beginDate&quot; AND &quot;endDate&quot; OR '2022-03-24' &gt;= &quot;beginDate&quot; AND &quot;endDate&quot; IS NULL), (SELECT id FROM (SELECT ba.id, ba.&quot;beginDate&quot;, ba.&quot;endDate&quot; FROM beneficiary_address ba JOIN beneficiary b ON ba.id = b.&quot;postalAddressId&quot; WHERE b.id = 56 UNION SELECT ba.id, ba.&quot;beginDate&quot;, ba.&quot;endDate&quot; FROM beneficiary_address ba JOIN beneficiary_postal_history bah ON ba.id = bah.&quot;beneficiaryAddressId&quot; WHERE bah.&quot;beneficiaryId&quot; = 56) a WHERE '2022-03-24' BETWEEN &quot;beginDate&quot; AND &quot;endDate&quot; OR '2022-03-24' &gt;= &quot;beginDate&quot; AND &quot;endDate&quot; IS NULL), true, true, 'DetachedFromParents', null, true, true, 56, 13, null, false, null, false, null, null, 'Single', false, 0, null, null, null, null, null, null, null, null, null, '53 Rue Dubois Crance', null, '69600', 'Oullins', null, null, 'Test pour Catherine TESTSMS 2', 'test', null, null, null, null, null, 17, 'première demande', 'En création', '2022-03-24');" calcext:value-type="string">
            <text:p>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status", "statusDate") VALUES (3, '2022-03-24', 'Nel BOUVIER', 'Astrid SERRE', 'ALYNEA', 'Madam', (SELECT CASE WHEN surname IS NOT NULL THEN surname ELSE "usualName" END FROM beneficiary WHERE id = 56), 'TESTSMS', 'Catherine', '2001-12-10', 'French', (SELECT id FROM (SELECT ba.id, ba."beginDate", ba."endDate" FROM beneficiary_address ba JOIN beneficiary b ON ba.id = b."residentialAddressId" WHERE b.id = 56 UNION SELECT ba.id, ba."beginDate", ba."endDate" FROM beneficiary_address ba JOIN beneficiary_residential_history bah ON ba.id = bah."beneficiaryAddressId" WHERE bah."beneficiaryId" = 56) a WHERE '2022-03-24' BETWEEN "beginDate" AND "endDate" OR '2022-03-24' &gt;= "beginDate" AND "endDate" IS NULL), (SELECT id FROM (SELECT ba.id, ba."beginDate", ba."endDate" FROM beneficiary_address ba JOIN beneficiary b ON ba.id = b."postalAddressId" WHERE b.id = 56 UNION SELECT ba.id, ba."beginDate", ba."endDate" FROM beneficiary_address ba JOIN beneficiary_postal_history bah ON ba.id = bah."beneficiaryAddressId" WHERE bah."beneficiaryId" = 56) a WHERE '2022-03-24' BETWEEN "beginDate" AND "endDate" OR '2022-03-24' &gt;= "beginDate" AND "endDate" IS NULL), true, true, 'DetachedFromParents', null, true, true, 56, 13, null, false, null, false, null, null, 'Single', false, 0, null, null, null, null, null, null, null, null, null, '53 Rue Dubois Crance', null, '69600', 'Oullins', null, null, 'Test pour Catherine TESTSMS 2', 'test', null, null, null, null, null, 17, 'première demande', 'En création', '2022-03-24');</text:p>
          </table:table-cell>
        </table:table-row>
        <table:table-row table:style-name="ro1">
          <table:table-cell office:value-type="float" office:value="4" calcext:value-type="float">
            <text:p>4</text:p>
          </table:table-cell>
          <table:table-cell table:style-name="ce2" office:value-type="string" calcext:value-type="string">
            <text:p>'2022-05-20'</text:p>
          </table:table-cell>
          <table:table-cell office:value-type="string" calcext:value-type="string">
            <text:p>'Nel BOUVIER'</text:p>
          </table:table-cell>
          <table:table-cell office:value-type="string" calcext:value-type="string">
            <text:p>'Astrid SERRE'</text:p>
          </table:table-cell>
          <table:table-cell office:value-type="string" calcext:value-type="string">
            <text:p>'ALYNEA'</text:p>
          </table:table-cell>
          <table:table-cell office:value-type="string" calcext:value-type="string">
            <text:p>'Madam'</text:p>
          </table:table-cell>
          <table:table-cell table:formula="of:=&quot;(SELECT CASE WHEN surname IS NOT NULL THEN surname ELSE &quot;&quot;usualName&quot;&quot; END FROM beneficiary WHERE id = &quot;&amp;[.T6]&amp;&quot;)&quot;" office:value-type="string" office:string-value="(SELECT CASE WHEN surname IS NOT NULL THEN surname ELSE &quot;usualName&quot; END FROM beneficiary WHERE id = 56)" calcext:value-type="string">
            <text:p>(SELECT CASE WHEN surname IS NOT NULL THEN surname ELSE "usualName" END FROM beneficiary WHERE id = 56)</text:p>
          </table:table-cell>
          <table:table-cell office:value-type="string" calcext:value-type="string">
            <text:p>'TESTSMS'</text:p>
          </table:table-cell>
          <table:table-cell office:value-type="string" calcext:value-type="string">
            <text:p>'Catherine'</text:p>
          </table:table-cell>
          <table:table-cell table:style-name="ce2" office:value-type="string" calcext:value-type="string">
            <text:p>'2001-12-10'</text:p>
          </table:table-cell>
          <table:table-cell office:value-type="string" calcext:value-type="string">
            <text:p>'French'</text:p>
          </table:table-cell>
          <table:table-cell table:formula="of:=&quot;(SELECT id FROM (SELECT ba.id, ba.&quot;&quot;beginDate&quot;&quot;, ba.&quot;&quot;endDate&quot;&quot; FROM beneficiary_address ba JOIN beneficiary b ON ba.id = b.&quot;&quot;residentialAddressId&quot;&quot; WHERE b.id = &quot;&amp;[.$T6]&amp;&quot; UNION SELECT ba.id, ba.&quot;&quot;beginDate&quot;&quot;, ba.&quot;&quot;endDate&quot;&quot; FROM beneficiary_address ba JOIN beneficiary_residential_history bah ON ba.id = bah.&quot;&quot;beneficiaryAddressId&quot;&quot; WHERE bah.&quot;&quot;beneficiaryId&quot;&quot; = &quot;&amp;[.$T6]&amp;&quot;) a WHERE &quot;&amp;[.$B6]&amp;&quot; BETWEEN &quot;&quot;beginDate&quot;&quot; AND &quot;&quot;endDate&quot;&quot; OR &quot;&amp;[.$B6]&amp;&quot; &gt;= &quot;&quot;beginDate&quot;&quot; AND &quot;&quot;endDate&quot;&quot; IS NULL)&quot;" office:value-type="string" office:string-value="(SELECT id FROM (SELECT ba.id, ba.&quot;beginDate&quot;, ba.&quot;endDate&quot; FROM beneficiary_address ba JOIN beneficiary b ON ba.id = b.&quot;residentialAddressId&quot; WHERE b.id = 56 UNION SELECT ba.id, ba.&quot;beginDate&quot;, ba.&quot;endDate&quot; FROM beneficiary_address ba JOIN beneficiary_residential_history bah ON ba.id = bah.&quot;beneficiaryAddressId&quot; WHERE bah.&quot;beneficiaryId&quot; = 56) a WHERE '2022-05-20' BETWEEN &quot;beginDate&quot; AND &quot;endDate&quot; OR '2022-05-20' &gt;= &quot;beginDate&quot; AND &quot;endDate&quot; IS NULL)" calcext:value-type="string">
            <text:p>(SELECT id FROM (SELECT ba.id, ba."beginDate", ba."endDate" FROM beneficiary_address ba JOIN beneficiary b ON ba.id = b."residentialAddressId" WHERE b.id = 56 UNION SELECT ba.id, ba."beginDate", ba."endDate" FROM beneficiary_address ba JOIN beneficiary_residential_history bah ON ba.id = bah."beneficiaryAddressId" WHERE bah."beneficiaryId" = 56) a WHERE '2022-05-20' BETWEEN "beginDate" AND "endDate" OR '2022-05-20' &gt;= "beginDate" AND "endDate" IS NULL)</text:p>
          </table:table-cell>
          <table:table-cell table:formula="of:=&quot;(SELECT id FROM (SELECT ba.id, ba.&quot;&quot;beginDate&quot;&quot;, ba.&quot;&quot;endDate&quot;&quot; FROM beneficiary_address ba JOIN beneficiary b ON ba.id = b.&quot;&quot;postalAddressId&quot;&quot; WHERE b.id = &quot;&amp;[.$T6]&amp;&quot; UNION SELECT ba.id, ba.&quot;&quot;beginDate&quot;&quot;, ba.&quot;&quot;endDate&quot;&quot; FROM beneficiary_address ba JOIN beneficiary_postal_history bah ON ba.id = bah.&quot;&quot;beneficiaryAddressId&quot;&quot; WHERE bah.&quot;&quot;beneficiaryId&quot;&quot; = &quot;&amp;[.$T6]&amp;&quot;) a WHERE &quot;&amp;[.$B6]&amp;&quot; BETWEEN &quot;&quot;beginDate&quot;&quot; AND &quot;&quot;endDate&quot;&quot; OR &quot;&amp;[.$B6]&amp;&quot; &gt;= &quot;&quot;beginDate&quot;&quot; AND &quot;&quot;endDate&quot;&quot; IS NULL)&quot;" office:value-type="string" office:string-value="(SELECT id FROM (SELECT ba.id, ba.&quot;beginDate&quot;, ba.&quot;endDate&quot; FROM beneficiary_address ba JOIN beneficiary b ON ba.id = b.&quot;postalAddressId&quot; WHERE b.id = 56 UNION SELECT ba.id, ba.&quot;beginDate&quot;, ba.&quot;endDate&quot; FROM beneficiary_address ba JOIN beneficiary_postal_history bah ON ba.id = bah.&quot;beneficiaryAddressId&quot; WHERE bah.&quot;beneficiaryId&quot; = 56) a WHERE '2022-05-20' BETWEEN &quot;beginDate&quot; AND &quot;endDate&quot; OR '2022-05-20' &gt;= &quot;beginDate&quot; AND &quot;endDate&quot; IS NULL)" calcext:value-type="string">
            <text:p>(SELECT id FROM (SELECT ba.id, ba."beginDate", ba."endDate" FROM beneficiary_address ba JOIN beneficiary b ON ba.id = b."postalAddressId" WHERE b.id = 56 UNION SELECT ba.id, ba."beginDate", ba."endDate" FROM beneficiary_address ba JOIN beneficiary_postal_history bah ON ba.id = bah."beneficiaryAddressId" WHERE bah."beneficiaryId" = 56) a WHERE '2022-05-20' BETWEEN "beginDate" AND "endDate" OR '2022-05-20' &gt;= "beginDate" AND "endDate" IS NULL)</text:p>
          </table:table-cell>
          <table:table-cell table:number-columns-repeated="2" office:value-type="string" calcext:value-type="string">
            <text:p>true</text:p>
          </table:table-cell>
          <table:table-cell office:value-type="string" calcext:value-type="string">
            <text:p>'DetachedFromParents'</text:p>
          </table:table-cell>
          <table:table-cell office:value-type="string" calcext:value-type="string">
            <text:p>null</text:p>
          </table:table-cell>
          <table:table-cell table:number-columns-repeated="2" office:value-type="string" calcext:value-type="string">
            <text:p>true</text:p>
          </table:table-cell>
          <table:table-cell office:value-type="float" office:value="56" calcext:value-type="float">
            <text:p>56</text:p>
          </table:table-cell>
          <table:table-cell office:value-type="float" office:value="13" calcext:value-type="float">
            <text:p>13</text:p>
          </table:table-cell>
          <table:table-cell office:value-type="string" calcext:value-type="string">
            <text:p>null</text:p>
          </table:table-cell>
          <table:table-cell office:value-type="string" calcext:value-type="string">
            <text:p>false</text:p>
          </table:table-cell>
          <table:table-cell office:value-type="string" calcext:value-type="string">
            <text:p>null</text:p>
          </table:table-cell>
          <table:table-cell office:value-type="string" calcext:value-type="string">
            <text:p>false</text:p>
          </table:table-cell>
          <table:table-cell table:number-columns-repeated="2" office:value-type="string" calcext:value-type="string">
            <text:p>null</text:p>
          </table:table-cell>
          <table:table-cell office:value-type="string" calcext:value-type="string">
            <text:p>'Single'</text:p>
          </table:table-cell>
          <table:table-cell office:value-type="string" calcext:value-type="string">
            <text:p>false</text:p>
          </table:table-cell>
          <table:table-cell office:value-type="float" office:value="0" calcext:value-type="float">
            <text:p>0</text:p>
          </table:table-cell>
          <table:table-cell table:number-columns-repeated="9" office:value-type="string" calcext:value-type="string">
            <text:p>null</text:p>
          </table:table-cell>
          <table:table-cell office:value-type="string" calcext:value-type="string">
            <text:p>'53 Rue Dubois Crance'</text:p>
          </table:table-cell>
          <table:table-cell office:value-type="string" calcext:value-type="string">
            <text:p>null</text:p>
          </table:table-cell>
          <table:table-cell office:value-type="string" calcext:value-type="string">
            <text:p>'69600'</text:p>
          </table:table-cell>
          <table:table-cell office:value-type="string" calcext:value-type="string">
            <text:p>'Oullins'</text:p>
          </table:table-cell>
          <table:table-cell table:number-columns-repeated="2" office:value-type="string" calcext:value-type="string">
            <text:p>null</text:p>
          </table:table-cell>
          <table:table-cell office:value-type="string" calcext:value-type="string">
            <text:p>'Test pour Catherine TESTSMS 3'</text:p>
          </table:table-cell>
          <table:table-cell office:value-type="string" calcext:value-type="string">
            <text:p>'test'</text:p>
          </table:table-cell>
          <table:table-cell table:number-columns-repeated="5" office:value-type="string" calcext:value-type="string">
            <text:p>null</text:p>
          </table:table-cell>
          <table:table-cell office:value-type="float" office:value="17" calcext:value-type="float">
            <text:p>17</text:p>
          </table:table-cell>
          <table:table-cell office:value-type="string" calcext:value-type="string">
            <text:p>'renouvellement'</text:p>
          </table:table-cell>
          <table:table-cell office:value-type="string" calcext:value-type="string">
            <text:p>'En création'</text:p>
          </table:table-cell>
          <table:table-cell table:style-name="ce2" office:value-type="string" calcext:value-type="string">
            <text:p>'2022-05-20'</text:p>
          </table:table-cell>
          <table:table-cell/>
          <table:table-cell table:formula="of:=&quot;INSERT INTO &quot;&amp;[.A$1]&amp;&quot; (&quot;&quot;&quot;&amp;COM.MICROSOFT.TEXTJOIN(&quot;&quot;&quot;, &quot;&quot;&quot;;0;[.A$2:.BD$2])&amp;&quot;&quot;&quot;) VALUES (&quot;&amp;COM.MICROSOFT.TEXTJOIN(&quot;, &quot;;0;[.A6:.BD6])&amp;&quot;);&quot;" office:value-type="string" office:string-value="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quot;status&quot;, &quot;statusDate&quot;) VALUES (4, '2022-05-20', 'Nel BOUVIER', 'Astrid SERRE', 'ALYNEA', 'Madam', (SELECT CASE WHEN surname IS NOT NULL THEN surname ELSE &quot;usualName&quot; END FROM beneficiary WHERE id = 56), 'TESTSMS', 'Catherine', '2001-12-10', 'French', (SELECT id FROM (SELECT ba.id, ba.&quot;beginDate&quot;, ba.&quot;endDate&quot; FROM beneficiary_address ba JOIN beneficiary b ON ba.id = b.&quot;residentialAddressId&quot; WHERE b.id = 56 UNION SELECT ba.id, ba.&quot;beginDate&quot;, ba.&quot;endDate&quot; FROM beneficiary_address ba JOIN beneficiary_residential_history bah ON ba.id = bah.&quot;beneficiaryAddressId&quot; WHERE bah.&quot;beneficiaryId&quot; = 56) a WHERE '2022-05-20' BETWEEN &quot;beginDate&quot; AND &quot;endDate&quot; OR '2022-05-20' &gt;= &quot;beginDate&quot; AND &quot;endDate&quot; IS NULL), (SELECT id FROM (SELECT ba.id, ba.&quot;beginDate&quot;, ba.&quot;endDate&quot; FROM beneficiary_address ba JOIN beneficiary b ON ba.id = b.&quot;postalAddressId&quot; WHERE b.id = 56 UNION SELECT ba.id, ba.&quot;beginDate&quot;, ba.&quot;endDate&quot; FROM beneficiary_address ba JOIN beneficiary_postal_history bah ON ba.id = bah.&quot;beneficiaryAddressId&quot; WHERE bah.&quot;beneficiaryId&quot; = 56) a WHERE '2022-05-20' BETWEEN &quot;beginDate&quot; AND &quot;endDate&quot; OR '2022-05-20' &gt;= &quot;beginDate&quot; AND &quot;endDate&quot; IS NULL), true, true, 'DetachedFromParents', null, true, true, 56, 13, null, false, null, false, null, null, 'Single', false, 0, null, null, null, null, null, null, null, null, null, '53 Rue Dubois Crance', null, '69600', 'Oullins', null, null, 'Test pour Catherine TESTSMS 3', 'test', null, null, null, null, null, 17, 'renouvellement', 'En création', '2022-05-20');" calcext:value-type="string">
            <text:p>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status", "statusDate") VALUES (4, '2022-05-20', 'Nel BOUVIER', 'Astrid SERRE', 'ALYNEA', 'Madam', (SELECT CASE WHEN surname IS NOT NULL THEN surname ELSE "usualName" END FROM beneficiary WHERE id = 56), 'TESTSMS', 'Catherine', '2001-12-10', 'French', (SELECT id FROM (SELECT ba.id, ba."beginDate", ba."endDate" FROM beneficiary_address ba JOIN beneficiary b ON ba.id = b."residentialAddressId" WHERE b.id = 56 UNION SELECT ba.id, ba."beginDate", ba."endDate" FROM beneficiary_address ba JOIN beneficiary_residential_history bah ON ba.id = bah."beneficiaryAddressId" WHERE bah."beneficiaryId" = 56) a WHERE '2022-05-20' BETWEEN "beginDate" AND "endDate" OR '2022-05-20' &gt;= "beginDate" AND "endDate" IS NULL), (SELECT id FROM (SELECT ba.id, ba."beginDate", ba."endDate" FROM beneficiary_address ba JOIN beneficiary b ON ba.id = b."postalAddressId" WHERE b.id = 56 UNION SELECT ba.id, ba."beginDate", ba."endDate" FROM beneficiary_address ba JOIN beneficiary_postal_history bah ON ba.id = bah."beneficiaryAddressId" WHERE bah."beneficiaryId" = 56) a WHERE '2022-05-20' BETWEEN "beginDate" AND "endDate" OR '2022-05-20' &gt;= "beginDate" AND "endDate" IS NULL), true, true, 'DetachedFromParents', null, true, true, 56, 13, null, false, null, false, null, null, 'Single', false, 0, null, null, null, null, null, null, null, null, null, '53 Rue Dubois Crance', null, '69600', 'Oullins', null, null, 'Test pour Catherine TESTSMS 3', 'test', null, null, null, null, null, 17, 'renouvellement', 'En création', '2022-05-20');</text:p>
          </table:table-cell>
        </table:table-row>
        <table:table-row table:style-name="ro1">
          <table:table-cell office:value-type="float" office:value="5" calcext:value-type="float">
            <text:p>5</text:p>
          </table:table-cell>
          <table:table-cell table:style-name="ce2" office:value-type="string" calcext:value-type="string">
            <text:p>'2021-10-18'</text:p>
          </table:table-cell>
          <table:table-cell office:value-type="string" calcext:value-type="string">
            <text:p>'Nel BOUVIER'</text:p>
          </table:table-cell>
          <table:table-cell office:value-type="string" calcext:value-type="string">
            <text:p>'Astrid SERRE'</text:p>
          </table:table-cell>
          <table:table-cell office:value-type="string" calcext:value-type="string">
            <text:p>'ALYNEA'</text:p>
          </table:table-cell>
          <table:table-cell office:value-type="string" calcext:value-type="string">
            <text:p>'Madam'</text:p>
          </table:table-cell>
          <table:table-cell table:formula="of:=&quot;(SELECT CASE WHEN surname IS NOT NULL THEN surname ELSE &quot;&quot;usualName&quot;&quot; END FROM beneficiary WHERE id = &quot;&amp;[.T7]&amp;&quot;)&quot;" office:value-type="string" office:string-value="(SELECT CASE WHEN surname IS NOT NULL THEN surname ELSE &quot;usualName&quot; END FROM beneficiary WHERE id = 57)" calcext:value-type="string">
            <text:p>(SELECT CASE WHEN surname IS NOT NULL THEN surname ELSE "usualName" END FROM beneficiary WHERE id = 57)</text:p>
          </table:table-cell>
          <table:table-cell office:value-type="string" calcext:value-type="string">
            <text:p>'VERTE'</text:p>
          </table:table-cell>
          <table:table-cell office:value-type="string" calcext:value-type="string">
            <text:p>'Lasouris'</text:p>
          </table:table-cell>
          <table:table-cell table:style-name="ce2" office:value-type="string" calcext:value-type="string">
            <text:p>'2000-06-05'</text:p>
          </table:table-cell>
          <table:table-cell office:value-type="string" calcext:value-type="string">
            <text:p>'French'</text:p>
          </table:table-cell>
          <table:table-cell table:formula="of:=&quot;(SELECT id FROM (SELECT ba.id, ba.&quot;&quot;beginDate&quot;&quot;, ba.&quot;&quot;endDate&quot;&quot; FROM beneficiary_address ba JOIN beneficiary b ON ba.id = b.&quot;&quot;residentialAddressId&quot;&quot; WHERE b.id = &quot;&amp;[.$T7]&amp;&quot; UNION SELECT ba.id, ba.&quot;&quot;beginDate&quot;&quot;, ba.&quot;&quot;endDate&quot;&quot; FROM beneficiary_address ba JOIN beneficiary_residential_history bah ON ba.id = bah.&quot;&quot;beneficiaryAddressId&quot;&quot; WHERE bah.&quot;&quot;beneficiaryId&quot;&quot; = &quot;&amp;[.$T7]&amp;&quot;) a WHERE &quot;&amp;[.$B7]&amp;&quot; BETWEEN &quot;&quot;beginDate&quot;&quot; AND &quot;&quot;endDate&quot;&quot; OR &quot;&amp;[.$B7]&amp;&quot; &gt;= &quot;&quot;beginDate&quot;&quot; AND &quot;&quot;endDate&quot;&quot; IS NULL)&quot;" office:value-type="string" office:string-value="(SELECT id FROM (SELECT ba.id, ba.&quot;beginDate&quot;, ba.&quot;endDate&quot; FROM beneficiary_address ba JOIN beneficiary b ON ba.id = b.&quot;residentialAddressId&quot; WHERE b.id = 57 UNION SELECT ba.id, ba.&quot;beginDate&quot;, ba.&quot;endDate&quot; FROM beneficiary_address ba JOIN beneficiary_residential_history bah ON ba.id = bah.&quot;beneficiaryAddressId&quot; WHERE bah.&quot;beneficiaryId&quot; = 57) a WHERE '2021-10-18' BETWEEN &quot;beginDate&quot; AND &quot;endDate&quot; OR '2021-10-18' &gt;= &quot;beginDate&quot; AND &quot;endDate&quot; IS NULL)" calcext:value-type="string">
            <text:p>(SELECT id FROM (SELECT ba.id, ba."beginDate", ba."endDate" FROM beneficiary_address ba JOIN beneficiary b ON ba.id = b."residentialAddressId" WHERE b.id = 57 UNION SELECT ba.id, ba."beginDate", ba."endDate" FROM beneficiary_address ba JOIN beneficiary_residential_history bah ON ba.id = bah."beneficiaryAddressId" WHERE bah."beneficiaryId" = 57) a WHERE '2021-10-18' BETWEEN "beginDate" AND "endDate" OR '2021-10-18' &gt;= "beginDate" AND "endDate" IS NULL)</text:p>
          </table:table-cell>
          <table:table-cell table:formula="of:=&quot;(SELECT id FROM (SELECT ba.id, ba.&quot;&quot;beginDate&quot;&quot;, ba.&quot;&quot;endDate&quot;&quot; FROM beneficiary_address ba JOIN beneficiary b ON ba.id = b.&quot;&quot;postalAddressId&quot;&quot; WHERE b.id = &quot;&amp;[.$T7]&amp;&quot; UNION SELECT ba.id, ba.&quot;&quot;beginDate&quot;&quot;, ba.&quot;&quot;endDate&quot;&quot; FROM beneficiary_address ba JOIN beneficiary_postal_history bah ON ba.id = bah.&quot;&quot;beneficiaryAddressId&quot;&quot; WHERE bah.&quot;&quot;beneficiaryId&quot;&quot; = &quot;&amp;[.$T7]&amp;&quot;) a WHERE &quot;&amp;[.$B7]&amp;&quot; BETWEEN &quot;&quot;beginDate&quot;&quot; AND &quot;&quot;endDate&quot;&quot; OR &quot;&amp;[.$B7]&amp;&quot; &gt;= &quot;&quot;beginDate&quot;&quot; AND &quot;&quot;endDate&quot;&quot; IS NULL)&quot;" office:value-type="string" office:string-value="(SELECT id FROM (SELECT ba.id, ba.&quot;beginDate&quot;, ba.&quot;endDate&quot; FROM beneficiary_address ba JOIN beneficiary b ON ba.id = b.&quot;postalAddressId&quot; WHERE b.id = 57 UNION SELECT ba.id, ba.&quot;beginDate&quot;, ba.&quot;endDate&quot; FROM beneficiary_address ba JOIN beneficiary_postal_history bah ON ba.id = bah.&quot;beneficiaryAddressId&quot; WHERE bah.&quot;beneficiaryId&quot; = 57) a WHERE '2021-10-18' BETWEEN &quot;beginDate&quot; AND &quot;endDate&quot; OR '2021-10-18' &gt;= &quot;beginDate&quot; AND &quot;endDate&quot; IS NULL)" calcext:value-type="string">
            <text:p>(SELECT id FROM (SELECT ba.id, ba."beginDate", ba."endDate" FROM beneficiary_address ba JOIN beneficiary b ON ba.id = b."postalAddressId" WHERE b.id = 57 UNION SELECT ba.id, ba."beginDate", ba."endDate" FROM beneficiary_address ba JOIN beneficiary_postal_history bah ON ba.id = bah."beneficiaryAddressId" WHERE bah."beneficiaryId" = 57) a WHERE '2021-10-18' BETWEEN "beginDate" AND "endDate" OR '2021-10-18' &gt;= "beginDate" AND "endDate" IS NULL)</text:p>
          </table:table-cell>
          <table:table-cell table:number-columns-repeated="2" office:value-type="string" calcext:value-type="string">
            <text:p>true</text:p>
          </table:table-cell>
          <table:table-cell office:value-type="string" calcext:value-type="string">
            <text:p>'DetachedFromParents'</text:p>
          </table:table-cell>
          <table:table-cell office:value-type="string" calcext:value-type="string">
            <text:p>null</text:p>
          </table:table-cell>
          <table:table-cell table:number-columns-repeated="2" office:value-type="string" calcext:value-type="string">
            <text:p>true</text:p>
          </table:table-cell>
          <table:table-cell office:value-type="float" office:value="57" calcext:value-type="float">
            <text:p>57</text:p>
          </table:table-cell>
          <table:table-cell office:value-type="float" office:value="13" calcext:value-type="float">
            <text:p>13</text:p>
          </table:table-cell>
          <table:table-cell office:value-type="string" calcext:value-type="string">
            <text:p>null</text:p>
          </table:table-cell>
          <table:table-cell office:value-type="string" calcext:value-type="string">
            <text:p>false</text:p>
          </table:table-cell>
          <table:table-cell office:value-type="string" calcext:value-type="string">
            <text:p>null</text:p>
          </table:table-cell>
          <table:table-cell office:value-type="string" calcext:value-type="string">
            <text:p>false</text:p>
          </table:table-cell>
          <table:table-cell table:number-columns-repeated="2" office:value-type="string" calcext:value-type="string">
            <text:p>null</text:p>
          </table:table-cell>
          <table:table-cell office:value-type="string" calcext:value-type="string">
            <text:p>'Single'</text:p>
          </table:table-cell>
          <table:table-cell office:value-type="string" calcext:value-type="string">
            <text:p>false</text:p>
          </table:table-cell>
          <table:table-cell office:value-type="float" office:value="0" calcext:value-type="float">
            <text:p>0</text:p>
          </table:table-cell>
          <table:table-cell table:number-columns-repeated="9" office:value-type="string" calcext:value-type="string">
            <text:p>null</text:p>
          </table:table-cell>
          <table:table-cell office:value-type="string" calcext:value-type="string">
            <text:p>'53 Rue Dubois Crance'</text:p>
          </table:table-cell>
          <table:table-cell office:value-type="string" calcext:value-type="string">
            <text:p>null</text:p>
          </table:table-cell>
          <table:table-cell office:value-type="string" calcext:value-type="string">
            <text:p>'69600'</text:p>
          </table:table-cell>
          <table:table-cell office:value-type="string" calcext:value-type="string">
            <text:p>'Oullins'</text:p>
          </table:table-cell>
          <table:table-cell table:number-columns-repeated="2" office:value-type="string" calcext:value-type="string">
            <text:p>null</text:p>
          </table:table-cell>
          <table:table-cell office:value-type="string" calcext:value-type="string">
            <text:p>'Test pour Lasouris VERTE'</text:p>
          </table:table-cell>
          <table:table-cell office:value-type="string" calcext:value-type="string">
            <text:p>'test'</text:p>
          </table:table-cell>
          <table:table-cell table:number-columns-repeated="5" office:value-type="string" calcext:value-type="string">
            <text:p>null</text:p>
          </table:table-cell>
          <table:table-cell office:value-type="float" office:value="17" calcext:value-type="float">
            <text:p>17</text:p>
          </table:table-cell>
          <table:table-cell office:value-type="string" calcext:value-type="string">
            <text:p>'première demande'</text:p>
          </table:table-cell>
          <table:table-cell office:value-type="string" calcext:value-type="string">
            <text:p>'En création'</text:p>
          </table:table-cell>
          <table:table-cell table:style-name="ce2" office:value-type="string" calcext:value-type="string">
            <text:p>'2021-10-18'</text:p>
          </table:table-cell>
          <table:table-cell/>
          <table:table-cell table:formula="of:=&quot;INSERT INTO &quot;&amp;[.A$1]&amp;&quot; (&quot;&quot;&quot;&amp;COM.MICROSOFT.TEXTJOIN(&quot;&quot;&quot;, &quot;&quot;&quot;;0;[.A$2:.BD$2])&amp;&quot;&quot;&quot;) VALUES (&quot;&amp;COM.MICROSOFT.TEXTJOIN(&quot;, &quot;;0;[.A7:.BD7])&amp;&quot;);&quot;" office:value-type="string" office:string-value="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quot;status&quot;, &quot;statusDate&quot;) VALUES (5, '2021-10-18', 'Nel BOUVIER', 'Astrid SERRE', 'ALYNEA', 'Madam', (SELECT CASE WHEN surname IS NOT NULL THEN surname ELSE &quot;usualName&quot; END FROM beneficiary WHERE id = 57), 'VERTE', 'Lasouris', '2000-06-05', 'French', (SELECT id FROM (SELECT ba.id, ba.&quot;beginDate&quot;, ba.&quot;endDate&quot; FROM beneficiary_address ba JOIN beneficiary b ON ba.id = b.&quot;residentialAddressId&quot; WHERE b.id = 57 UNION SELECT ba.id, ba.&quot;beginDate&quot;, ba.&quot;endDate&quot; FROM beneficiary_address ba JOIN beneficiary_residential_history bah ON ba.id = bah.&quot;beneficiaryAddressId&quot; WHERE bah.&quot;beneficiaryId&quot; = 57) a WHERE '2021-10-18' BETWEEN &quot;beginDate&quot; AND &quot;endDate&quot; OR '2021-10-18' &gt;= &quot;beginDate&quot; AND &quot;endDate&quot; IS NULL), (SELECT id FROM (SELECT ba.id, ba.&quot;beginDate&quot;, ba.&quot;endDate&quot; FROM beneficiary_address ba JOIN beneficiary b ON ba.id = b.&quot;postalAddressId&quot; WHERE b.id = 57 UNION SELECT ba.id, ba.&quot;beginDate&quot;, ba.&quot;endDate&quot; FROM beneficiary_address ba JOIN beneficiary_postal_history bah ON ba.id = bah.&quot;beneficiaryAddressId&quot; WHERE bah.&quot;beneficiaryId&quot; = 57) a WHERE '2021-10-18' BETWEEN &quot;beginDate&quot; AND &quot;endDate&quot; OR '2021-10-18' &gt;= &quot;beginDate&quot; AND &quot;endDate&quot; IS NULL), true, true, 'DetachedFromParents', null, true, true, 57, 13, null, false, null, false, null, null, 'Single', false, 0, null, null, null, null, null, null, null, null, null, '53 Rue Dubois Crance', null, '69600', 'Oullins', null, null, 'Test pour Lasouris VERTE', 'test', null, null, null, null, null, 17, 'première demande', 'En création', '2021-10-18');" calcext:value-type="string">
            <text:p>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status", "statusDate") VALUES (5, '2021-10-18', 'Nel BOUVIER', 'Astrid SERRE', 'ALYNEA', 'Madam', (SELECT CASE WHEN surname IS NOT NULL THEN surname ELSE "usualName" END FROM beneficiary WHERE id = 57), 'VERTE', 'Lasouris', '2000-06-05', 'French', (SELECT id FROM (SELECT ba.id, ba."beginDate", ba."endDate" FROM beneficiary_address ba JOIN beneficiary b ON ba.id = b."residentialAddressId" WHERE b.id = 57 UNION SELECT ba.id, ba."beginDate", ba."endDate" FROM beneficiary_address ba JOIN beneficiary_residential_history bah ON ba.id = bah."beneficiaryAddressId" WHERE bah."beneficiaryId" = 57) a WHERE '2021-10-18' BETWEEN "beginDate" AND "endDate" OR '2021-10-18' &gt;= "beginDate" AND "endDate" IS NULL), (SELECT id FROM (SELECT ba.id, ba."beginDate", ba."endDate" FROM beneficiary_address ba JOIN beneficiary b ON ba.id = b."postalAddressId" WHERE b.id = 57 UNION SELECT ba.id, ba."beginDate", ba."endDate" FROM beneficiary_address ba JOIN beneficiary_postal_history bah ON ba.id = bah."beneficiaryAddressId" WHERE bah."beneficiaryId" = 57) a WHERE '2021-10-18' BETWEEN "beginDate" AND "endDate" OR '2021-10-18' &gt;= "beginDate" AND "endDate" IS NULL), true, true, 'DetachedFromParents', null, true, true, 57, 13, null, false, null, false, null, null, 'Single', false, 0, null, null, null, null, null, null, null, null, null, '53 Rue Dubois Crance', null, '69600', 'Oullins', null, null, 'Test pour Lasouris VERTE', 'test', null, null, null, null, null, 17, 'première demande', 'En création', '2021-10-18');</text:p>
          </table:table-cell>
        </table:table-row>
        <table:table-row table:style-name="ro1">
          <table:table-cell office:value-type="float" office:value="6" calcext:value-type="float">
            <text:p>6</text:p>
          </table:table-cell>
          <table:table-cell table:style-name="ce2" office:value-type="string" calcext:value-type="string">
            <text:p>'2021-11-29'</text:p>
          </table:table-cell>
          <table:table-cell office:value-type="string" calcext:value-type="string">
            <text:p>'Nel BOUVIER'</text:p>
          </table:table-cell>
          <table:table-cell office:value-type="string" calcext:value-type="string">
            <text:p>'Astrid SERRE'</text:p>
          </table:table-cell>
          <table:table-cell office:value-type="string" calcext:value-type="string">
            <text:p>'ALYNEA'</text:p>
          </table:table-cell>
          <table:table-cell office:value-type="string" calcext:value-type="string">
            <text:p>'Madam'</text:p>
          </table:table-cell>
          <table:table-cell table:formula="of:=&quot;(SELECT CASE WHEN surname IS NOT NULL THEN surname ELSE &quot;&quot;usualName&quot;&quot; END FROM beneficiary WHERE id = &quot;&amp;[.T8]&amp;&quot;)&quot;" office:value-type="string" office:string-value="(SELECT CASE WHEN surname IS NOT NULL THEN surname ELSE &quot;usualName&quot; END FROM beneficiary WHERE id = 57)" calcext:value-type="string">
            <text:p>(SELECT CASE WHEN surname IS NOT NULL THEN surname ELSE "usualName" END FROM beneficiary WHERE id = 57)</text:p>
          </table:table-cell>
          <table:table-cell office:value-type="string" calcext:value-type="string">
            <text:p>'VERTE'</text:p>
          </table:table-cell>
          <table:table-cell office:value-type="string" calcext:value-type="string">
            <text:p>'Lasouris'</text:p>
          </table:table-cell>
          <table:table-cell table:style-name="ce2" office:value-type="string" calcext:value-type="string">
            <text:p>'2000-06-05'</text:p>
          </table:table-cell>
          <table:table-cell office:value-type="string" calcext:value-type="string">
            <text:p>'French'</text:p>
          </table:table-cell>
          <table:table-cell table:formula="of:=&quot;(SELECT id FROM (SELECT ba.id, ba.&quot;&quot;beginDate&quot;&quot;, ba.&quot;&quot;endDate&quot;&quot; FROM beneficiary_address ba JOIN beneficiary b ON ba.id = b.&quot;&quot;residentialAddressId&quot;&quot; WHERE b.id = &quot;&amp;[.$T8]&amp;&quot; UNION SELECT ba.id, ba.&quot;&quot;beginDate&quot;&quot;, ba.&quot;&quot;endDate&quot;&quot; FROM beneficiary_address ba JOIN beneficiary_residential_history bah ON ba.id = bah.&quot;&quot;beneficiaryAddressId&quot;&quot; WHERE bah.&quot;&quot;beneficiaryId&quot;&quot; = &quot;&amp;[.$T8]&amp;&quot;) a WHERE &quot;&amp;[.$B8]&amp;&quot; BETWEEN &quot;&quot;beginDate&quot;&quot; AND &quot;&quot;endDate&quot;&quot; OR &quot;&amp;[.$B8]&amp;&quot; &gt;= &quot;&quot;beginDate&quot;&quot; AND &quot;&quot;endDate&quot;&quot; IS NULL)&quot;" office:value-type="string" office:string-value="(SELECT id FROM (SELECT ba.id, ba.&quot;beginDate&quot;, ba.&quot;endDate&quot; FROM beneficiary_address ba JOIN beneficiary b ON ba.id = b.&quot;residentialAddressId&quot; WHERE b.id = 57 UNION SELECT ba.id, ba.&quot;beginDate&quot;, ba.&quot;endDate&quot; FROM beneficiary_address ba JOIN beneficiary_residential_history bah ON ba.id = bah.&quot;beneficiaryAddressId&quot; WHERE bah.&quot;beneficiaryId&quot; = 57) a WHERE '2021-11-29' BETWEEN &quot;beginDate&quot; AND &quot;endDate&quot; OR '2021-11-29' &gt;= &quot;beginDate&quot; AND &quot;endDate&quot; IS NULL)" calcext:value-type="string">
            <text:p>(SELECT id FROM (SELECT ba.id, ba."beginDate", ba."endDate" FROM beneficiary_address ba JOIN beneficiary b ON ba.id = b."residentialAddressId" WHERE b.id = 57 UNION SELECT ba.id, ba."beginDate", ba."endDate" FROM beneficiary_address ba JOIN beneficiary_residential_history bah ON ba.id = bah."beneficiaryAddressId" WHERE bah."beneficiaryId" = 57) a WHERE '2021-11-29' BETWEEN "beginDate" AND "endDate" OR '2021-11-29' &gt;= "beginDate" AND "endDate" IS NULL)</text:p>
          </table:table-cell>
          <table:table-cell table:formula="of:=&quot;(SELECT id FROM (SELECT ba.id, ba.&quot;&quot;beginDate&quot;&quot;, ba.&quot;&quot;endDate&quot;&quot; FROM beneficiary_address ba JOIN beneficiary b ON ba.id = b.&quot;&quot;postalAddressId&quot;&quot; WHERE b.id = &quot;&amp;[.$T8]&amp;&quot; UNION SELECT ba.id, ba.&quot;&quot;beginDate&quot;&quot;, ba.&quot;&quot;endDate&quot;&quot; FROM beneficiary_address ba JOIN beneficiary_postal_history bah ON ba.id = bah.&quot;&quot;beneficiaryAddressId&quot;&quot; WHERE bah.&quot;&quot;beneficiaryId&quot;&quot; = &quot;&amp;[.$T8]&amp;&quot;) a WHERE &quot;&amp;[.$B8]&amp;&quot; BETWEEN &quot;&quot;beginDate&quot;&quot; AND &quot;&quot;endDate&quot;&quot; OR &quot;&amp;[.$B8]&amp;&quot; &gt;= &quot;&quot;beginDate&quot;&quot; AND &quot;&quot;endDate&quot;&quot; IS NULL)&quot;" office:value-type="string" office:string-value="(SELECT id FROM (SELECT ba.id, ba.&quot;beginDate&quot;, ba.&quot;endDate&quot; FROM beneficiary_address ba JOIN beneficiary b ON ba.id = b.&quot;postalAddressId&quot; WHERE b.id = 57 UNION SELECT ba.id, ba.&quot;beginDate&quot;, ba.&quot;endDate&quot; FROM beneficiary_address ba JOIN beneficiary_postal_history bah ON ba.id = bah.&quot;beneficiaryAddressId&quot; WHERE bah.&quot;beneficiaryId&quot; = 57) a WHERE '2021-11-29' BETWEEN &quot;beginDate&quot; AND &quot;endDate&quot; OR '2021-11-29' &gt;= &quot;beginDate&quot; AND &quot;endDate&quot; IS NULL)" calcext:value-type="string">
            <text:p>(SELECT id FROM (SELECT ba.id, ba."beginDate", ba."endDate" FROM beneficiary_address ba JOIN beneficiary b ON ba.id = b."postalAddressId" WHERE b.id = 57 UNION SELECT ba.id, ba."beginDate", ba."endDate" FROM beneficiary_address ba JOIN beneficiary_postal_history bah ON ba.id = bah."beneficiaryAddressId" WHERE bah."beneficiaryId" = 57) a WHERE '2021-11-29' BETWEEN "beginDate" AND "endDate" OR '2021-11-29' &gt;= "beginDate" AND "endDate" IS NULL)</text:p>
          </table:table-cell>
          <table:table-cell table:number-columns-repeated="2" office:value-type="string" calcext:value-type="string">
            <text:p>true</text:p>
          </table:table-cell>
          <table:table-cell office:value-type="string" calcext:value-type="string">
            <text:p>'DetachedFromParents'</text:p>
          </table:table-cell>
          <table:table-cell office:value-type="string" calcext:value-type="string">
            <text:p>null</text:p>
          </table:table-cell>
          <table:table-cell table:number-columns-repeated="2" office:value-type="string" calcext:value-type="string">
            <text:p>true</text:p>
          </table:table-cell>
          <table:table-cell office:value-type="float" office:value="57" calcext:value-type="float">
            <text:p>57</text:p>
          </table:table-cell>
          <table:table-cell office:value-type="float" office:value="13" calcext:value-type="float">
            <text:p>13</text:p>
          </table:table-cell>
          <table:table-cell office:value-type="string" calcext:value-type="string">
            <text:p>null</text:p>
          </table:table-cell>
          <table:table-cell office:value-type="string" calcext:value-type="string">
            <text:p>false</text:p>
          </table:table-cell>
          <table:table-cell office:value-type="string" calcext:value-type="string">
            <text:p>null</text:p>
          </table:table-cell>
          <table:table-cell office:value-type="string" calcext:value-type="string">
            <text:p>false</text:p>
          </table:table-cell>
          <table:table-cell table:number-columns-repeated="2" office:value-type="string" calcext:value-type="string">
            <text:p>null</text:p>
          </table:table-cell>
          <table:table-cell office:value-type="string" calcext:value-type="string">
            <text:p>'Single'</text:p>
          </table:table-cell>
          <table:table-cell office:value-type="string" calcext:value-type="string">
            <text:p>false</text:p>
          </table:table-cell>
          <table:table-cell office:value-type="float" office:value="0" calcext:value-type="float">
            <text:p>0</text:p>
          </table:table-cell>
          <table:table-cell table:number-columns-repeated="9" office:value-type="string" calcext:value-type="string">
            <text:p>null</text:p>
          </table:table-cell>
          <table:table-cell office:value-type="string" calcext:value-type="string">
            <text:p>'53 Rue Dubois Crance'</text:p>
          </table:table-cell>
          <table:table-cell office:value-type="string" calcext:value-type="string">
            <text:p>null</text:p>
          </table:table-cell>
          <table:table-cell office:value-type="string" calcext:value-type="string">
            <text:p>'69600'</text:p>
          </table:table-cell>
          <table:table-cell office:value-type="string" calcext:value-type="string">
            <text:p>'Oullins'</text:p>
          </table:table-cell>
          <table:table-cell table:number-columns-repeated="2" office:value-type="string" calcext:value-type="string">
            <text:p>null</text:p>
          </table:table-cell>
          <table:table-cell office:value-type="string" calcext:value-type="string">
            <text:p>'Test pour Lasouris VERTE 2'</text:p>
          </table:table-cell>
          <table:table-cell office:value-type="string" calcext:value-type="string">
            <text:p>'test'</text:p>
          </table:table-cell>
          <table:table-cell table:number-columns-repeated="5" office:value-type="string" calcext:value-type="string">
            <text:p>null</text:p>
          </table:table-cell>
          <table:table-cell office:value-type="float" office:value="17" calcext:value-type="float">
            <text:p>17</text:p>
          </table:table-cell>
          <table:table-cell office:value-type="string" calcext:value-type="string">
            <text:p>'renouvellement'</text:p>
          </table:table-cell>
          <table:table-cell office:value-type="string" calcext:value-type="string">
            <text:p>'En création'</text:p>
          </table:table-cell>
          <table:table-cell table:style-name="ce2" office:value-type="string" calcext:value-type="string">
            <text:p>'2021-11-29'</text:p>
          </table:table-cell>
          <table:table-cell/>
          <table:table-cell table:formula="of:=&quot;INSERT INTO &quot;&amp;[.A$1]&amp;&quot; (&quot;&quot;&quot;&amp;COM.MICROSOFT.TEXTJOIN(&quot;&quot;&quot;, &quot;&quot;&quot;;0;[.A$2:.BD$2])&amp;&quot;&quot;&quot;) VALUES (&quot;&amp;COM.MICROSOFT.TEXTJOIN(&quot;, &quot;;0;[.A8:.BD8])&amp;&quot;);&quot;" office:value-type="string" office:string-value="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quot;status&quot;, &quot;statusDate&quot;) VALUES (6, '2021-11-29', 'Nel BOUVIER', 'Astrid SERRE', 'ALYNEA', 'Madam', (SELECT CASE WHEN surname IS NOT NULL THEN surname ELSE &quot;usualName&quot; END FROM beneficiary WHERE id = 57), 'VERTE', 'Lasouris', '2000-06-05', 'French', (SELECT id FROM (SELECT ba.id, ba.&quot;beginDate&quot;, ba.&quot;endDate&quot; FROM beneficiary_address ba JOIN beneficiary b ON ba.id = b.&quot;residentialAddressId&quot; WHERE b.id = 57 UNION SELECT ba.id, ba.&quot;beginDate&quot;, ba.&quot;endDate&quot; FROM beneficiary_address ba JOIN beneficiary_residential_history bah ON ba.id = bah.&quot;beneficiaryAddressId&quot; WHERE bah.&quot;beneficiaryId&quot; = 57) a WHERE '2021-11-29' BETWEEN &quot;beginDate&quot; AND &quot;endDate&quot; OR '2021-11-29' &gt;= &quot;beginDate&quot; AND &quot;endDate&quot; IS NULL), (SELECT id FROM (SELECT ba.id, ba.&quot;beginDate&quot;, ba.&quot;endDate&quot; FROM beneficiary_address ba JOIN beneficiary b ON ba.id = b.&quot;postalAddressId&quot; WHERE b.id = 57 UNION SELECT ba.id, ba.&quot;beginDate&quot;, ba.&quot;endDate&quot; FROM beneficiary_address ba JOIN beneficiary_postal_history bah ON ba.id = bah.&quot;beneficiaryAddressId&quot; WHERE bah.&quot;beneficiaryId&quot; = 57) a WHERE '2021-11-29' BETWEEN &quot;beginDate&quot; AND &quot;endDate&quot; OR '2021-11-29' &gt;= &quot;beginDate&quot; AND &quot;endDate&quot; IS NULL), true, true, 'DetachedFromParents', null, true, true, 57, 13, null, false, null, false, null, null, 'Single', false, 0, null, null, null, null, null, null, null, null, null, '53 Rue Dubois Crance', null, '69600', 'Oullins', null, null, 'Test pour Lasouris VERTE 2', 'test', null, null, null, null, null, 17, 'renouvellement', 'En création', '2021-11-29');" calcext:value-type="string">
            <text:p>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status", "statusDate") VALUES (6, '2021-11-29', 'Nel BOUVIER', 'Astrid SERRE', 'ALYNEA', 'Madam', (SELECT CASE WHEN surname IS NOT NULL THEN surname ELSE "usualName" END FROM beneficiary WHERE id = 57), 'VERTE', 'Lasouris', '2000-06-05', 'French', (SELECT id FROM (SELECT ba.id, ba."beginDate", ba."endDate" FROM beneficiary_address ba JOIN beneficiary b ON ba.id = b."residentialAddressId" WHERE b.id = 57 UNION SELECT ba.id, ba."beginDate", ba."endDate" FROM beneficiary_address ba JOIN beneficiary_residential_history bah ON ba.id = bah."beneficiaryAddressId" WHERE bah."beneficiaryId" = 57) a WHERE '2021-11-29' BETWEEN "beginDate" AND "endDate" OR '2021-11-29' &gt;= "beginDate" AND "endDate" IS NULL), (SELECT id FROM (SELECT ba.id, ba."beginDate", ba."endDate" FROM beneficiary_address ba JOIN beneficiary b ON ba.id = b."postalAddressId" WHERE b.id = 57 UNION SELECT ba.id, ba."beginDate", ba."endDate" FROM beneficiary_address ba JOIN beneficiary_postal_history bah ON ba.id = bah."beneficiaryAddressId" WHERE bah."beneficiaryId" = 57) a WHERE '2021-11-29' BETWEEN "beginDate" AND "endDate" OR '2021-11-29' &gt;= "beginDate" AND "endDate" IS NULL), true, true, 'DetachedFromParents', null, true, true, 57, 13, null, false, null, false, null, null, 'Single', false, 0, null, null, null, null, null, null, null, null, null, '53 Rue Dubois Crance', null, '69600', 'Oullins', null, null, 'Test pour Lasouris VERTE 2', 'test', null, null, null, null, null, 17, 'renouvellement', 'En création', '2021-11-29');</text:p>
          </table:table-cell>
        </table:table-row>
        <table:table-row table:style-name="ro1">
          <table:table-cell office:value-type="float" office:value="7" calcext:value-type="float">
            <text:p>7</text:p>
          </table:table-cell>
          <table:table-cell table:style-name="ce2" office:value-type="string" calcext:value-type="string">
            <text:p>'2021-11-29'</text:p>
          </table:table-cell>
          <table:table-cell office:value-type="string" calcext:value-type="string">
            <text:p>'Nel BOUVIER'</text:p>
          </table:table-cell>
          <table:table-cell office:value-type="string" calcext:value-type="string">
            <text:p>'Astrid SERRE'</text:p>
          </table:table-cell>
          <table:table-cell office:value-type="string" calcext:value-type="string">
            <text:p>'ALYNEA'</text:p>
          </table:table-cell>
          <table:table-cell office:value-type="string" calcext:value-type="string">
            <text:p>'Madam'</text:p>
          </table:table-cell>
          <table:table-cell table:formula="of:=&quot;(SELECT CASE WHEN surname IS NOT NULL THEN surname ELSE &quot;&quot;usualName&quot;&quot; END FROM beneficiary WHERE id = &quot;&amp;[.T9]&amp;&quot;)&quot;" office:value-type="string" office:string-value="(SELECT CASE WHEN surname IS NOT NULL THEN surname ELSE &quot;usualName&quot; END FROM beneficiary WHERE id = 57)" calcext:value-type="string">
            <text:p>(SELECT CASE WHEN surname IS NOT NULL THEN surname ELSE "usualName" END FROM beneficiary WHERE id = 57)</text:p>
          </table:table-cell>
          <table:table-cell office:value-type="string" calcext:value-type="string">
            <text:p>'VERTE'</text:p>
          </table:table-cell>
          <table:table-cell office:value-type="string" calcext:value-type="string">
            <text:p>'Lasouris'</text:p>
          </table:table-cell>
          <table:table-cell table:style-name="ce2" office:value-type="string" calcext:value-type="string">
            <text:p>'2000-06-05'</text:p>
          </table:table-cell>
          <table:table-cell office:value-type="string" calcext:value-type="string">
            <text:p>'French'</text:p>
          </table:table-cell>
          <table:table-cell table:formula="of:=&quot;(SELECT id FROM (SELECT ba.id, ba.&quot;&quot;beginDate&quot;&quot;, ba.&quot;&quot;endDate&quot;&quot; FROM beneficiary_address ba JOIN beneficiary b ON ba.id = b.&quot;&quot;residentialAddressId&quot;&quot; WHERE b.id = &quot;&amp;[.$T9]&amp;&quot; UNION SELECT ba.id, ba.&quot;&quot;beginDate&quot;&quot;, ba.&quot;&quot;endDate&quot;&quot; FROM beneficiary_address ba JOIN beneficiary_residential_history bah ON ba.id = bah.&quot;&quot;beneficiaryAddressId&quot;&quot; WHERE bah.&quot;&quot;beneficiaryId&quot;&quot; = &quot;&amp;[.$T9]&amp;&quot;) a WHERE &quot;&amp;[.$B9]&amp;&quot; BETWEEN &quot;&quot;beginDate&quot;&quot; AND &quot;&quot;endDate&quot;&quot; OR &quot;&amp;[.$B9]&amp;&quot; &gt;= &quot;&quot;beginDate&quot;&quot; AND &quot;&quot;endDate&quot;&quot; IS NULL)&quot;" office:value-type="string" office:string-value="(SELECT id FROM (SELECT ba.id, ba.&quot;beginDate&quot;, ba.&quot;endDate&quot; FROM beneficiary_address ba JOIN beneficiary b ON ba.id = b.&quot;residentialAddressId&quot; WHERE b.id = 57 UNION SELECT ba.id, ba.&quot;beginDate&quot;, ba.&quot;endDate&quot; FROM beneficiary_address ba JOIN beneficiary_residential_history bah ON ba.id = bah.&quot;beneficiaryAddressId&quot; WHERE bah.&quot;beneficiaryId&quot; = 57) a WHERE '2021-11-29' BETWEEN &quot;beginDate&quot; AND &quot;endDate&quot; OR '2021-11-29' &gt;= &quot;beginDate&quot; AND &quot;endDate&quot; IS NULL)" calcext:value-type="string">
            <text:p>(SELECT id FROM (SELECT ba.id, ba."beginDate", ba."endDate" FROM beneficiary_address ba JOIN beneficiary b ON ba.id = b."residentialAddressId" WHERE b.id = 57 UNION SELECT ba.id, ba."beginDate", ba."endDate" FROM beneficiary_address ba JOIN beneficiary_residential_history bah ON ba.id = bah."beneficiaryAddressId" WHERE bah."beneficiaryId" = 57) a WHERE '2021-11-29' BETWEEN "beginDate" AND "endDate" OR '2021-11-29' &gt;= "beginDate" AND "endDate" IS NULL)</text:p>
          </table:table-cell>
          <table:table-cell table:formula="of:=&quot;(SELECT id FROM (SELECT ba.id, ba.&quot;&quot;beginDate&quot;&quot;, ba.&quot;&quot;endDate&quot;&quot; FROM beneficiary_address ba JOIN beneficiary b ON ba.id = b.&quot;&quot;postalAddressId&quot;&quot; WHERE b.id = &quot;&amp;[.$T9]&amp;&quot; UNION SELECT ba.id, ba.&quot;&quot;beginDate&quot;&quot;, ba.&quot;&quot;endDate&quot;&quot; FROM beneficiary_address ba JOIN beneficiary_postal_history bah ON ba.id = bah.&quot;&quot;beneficiaryAddressId&quot;&quot; WHERE bah.&quot;&quot;beneficiaryId&quot;&quot; = &quot;&amp;[.$T9]&amp;&quot;) a WHERE &quot;&amp;[.$B9]&amp;&quot; BETWEEN &quot;&quot;beginDate&quot;&quot; AND &quot;&quot;endDate&quot;&quot; OR &quot;&amp;[.$B9]&amp;&quot; &gt;= &quot;&quot;beginDate&quot;&quot; AND &quot;&quot;endDate&quot;&quot; IS NULL)&quot;" office:value-type="string" office:string-value="(SELECT id FROM (SELECT ba.id, ba.&quot;beginDate&quot;, ba.&quot;endDate&quot; FROM beneficiary_address ba JOIN beneficiary b ON ba.id = b.&quot;postalAddressId&quot; WHERE b.id = 57 UNION SELECT ba.id, ba.&quot;beginDate&quot;, ba.&quot;endDate&quot; FROM beneficiary_address ba JOIN beneficiary_postal_history bah ON ba.id = bah.&quot;beneficiaryAddressId&quot; WHERE bah.&quot;beneficiaryId&quot; = 57) a WHERE '2021-11-29' BETWEEN &quot;beginDate&quot; AND &quot;endDate&quot; OR '2021-11-29' &gt;= &quot;beginDate&quot; AND &quot;endDate&quot; IS NULL)" calcext:value-type="string">
            <text:p>(SELECT id FROM (SELECT ba.id, ba."beginDate", ba."endDate" FROM beneficiary_address ba JOIN beneficiary b ON ba.id = b."postalAddressId" WHERE b.id = 57 UNION SELECT ba.id, ba."beginDate", ba."endDate" FROM beneficiary_address ba JOIN beneficiary_postal_history bah ON ba.id = bah."beneficiaryAddressId" WHERE bah."beneficiaryId" = 57) a WHERE '2021-11-29' BETWEEN "beginDate" AND "endDate" OR '2021-11-29' &gt;= "beginDate" AND "endDate" IS NULL)</text:p>
          </table:table-cell>
          <table:table-cell table:number-columns-repeated="2" office:value-type="string" calcext:value-type="string">
            <text:p>true</text:p>
          </table:table-cell>
          <table:table-cell office:value-type="string" calcext:value-type="string">
            <text:p>'DetachedFromParents'</text:p>
          </table:table-cell>
          <table:table-cell office:value-type="string" calcext:value-type="string">
            <text:p>null</text:p>
          </table:table-cell>
          <table:table-cell table:number-columns-repeated="2" office:value-type="string" calcext:value-type="string">
            <text:p>true</text:p>
          </table:table-cell>
          <table:table-cell office:value-type="float" office:value="57" calcext:value-type="float">
            <text:p>57</text:p>
          </table:table-cell>
          <table:table-cell office:value-type="float" office:value="13" calcext:value-type="float">
            <text:p>13</text:p>
          </table:table-cell>
          <table:table-cell office:value-type="string" calcext:value-type="string">
            <text:p>null</text:p>
          </table:table-cell>
          <table:table-cell office:value-type="string" calcext:value-type="string">
            <text:p>false</text:p>
          </table:table-cell>
          <table:table-cell office:value-type="string" calcext:value-type="string">
            <text:p>null</text:p>
          </table:table-cell>
          <table:table-cell office:value-type="string" calcext:value-type="string">
            <text:p>false</text:p>
          </table:table-cell>
          <table:table-cell table:number-columns-repeated="2" office:value-type="string" calcext:value-type="string">
            <text:p>null</text:p>
          </table:table-cell>
          <table:table-cell office:value-type="string" calcext:value-type="string">
            <text:p>'Single'</text:p>
          </table:table-cell>
          <table:table-cell office:value-type="string" calcext:value-type="string">
            <text:p>false</text:p>
          </table:table-cell>
          <table:table-cell office:value-type="float" office:value="0" calcext:value-type="float">
            <text:p>0</text:p>
          </table:table-cell>
          <table:table-cell table:number-columns-repeated="9" office:value-type="string" calcext:value-type="string">
            <text:p>null</text:p>
          </table:table-cell>
          <table:table-cell office:value-type="string" calcext:value-type="string">
            <text:p>'53 Rue Dubois Crance'</text:p>
          </table:table-cell>
          <table:table-cell office:value-type="string" calcext:value-type="string">
            <text:p>null</text:p>
          </table:table-cell>
          <table:table-cell office:value-type="string" calcext:value-type="string">
            <text:p>'69600'</text:p>
          </table:table-cell>
          <table:table-cell office:value-type="string" calcext:value-type="string">
            <text:p>'Oullins'</text:p>
          </table:table-cell>
          <table:table-cell table:number-columns-repeated="2" office:value-type="string" calcext:value-type="string">
            <text:p>null</text:p>
          </table:table-cell>
          <table:table-cell office:value-type="string" calcext:value-type="string">
            <text:p>'Test pour Lasouris VERTE 3'</text:p>
          </table:table-cell>
          <table:table-cell office:value-type="string" calcext:value-type="string">
            <text:p>'test'</text:p>
          </table:table-cell>
          <table:table-cell table:number-columns-repeated="5" office:value-type="string" calcext:value-type="string">
            <text:p>null</text:p>
          </table:table-cell>
          <table:table-cell office:value-type="float" office:value="17" calcext:value-type="float">
            <text:p>17</text:p>
          </table:table-cell>
          <table:table-cell office:value-type="string" calcext:value-type="string">
            <text:p>'renouvellement'</text:p>
          </table:table-cell>
          <table:table-cell office:value-type="string" calcext:value-type="string">
            <text:p>'En création'</text:p>
          </table:table-cell>
          <table:table-cell table:style-name="ce2" office:value-type="string" calcext:value-type="string">
            <text:p>'2021-11-29'</text:p>
          </table:table-cell>
          <table:table-cell/>
          <table:table-cell table:formula="of:=&quot;INSERT INTO &quot;&amp;[.A$1]&amp;&quot; (&quot;&quot;&quot;&amp;COM.MICROSOFT.TEXTJOIN(&quot;&quot;&quot;, &quot;&quot;&quot;;0;[.A$2:.BD$2])&amp;&quot;&quot;&quot;) VALUES (&quot;&amp;COM.MICROSOFT.TEXTJOIN(&quot;, &quot;;0;[.A9:.BD9])&amp;&quot;);&quot;" office:value-type="string" office:string-value="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quot;status&quot;, &quot;statusDate&quot;) VALUES (7, '2021-11-29', 'Nel BOUVIER', 'Astrid SERRE', 'ALYNEA', 'Madam', (SELECT CASE WHEN surname IS NOT NULL THEN surname ELSE &quot;usualName&quot; END FROM beneficiary WHERE id = 57), 'VERTE', 'Lasouris', '2000-06-05', 'French', (SELECT id FROM (SELECT ba.id, ba.&quot;beginDate&quot;, ba.&quot;endDate&quot; FROM beneficiary_address ba JOIN beneficiary b ON ba.id = b.&quot;residentialAddressId&quot; WHERE b.id = 57 UNION SELECT ba.id, ba.&quot;beginDate&quot;, ba.&quot;endDate&quot; FROM beneficiary_address ba JOIN beneficiary_residential_history bah ON ba.id = bah.&quot;beneficiaryAddressId&quot; WHERE bah.&quot;beneficiaryId&quot; = 57) a WHERE '2021-11-29' BETWEEN &quot;beginDate&quot; AND &quot;endDate&quot; OR '2021-11-29' &gt;= &quot;beginDate&quot; AND &quot;endDate&quot; IS NULL), (SELECT id FROM (SELECT ba.id, ba.&quot;beginDate&quot;, ba.&quot;endDate&quot; FROM beneficiary_address ba JOIN beneficiary b ON ba.id = b.&quot;postalAddressId&quot; WHERE b.id = 57 UNION SELECT ba.id, ba.&quot;beginDate&quot;, ba.&quot;endDate&quot; FROM beneficiary_address ba JOIN beneficiary_postal_history bah ON ba.id = bah.&quot;beneficiaryAddressId&quot; WHERE bah.&quot;beneficiaryId&quot; = 57) a WHERE '2021-11-29' BETWEEN &quot;beginDate&quot; AND &quot;endDate&quot; OR '2021-11-29' &gt;= &quot;beginDate&quot; AND &quot;endDate&quot; IS NULL), true, true, 'DetachedFromParents', null, true, true, 57, 13, null, false, null, false, null, null, 'Single', false, 0, null, null, null, null, null, null, null, null, null, '53 Rue Dubois Crance', null, '69600', 'Oullins', null, null, 'Test pour Lasouris VERTE 3', 'test', null, null, null, null, null, 17, 'renouvellement', 'En création', '2021-11-29');" calcext:value-type="string">
            <text:p>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status", "statusDate") VALUES (7, '2021-11-29', 'Nel BOUVIER', 'Astrid SERRE', 'ALYNEA', 'Madam', (SELECT CASE WHEN surname IS NOT NULL THEN surname ELSE "usualName" END FROM beneficiary WHERE id = 57), 'VERTE', 'Lasouris', '2000-06-05', 'French', (SELECT id FROM (SELECT ba.id, ba."beginDate", ba."endDate" FROM beneficiary_address ba JOIN beneficiary b ON ba.id = b."residentialAddressId" WHERE b.id = 57 UNION SELECT ba.id, ba."beginDate", ba."endDate" FROM beneficiary_address ba JOIN beneficiary_residential_history bah ON ba.id = bah."beneficiaryAddressId" WHERE bah."beneficiaryId" = 57) a WHERE '2021-11-29' BETWEEN "beginDate" AND "endDate" OR '2021-11-29' &gt;= "beginDate" AND "endDate" IS NULL), (SELECT id FROM (SELECT ba.id, ba."beginDate", ba."endDate" FROM beneficiary_address ba JOIN beneficiary b ON ba.id = b."postalAddressId" WHERE b.id = 57 UNION SELECT ba.id, ba."beginDate", ba."endDate" FROM beneficiary_address ba JOIN beneficiary_postal_history bah ON ba.id = bah."beneficiaryAddressId" WHERE bah."beneficiaryId" = 57) a WHERE '2021-11-29' BETWEEN "beginDate" AND "endDate" OR '2021-11-29' &gt;= "beginDate" AND "endDate" IS NULL), true, true, 'DetachedFromParents', null, true, true, 57, 13, null, false, null, false, null, null, 'Single', false, 0, null, null, null, null, null, null, null, null, null, '53 Rue Dubois Crance', null, '69600', 'Oullins', null, null, 'Test pour Lasouris VERTE 3', 'test', null, null, null, null, null, 17, 'renouvellement', 'En création', '2021-11-29');</text:p>
          </table:table-cell>
        </table:table-row>
        <table:table-row table:style-name="ro1">
          <table:table-cell table:number-columns-repeated="58"/>
        </table:table-row>
        <table:table-row table:style-name="ro1">
          <table:table-cell table:formula="of:=COM.MICROSOFT.CONCAT([.BF2:.BF9])" office:value-type="string" office:string-value="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quot;status&quot;, &quot;statusDate&quot;) VALUES (1, '2022-05-01', 'Nel BOUVIER', 'Astrid SERRE', 'ALYNEA', 'Mister', (SELECT CASE WHEN surname IS NOT NULL THEN surname ELSE &quot;usualName&quot; END FROM beneficiary WHERE id = 55), 'RSJ', 'Test', '1999-01-21', 'European', (SELECT id FROM (SELECT ba.id, ba.&quot;beginDate&quot;, ba.&quot;endDate&quot; FROM beneficiary_address ba JOIN beneficiary b ON ba.id = b.&quot;residentialAddressId&quot; WHERE b.id = 55 UNION SELECT ba.id, ba.&quot;beginDate&quot;, ba.&quot;endDate&quot; FROM beneficiary_address ba JOIN beneficiary_residential_history bah ON ba.id = bah.&quot;beneficiaryAddressId&quot; WHERE bah.&quot;beneficiaryId&quot; = 55) a WHERE '2022-05-01' BETWEEN &quot;beginDate&quot; AND &quot;endDate&quot; OR '2022-05-01' &gt;= &quot;beginDate&quot; AND &quot;endDate&quot; IS NULL), (SELECT id FROM (SELECT ba.id, ba.&quot;beginDate&quot;, ba.&quot;endDate&quot; FROM beneficiary_address ba JOIN beneficiary b ON ba.id = b.&quot;postalAddressId&quot; WHERE b.id = 55 UNION SELECT ba.id, ba.&quot;beginDate&quot;, ba.&quot;endDate&quot; FROM beneficiary_address ba JOIN beneficiary_postal_history bah ON ba.id = bah.&quot;beneficiaryAddressId&quot; WHERE bah.&quot;beneficiaryId&quot; = 55) a WHERE '2022-05-01' BETWEEN &quot;beginDate&quot; AND &quot;endDate&quot; OR '2022-05-01' &gt;= &quot;beginDate&quot; AND &quot;endDate&quot; IS NULL), true, true, 'DetachedFromParents', null, true, true, 55, 13, null, false, null, false, null, false, 'Single', false, 0, null, null, null, null, null, null, null, null, null, '53 Rue Dubois Crance', null, '69600', 'Oullins', null, null, 'Test pour RSJ test', 'test', null, null, null, null, null, 17, 'première demande', 'En création', '2022-05-01');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quot;status&quot;, &quot;statusDate&quot;) VALUES (2, '2022-03-24', 'Nel BOUVIER', 'Astrid SERRE', 'ALYNEA', 'Madam', (SELECT CASE WHEN surname IS NOT NULL THEN surname ELSE &quot;usualName&quot; END FROM beneficiary WHERE id = 56), 'TESTSMS', 'Catherine', '2001-12-10', 'French', (SELECT id FROM (SELECT ba.id, ba.&quot;beginDate&quot;, ba.&quot;endDate&quot; FROM beneficiary_address ba JOIN beneficiary b ON ba.id = b.&quot;residentialAddressId&quot; WHERE b.id = 56 UNION SELECT ba.id, ba.&quot;beginDate&quot;, ba.&quot;endDate&quot; FROM beneficiary_address ba JOIN beneficiary_residential_history bah ON ba.id = bah.&quot;beneficiaryAddressId&quot; WHERE bah.&quot;beneficiaryId&quot; = 56) a WHERE '2022-03-24' BETWEEN &quot;beginDate&quot; AND &quot;endDate&quot; OR '2022-03-24' &gt;= &quot;beginDate&quot; AND &quot;endDate&quot; IS NULL), (SELECT id FROM (SELECT ba.id, ba.&quot;beginDate&quot;, ba.&quot;endDate&quot; FROM beneficiary_address ba JOIN beneficiary b ON ba.id = b.&quot;postalAddressId&quot; WHERE b.id = 56 UNION SELECT ba.id, ba.&quot;beginDate&quot;, ba.&quot;endDate&quot; FROM beneficiary_address ba JOIN beneficiary_postal_history bah ON ba.id = bah.&quot;beneficiaryAddressId&quot; WHERE bah.&quot;beneficiaryId&quot; = 56) a WHERE '2022-03-24' BETWEEN &quot;beginDate&quot; AND &quot;endDate&quot; OR '2022-03-24' &gt;= &quot;beginDate&quot; AND &quot;endDate&quot; IS NULL), true, true, 'DetachedFromParents', null, true, true, 56, 13, null, false, null, false, null, false, 'Single', false, 0, null, null, null, null, null, null, null, null, null, '53 Rue Dubois Crance', null, '69600', 'Oullins', null, null, 'Test pour Catherine TESTSMS 1', 'test', null, null, null, null, null, 17, 'renouvellement', 'En création', '2022-03-24');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quot;status&quot;, &quot;statusDate&quot;) VALUES (3, '2022-03-24', 'Nel BOUVIER', 'Astrid SERRE', 'ALYNEA', 'Madam', (SELECT CASE WHEN surname IS NOT NULL THEN surname ELSE &quot;usualName&quot; END FROM beneficiary WHERE id = 56), 'TESTSMS', 'Catherine', '2001-12-10', 'French', (SELECT id FROM (SELECT ba.id, ba.&quot;beginDate&quot;, ba.&quot;endDate&quot; FROM beneficiary_address ba JOIN beneficiary b ON ba.id = b.&quot;residentialAddressId&quot; WHERE b.id = 56 UNION SELECT ba.id, ba.&quot;beginDate&quot;, ba.&quot;endDate&quot; FROM beneficiary_address ba JOIN beneficiary_residential_history bah ON ba.id = bah.&quot;beneficiaryAddressId&quot; WHERE bah.&quot;beneficiaryId&quot; = 56) a WHERE '2022-03-24' BETWEEN &quot;beginDate&quot; AND &quot;endDate&quot; OR '2022-03-24' &gt;= &quot;beginDate&quot; AND &quot;endDate&quot; IS NULL), (SELECT id FROM (SELECT ba.id, ba.&quot;beginDate&quot;, ba.&quot;endDate&quot; FROM beneficiary_address ba JOIN beneficiary b ON ba.id = b.&quot;postalAddressId&quot; WHERE b.id = 56 UNION SELECT ba.id, ba.&quot;beginDate&quot;, ba.&quot;endDate&quot; FROM beneficiary_address ba JOIN beneficiary_postal_history bah ON ba.id = bah.&quot;beneficiaryAddressId&quot; WHERE bah.&quot;beneficiaryId&quot; = 56) a WHERE '2022-03-24' BETWEEN &quot;beginDate&quot; AND &quot;endDate&quot; OR '2022-03-24' &gt;= &quot;beginDate&quot; AND &quot;endDate&quot; IS NULL), true, true, 'DetachedFromParents', null, true, true, 56, 13, null, false, null, false, null, null, 'Single', false, 0, null, null, null, null, null, null, null, null, null, '53 Rue Dubois Crance', null, '69600', 'Oullins', null, null, 'Test pour Catherine TESTSMS 2', 'test', null, null, null, null, null, 17, 'première demande', 'En création', '2022-03-24');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quot;status&quot;, &quot;statusDate&quot;) VALUES (4, '2022-05-20', 'Nel BOUVIER', 'Astrid SERRE', 'ALYNEA', 'Madam', (SELECT CASE WHEN surname IS NOT NULL THEN surname ELSE &quot;usualName&quot; END FROM beneficiary WHERE id = 56), 'TESTSMS', 'Catherine', '2001-12-10', 'French', (SELECT id FROM (SELECT ba.id, ba.&quot;beginDate&quot;, ba.&quot;endDate&quot; FROM beneficiary_address ba JOIN beneficiary b ON ba.id = b.&quot;residentialAddressId&quot; WHERE b.id = 56 UNION SELECT ba.id, ba.&quot;beginDate&quot;, ba.&quot;endDate&quot; FROM beneficiary_address ba JOIN beneficiary_residential_history bah ON ba.id = bah.&quot;beneficiaryAddressId&quot; WHERE bah.&quot;beneficiaryId&quot; = 56) a WHERE '2022-05-20' BETWEEN &quot;beginDate&quot; AND &quot;endDate&quot; OR '2022-05-20' &gt;= &quot;beginDate&quot; AND &quot;endDate&quot; IS NULL), (SELECT id FROM (SELECT ba.id, ba.&quot;beginDate&quot;, ba.&quot;endDate&quot; FROM beneficiary_address ba JOIN beneficiary b ON ba.id = b.&quot;postalAddressId&quot; WHERE b.id = 56 UNION SELECT ba.id, ba.&quot;beginDate&quot;, ba.&quot;endDate&quot; FROM beneficiary_address ba JOIN beneficiary_postal_history bah ON ba.id = bah.&quot;beneficiaryAddressId&quot; WHERE bah.&quot;beneficiaryId&quot; = 56) a WHERE '2022-05-20' BETWEEN &quot;beginDate&quot; AND &quot;endDate&quot; OR '2022-05-20' &gt;= &quot;beginDate&quot; AND &quot;endDate&quot; IS NULL), true, true, 'DetachedFromParents', null, true, true, 56, 13, null, false, null, false, null, null, 'Single', false, 0, null, null, null, null, null, null, null, null, null, '53 Rue Dubois Crance', null, '69600', 'Oullins', null, null, 'Test pour Catherine TESTSMS 3', 'test', null, null, null, null, null, 17, 'renouvellement', 'En création', '2022-05-20');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quot;status&quot;, &quot;statusDate&quot;) VALUES (5, '2021-10-18', 'Nel BOUVIER', 'Astrid SERRE', 'ALYNEA', 'Madam', (SELECT CASE WHEN surname IS NOT NULL THEN surname ELSE &quot;usualName&quot; END FROM beneficiary WHERE id = 57), 'VERTE', 'Lasouris', '2000-06-05', 'French', (SELECT id FROM (SELECT ba.id, ba.&quot;beginDate&quot;, ba.&quot;endDate&quot; FROM beneficiary_address ba JOIN beneficiary b ON ba.id = b.&quot;residentialAddressId&quot; WHERE b.id = 57 UNION SELECT ba.id, ba.&quot;beginDate&quot;, ba.&quot;endDate&quot; FROM beneficiary_address ba JOIN beneficiary_residential_history bah ON ba.id = bah.&quot;beneficiaryAddressId&quot; WHERE bah.&quot;beneficiaryId&quot; = 57) a WHERE '2021-10-18' BETWEEN &quot;beginDate&quot; AND &quot;endDate&quot; OR '2021-10-18' &gt;= &quot;beginDate&quot; AND &quot;endDate&quot; IS NULL), (SELECT id FROM (SELECT ba.id, ba.&quot;beginDate&quot;, ba.&quot;endDate&quot; FROM beneficiary_address ba JOIN beneficiary b ON ba.id = b.&quot;postalAddressId&quot; WHERE b.id = 57 UNION SELECT ba.id, ba.&quot;beginDate&quot;, ba.&quot;endDate&quot; FROM beneficiary_address ba JOIN beneficiary_postal_history bah ON ba.id = bah.&quot;beneficiaryAddressId&quot; WHERE bah.&quot;beneficiaryId&quot; = 57) a WHERE '2021-10-18' BETWEEN &quot;beginDate&quot; AND &quot;endDate&quot; OR '2021-10-18' &gt;= &quot;beginDate&quot; AND &quot;endDate&quot; IS NULL), true, true, 'DetachedFromParents', null, true, true, 57, 13, null, false, null, false, null, null, 'Single', false, 0, null, null, null, null, null, null, null, null, null, '53 Rue Dubois Crance', null, '69600', 'Oullins', null, null, 'Test pour Lasouris VERTE', 'test', null, null, null, null, null, 17, 'première demande', 'En création', '2021-10-18');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quot;status&quot;, &quot;statusDate&quot;) VALUES (6, '2021-11-29', 'Nel BOUVIER', 'Astrid SERRE', 'ALYNEA', 'Madam', (SELECT CASE WHEN surname IS NOT NULL THEN surname ELSE &quot;usualName&quot; END FROM beneficiary WHERE id = 57), 'VERTE', 'Lasouris', '2000-06-05', 'French', (SELECT id FROM (SELECT ba.id, ba.&quot;beginDate&quot;, ba.&quot;endDate&quot; FROM beneficiary_address ba JOIN beneficiary b ON ba.id = b.&quot;residentialAddressId&quot; WHERE b.id = 57 UNION SELECT ba.id, ba.&quot;beginDate&quot;, ba.&quot;endDate&quot; FROM beneficiary_address ba JOIN beneficiary_residential_history bah ON ba.id = bah.&quot;beneficiaryAddressId&quot; WHERE bah.&quot;beneficiaryId&quot; = 57) a WHERE '2021-11-29' BETWEEN &quot;beginDate&quot; AND &quot;endDate&quot; OR '2021-11-29' &gt;= &quot;beginDate&quot; AND &quot;endDate&quot; IS NULL), (SELECT id FROM (SELECT ba.id, ba.&quot;beginDate&quot;, ba.&quot;endDate&quot; FROM beneficiary_address ba JOIN beneficiary b ON ba.id = b.&quot;postalAddressId&quot; WHERE b.id = 57 UNION SELECT ba.id, ba.&quot;beginDate&quot;, ba.&quot;endDate&quot; FROM beneficiary_address ba JOIN beneficiary_postal_history bah ON ba.id = bah.&quot;beneficiaryAddressId&quot; WHERE bah.&quot;beneficiaryId&quot; = 57) a WHERE '2021-11-29' BETWEEN &quot;beginDate&quot; AND &quot;endDate&quot; OR '2021-11-29' &gt;= &quot;beginDate&quot; AND &quot;endDate&quot; IS NULL), true, true, 'DetachedFromParents', null, true, true, 57, 13, null, false, null, false, null, null, 'Single', false, 0, null, null, null, null, null, null, null, null, null, '53 Rue Dubois Crance', null, '69600', 'Oullins', null, null, 'Test pour Lasouris VERTE 2', 'test', null, null, null, null, null, 17, 'renouvellement', 'En création', '2021-11-29');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quot;status&quot;, &quot;statusDate&quot;) VALUES (7, '2021-11-29', 'Nel BOUVIER', 'Astrid SERRE', 'ALYNEA', 'Madam', (SELECT CASE WHEN surname IS NOT NULL THEN surname ELSE &quot;usualName&quot; END FROM beneficiary WHERE id = 57), 'VERTE', 'Lasouris', '2000-06-05', 'French', (SELECT id FROM (SELECT ba.id, ba.&quot;beginDate&quot;, ba.&quot;endDate&quot; FROM beneficiary_address ba JOIN beneficiary b ON ba.id = b.&quot;residentialAddressId&quot; WHERE b.id = 57 UNION SELECT ba.id, ba.&quot;beginDate&quot;, ba.&quot;endDate&quot; FROM beneficiary_address ba JOIN beneficiary_residential_history bah ON ba.id = bah.&quot;beneficiaryAddressId&quot; WHERE bah.&quot;beneficiaryId&quot; = 57) a WHERE '2021-11-29' BETWEEN &quot;beginDate&quot; AND &quot;endDate&quot; OR '2021-11-29' &gt;= &quot;beginDate&quot; AND &quot;endDate&quot; IS NULL), (SELECT id FROM (SELECT ba.id, ba.&quot;beginDate&quot;, ba.&quot;endDate&quot; FROM beneficiary_address ba JOIN beneficiary b ON ba.id = b.&quot;postalAddressId&quot; WHERE b.id = 57 UNION SELECT ba.id, ba.&quot;beginDate&quot;, ba.&quot;endDate&quot; FROM beneficiary_address ba JOIN beneficiary_postal_history bah ON ba.id = bah.&quot;beneficiaryAddressId&quot; WHERE bah.&quot;beneficiaryId&quot; = 57) a WHERE '2021-11-29' BETWEEN &quot;beginDate&quot; AND &quot;endDate&quot; OR '2021-11-29' &gt;= &quot;beginDate&quot; AND &quot;endDate&quot; IS NULL), true, true, 'DetachedFromParents', null, true, true, 57, 13, null, false, null, false, null, null, 'Single', false, 0, null, null, null, null, null, null, null, null, null, '53 Rue Dubois Crance', null, '69600', 'Oullins', null, null, 'Test pour Lasouris VERTE 3', 'test', null, null, null, null, null, 17, 'renouvellement', 'En création', '2021-11-29');" calcext:value-type="string">
            <text:p>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status", "statusDate") VALUES (1, '2022-05-01', 'Nel BOUVIER', 'Astrid SERRE', 'ALYNEA', 'Mister', (SELECT CASE WHEN surname IS NOT NULL THEN surname ELSE "usualName" END FROM beneficiary WHERE id = 55), 'RSJ', 'Test', '1999-01-21', 'European', (SELECT id FROM (SELECT ba.id, ba."beginDate", ba."endDate" FROM beneficiary_address ba JOIN beneficiary b ON ba.id = b."residentialAddressId" WHERE b.id = 55 UNION SELECT ba.id, ba."beginDate", ba."endDate" FROM beneficiary_address ba JOIN beneficiary_residential_history bah ON ba.id = bah."beneficiaryAddressId" WHERE bah."beneficiaryId" = 55) a WHERE '2022-05-01' BETWEEN "beginDate" AND "endDate" OR '2022-05-01' &gt;= "beginDate" AND "endDate" IS NULL), (SELECT id FROM (SELECT ba.id, ba."beginDate", ba."endDate" FROM beneficiary_address ba JOIN beneficiary b ON ba.id = b."postalAddressId" WHERE b.id = 55 UNION SELECT ba.id, ba."beginDate", ba."endDate" FROM beneficiary_address ba JOIN beneficiary_postal_history bah ON ba.id = bah."beneficiaryAddressId" WHERE bah."beneficiaryId" = 55) a WHERE '2022-05-01' BETWEEN "beginDate" AND "endDate" OR '2022-05-01' &gt;= "beginDate" AND "endDate" IS NULL), true, true, 'DetachedFromParents', null, true, true, 55, 13, null, false, null, false, null, false, 'Single', false, 0, null, null, null, null, null, null, null, null, null, '53 Rue Dubois Crance', null, '69600', 'Oullins', null, null, 'Test pour RSJ test', 'test', null, null, null, null, null, 17, 'première demande', 'En création', '2022-05-01');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status", "statusDate") VALUES (2, '2022-03-24', 'Nel BOUVIER', 'Astrid SERRE', 'ALYNEA', 'Madam', (SELECT CASE WHEN surname IS NOT NULL THEN surname ELSE "usualName" END FROM beneficiary WHERE id = 56), 'TESTSMS', 'Catherine', '2001-12-10', 'French', (SELECT id FROM (SELECT ba.id, ba."beginDate", ba."endDate" FROM beneficiary_address ba JOIN beneficiary b ON ba.id = b."residentialAddressId" WHERE b.id = 56 UNION SELECT ba.id, ba."beginDate", ba."endDate" FROM beneficiary_address ba JOIN beneficiary_residential_history bah ON ba.id = bah."beneficiaryAddressId" WHERE bah."beneficiaryId" = 56) a WHERE '2022-03-24' BETWEEN "beginDate" AND "endDate" OR '2022-03-24' &gt;= "beginDate" AND "endDate" IS NULL), (SELECT id FROM (SELECT ba.id, ba."beginDate", ba."endDate" FROM beneficiary_address ba JOIN beneficiary b ON ba.id = b."postalAddressId" WHERE b.id = 56 UNION SELECT ba.id, ba."beginDate", ba."endDate" FROM beneficiary_address ba JOIN beneficiary_postal_history bah ON ba.id = bah."beneficiaryAddressId" WHERE bah."beneficiaryId" = 56) a WHERE '2022-03-24' BETWEEN "beginDate" AND "endDate" OR '2022-03-24' &gt;= "beginDate" AND "endDate" IS NULL), true, true, 'DetachedFromParents', null, true, true, 56, 13, null, false, null, false, null, false, 'Single', false, 0, null, null, null, null, null, null, null, null, null, '53 Rue Dubois Crance', null, '69600', 'Oullins', null, null, 'Test pour Catherine TESTSMS 1', 'test', null, null, null, null, null, 17, 'renouvellement', 'En création', '2022-03-24');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status", "statusDate") VALUES (3, '2022-03-24', 'Nel BOUVIER', 'Astrid SERRE', 'ALYNEA', 'Madam', (SELECT CASE WHEN surname IS NOT NULL THEN surname ELSE "usualName" END FROM beneficiary WHERE id = 56), 'TESTSMS', 'Catherine', '2001-12-10', 'French', (SELECT id FROM (SELECT ba.id, ba."beginDate", ba."endDate" FROM beneficiary_address ba JOIN beneficiary b ON ba.id = b."residentialAddressId" WHERE b.id = 56 UNION SELECT ba.id, ba."beginDate", ba."endDate" FROM beneficiary_address ba JOIN beneficiary_residential_history bah ON ba.id = bah."beneficiaryAddressId" WHERE bah."beneficiaryId" = 56) a WHERE '2022-03-24' BETWEEN "beginDate" AND "endDate" OR '2022-03-24' &gt;= "beginDate" AND "endDate" IS NULL), (SELECT id FROM (SELECT ba.id, ba."beginDate", ba."endDate" FROM beneficiary_address ba JOIN beneficiary b ON ba.id = b."postalAddressId" WHERE b.id = 56 UNION SELECT ba.id, ba."beginDate", ba."endDate" FROM beneficiary_address ba JOIN beneficiary_postal_history bah ON ba.id = bah."beneficiaryAddressId" WHERE bah."beneficiaryId" = 56) a WHERE '2022-03-24' BETWEEN "beginDate" AND "endDate" OR '2022-03-24' &gt;= "beginDate" AND "endDate" IS NULL), true, true, 'DetachedFromParents', null, true, true, 56, 13, null, false, null, false, null, null, 'Single', false, 0, null, null, null, null, null, null, null, null, null, '53 Rue Dubois Crance', null, '69600', 'Oullins', null, null, 'Test pour Catherine TESTSMS 2', 'test', null, null, null, null, null, 17, 'première demande', 'En création', '2022-03-24');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status", "statusDate") VALUES (4, '2022-05-20', 'Nel BOUVIER', 'Astrid SERRE', 'ALYNEA', 'Madam', (SELECT CASE WHEN surname IS NOT NULL THEN surname ELSE "usualName" END FROM beneficiary WHERE id = 56), 'TESTSMS', 'Catherine', '2001-12-10', 'French', (SELECT id FROM (SELECT ba.id, ba."beginDate", ba."endDate" FROM beneficiary_address ba JOIN beneficiary b ON ba.id = b."residentialAddressId" WHERE b.id = 56 UNION SELECT ba.id, ba."beginDate", ba."endDate" FROM beneficiary_address ba JOIN beneficiary_residential_history bah ON ba.id = bah."beneficiaryAddressId" WHERE bah."beneficiaryId" = 56) a WHERE '2022-05-20' BETWEEN "beginDate" AND "endDate" OR '2022-05-20' &gt;= "beginDate" AND "endDate" IS NULL), (SELECT id FROM (SELECT ba.id, ba."beginDate", ba."endDate" FROM beneficiary_address ba JOIN beneficiary b ON ba.id = b."postalAddressId" WHERE b.id = 56 UNION SELECT ba.id, ba."beginDate", ba."endDate" FROM beneficiary_address ba JOIN beneficiary_postal_history bah ON ba.id = bah."beneficiaryAddressId" WHERE bah."beneficiaryId" = 56) a WHERE '2022-05-20' BETWEEN "beginDate" AND "endDate" OR '2022-05-20' &gt;= "beginDate" AND "endDate" IS NULL), true, true, 'DetachedFromParents', null, true, true, 56, 13, null, false, null, false, null, null, 'Single', false, 0, null, null, null, null, null, null, null, null, null, '53 Rue Dubois Crance', null, '69600', 'Oullins', null, null, 'Test pour Catherine TESTSMS 3', 'test', null, null, null, null, null, 17, 'renouvellement', 'En création', '2022-05-20');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status", "statusDate") VALUES (5, '2021-10-18', 'Nel BOUVIER', 'Astrid SERRE', 'ALYNEA', 'Madam', (SELECT CASE WHEN surname IS NOT NULL THEN surname ELSE "usualName" END FROM beneficiary WHERE id = 57), 'VERTE', 'Lasouris', '2000-06-05', 'French', (SELECT id FROM (SELECT ba.id, ba."beginDate", ba."endDate" FROM beneficiary_address ba JOIN beneficiary b ON ba.id = b."residentialAddressId" WHERE b.id = 57 UNION SELECT ba.id, ba."beginDate", ba."endDate" FROM beneficiary_address ba JOIN beneficiary_residential_history bah ON ba.id = bah."beneficiaryAddressId" WHERE bah."beneficiaryId" = 57) a WHERE '2021-10-18' BETWEEN "beginDate" AND "endDate" OR '2021-10-18' &gt;= "beginDate" AND "endDate" IS NULL), (SELECT id FROM (SELECT ba.id, ba."beginDate", ba."endDate" FROM beneficiary_address ba JOIN beneficiary b ON ba.id = b."postalAddressId" WHERE b.id = 57 UNION SELECT ba.id, ba."beginDate", ba."endDate" FROM beneficiary_address ba JOIN beneficiary_postal_history bah ON ba.id = bah."beneficiaryAddressId" WHERE bah."beneficiaryId" = 57) a WHERE '2021-10-18' BETWEEN "beginDate" AND "endDate" OR '2021-10-18' &gt;= "beginDate" AND "endDate" IS NULL), true, true, 'DetachedFromParents', null, true, true, 57, 13, null, false, null, false, null, null, 'Single', false, 0, null, null, null, null, null, null, null, null, null, '53 Rue Dubois Crance', null, '69600', 'Oullins', null, null, 'Test pour Lasouris VERTE', 'test', null, null, null, null, null, 17, 'première demande', 'En création', '2021-10-18');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status", "statusDate") VALUES (6, '2021-11-29', 'Nel BOUVIER', 'Astrid SERRE', 'ALYNEA', 'Madam', (SELECT CASE WHEN surname IS NOT NULL THEN surname ELSE "usualName" END FROM beneficiary WHERE id = 57), 'VERTE', 'Lasouris', '2000-06-05', 'French', (SELECT id FROM (SELECT ba.id, ba."beginDate", ba."endDate" FROM beneficiary_address ba JOIN beneficiary b ON ba.id = b."residentialAddressId" WHERE b.id = 57 UNION SELECT ba.id, ba."beginDate", ba."endDate" FROM beneficiary_address ba JOIN beneficiary_residential_history bah ON ba.id = bah."beneficiaryAddressId" WHERE bah."beneficiaryId" = 57) a WHERE '2021-11-29' BETWEEN "beginDate" AND "endDate" OR '2021-11-29' &gt;= "beginDate" AND "endDate" IS NULL), (SELECT id FROM (SELECT ba.id, ba."beginDate", ba."endDate" FROM beneficiary_address ba JOIN beneficiary b ON ba.id = b."postalAddressId" WHERE b.id = 57 UNION SELECT ba.id, ba."beginDate", ba."endDate" FROM beneficiary_address ba JOIN beneficiary_postal_history bah ON ba.id = bah."beneficiaryAddressId" WHERE bah."beneficiaryId" = 57) a WHERE '2021-11-29' BETWEEN "beginDate" AND "endDate" OR '2021-11-29' &gt;= "beginDate" AND "endDate" IS NULL), true, true, 'DetachedFromParents', null, true, true, 57, 13, null, false, null, false, null, null, 'Single', false, 0, null, null, null, null, null, null, null, null, null, '53 Rue Dubois Crance', null, '69600', 'Oullins', null, null, 'Test pour Lasouris VERTE 2', 'test', null, null, null, null, null, 17, 'renouvellement', 'En création', '2021-11-29');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status", "statusDate") VALUES (7, '2021-11-29', 'Nel BOUVIER', 'Astrid SERRE', 'ALYNEA', 'Madam', (SELECT CASE WHEN surname IS NOT NULL THEN surname ELSE "usualName" END FROM beneficiary WHERE id = 57), 'VERTE', 'Lasouris', '2000-06-05', 'French', (SELECT id FROM (SELECT ba.id, ba."beginDate", ba."endDate" FROM beneficiary_address ba JOIN beneficiary b ON ba.id = b."residentialAddressId" WHERE b.id = 57 UNION SELECT ba.id, ba."beginDate", ba."endDate" FROM beneficiary_address ba JOIN beneficiary_residential_history bah ON ba.id = bah."beneficiaryAddressId" WHERE bah."beneficiaryId" = 57) a WHERE '2021-11-29' BETWEEN "beginDate" AND "endDate" OR '2021-11-29' &gt;= "beginDate" AND "endDate" IS NULL), (SELECT id FROM (SELECT ba.id, ba."beginDate", ba."endDate" FROM beneficiary_address ba JOIN beneficiary b ON ba.id = b."postalAddressId" WHERE b.id = 57 UNION SELECT ba.id, ba."beginDate", ba."endDate" FROM beneficiary_address ba JOIN beneficiary_postal_history bah ON ba.id = bah."beneficiaryAddressId" WHERE bah."beneficiaryId" = 57) a WHERE '2021-11-29' BETWEEN "beginDate" AND "endDate" OR '2021-11-29' &gt;= "beginDate" AND "endDate" IS NULL), true, true, 'DetachedFromParents', null, true, true, 57, 13, null, false, null, false, null, null, 'Single', false, 0, null, null, null, null, null, null, null, null, null, '53 Rue Dubois Crance', null, '69600', 'Oullins', null, null, 'Test pour Lasouris VERTE 3', 'test', null, null, null, null, null, 17, 'renouvellement', 'En création', '2021-11-29');</text:p>
          </table:table-cell>
          <table:table-cell table:number-columns-repeated="57"/>
        </table:table-row>
        <table:table-row table:style-name="ro1" table:number-rows-repeated="3">
          <table:table-cell table:number-columns-repeated="58"/>
        </table:table-row>
        <table:table-row table:style-name="ro1">
          <table:table-cell office:value-type="string" calcext:value-type="string">
            <text:p>instruction_rsj_income</text:p>
          </table:table-cell>
          <table:table-cell table:number-columns-repeated="57"/>
        </table:table-row>
        <table:table-row table:style-name="ro1">
          <table:table-cell office:value-type="string" calcext:value-type="string">
            <text:p>id</text:p>
          </table:table-cell>
          <table:table-cell office:value-type="string" calcext:value-type="string">
            <text:p>type</text:p>
          </table:table-cell>
          <table:table-cell office:value-type="string" calcext:value-type="string">
            <text:p>previousMonth</text:p>
          </table:table-cell>
          <table:table-cell office:value-type="string" calcext:value-type="string">
            <text:p>currentMonth</text:p>
          </table:table-cell>
          <table:table-cell office:value-type="string" calcext:value-type="string">
            <text:p>nextMonth</text:p>
          </table:table-cell>
          <table:table-cell office:value-type="string" calcext:value-type="string">
            <text:p>instructionRSJId</text:p>
          </table:table-cell>
          <table:table-cell office:value-type="string" calcext:value-type="string">
            <text:p>nextTwoMonth</text:p>
          </table:table-cell>
          <table:table-cell office:value-type="string" calcext:value-type="string">
            <text:p>nextThreeMonth</text:p>
          </table:table-cell>
          <table:table-cell table:number-columns-repeated="50"/>
        </table:table-row>
        <table:table-row table:style-name="ro1">
          <table:table-cell office:value-type="float" office:value="8748" calcext:value-type="float">
            <text:p>8748</text:p>
          </table:table-cell>
          <table:table-cell office:value-type="string" calcext:value-type="string">
            <text:p>'Professional'</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17:.H17])&amp;&quot;);&quot;" office:value-type="string" office:string-value="INSERT INTO instruction_rsj_income (&quot;id&quot;, &quot;type&quot;, &quot;previousMonth&quot;, &quot;currentMonth&quot;, &quot;nextMonth&quot;, &quot;instructionRSJId&quot;, &quot;nextTwoMonth&quot;, &quot;nextThreeMonth&quot;) VALUES (8748, 'Professional', 0, 0, 0, 1, 0, 0);" calcext:value-type="string">
            <text:p>INSERT INTO instruction_rsj_income ("id", "type", "previousMonth", "currentMonth", "nextMonth", "instructionRSJId", "nextTwoMonth", "nextThreeMonth") VALUES (8748, 'Professional', 0, 0, 0, 1, 0, 0);</text:p>
          </table:table-cell>
          <table:table-cell table:number-columns-repeated="48"/>
        </table:table-row>
        <table:table-row table:style-name="ro1">
          <table:table-cell office:value-type="float" office:value="8749" calcext:value-type="float">
            <text:p>8749</text:p>
          </table:table-cell>
          <table:table-cell office:value-type="string" calcext:value-type="string">
            <text:p>'Replacement'</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18:.H18])&amp;&quot;);&quot;" office:value-type="string" office:string-value="INSERT INTO instruction_rsj_income (&quot;id&quot;, &quot;type&quot;, &quot;previousMonth&quot;, &quot;currentMonth&quot;, &quot;nextMonth&quot;, &quot;instructionRSJId&quot;, &quot;nextTwoMonth&quot;, &quot;nextThreeMonth&quot;) VALUES (8749, 'Replacement', 0, 0, 0, 1, 0, 0);" calcext:value-type="string">
            <text:p>INSERT INTO instruction_rsj_income ("id", "type", "previousMonth", "currentMonth", "nextMonth", "instructionRSJId", "nextTwoMonth", "nextThreeMonth") VALUES (8749, 'Replacement', 0, 0, 0, 1, 0, 0);</text:p>
          </table:table-cell>
          <table:table-cell table:number-columns-repeated="48"/>
        </table:table-row>
        <table:table-row table:style-name="ro1">
          <table:table-cell office:value-type="float" office:value="8750" calcext:value-type="float">
            <text:p>8750</text:p>
          </table:table-cell>
          <table:table-cell office:value-type="string" calcext:value-type="string">
            <text:p>'Training'</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19:.H19])&amp;&quot;);&quot;" office:value-type="string" office:string-value="INSERT INTO instruction_rsj_income (&quot;id&quot;, &quot;type&quot;, &quot;previousMonth&quot;, &quot;currentMonth&quot;, &quot;nextMonth&quot;, &quot;instructionRSJId&quot;, &quot;nextTwoMonth&quot;, &quot;nextThreeMonth&quot;) VALUES (8750, 'Training', 0, 0, 0, 1, 0, 0);" calcext:value-type="string">
            <text:p>INSERT INTO instruction_rsj_income ("id", "type", "previousMonth", "currentMonth", "nextMonth", "instructionRSJId", "nextTwoMonth", "nextThreeMonth") VALUES (8750, 'Training', 0, 0, 0, 1, 0, 0);</text:p>
          </table:table-cell>
          <table:table-cell table:number-columns-repeated="48"/>
        </table:table-row>
        <table:table-row table:style-name="ro1">
          <table:table-cell office:value-type="float" office:value="8751" calcext:value-type="float">
            <text:p>8751</text:p>
          </table:table-cell>
          <table:table-cell office:value-type="string" calcext:value-type="string">
            <text:p>'SocialSupport'</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20:.H20])&amp;&quot;);&quot;" office:value-type="string" office:string-value="INSERT INTO instruction_rsj_income (&quot;id&quot;, &quot;type&quot;, &quot;previousMonth&quot;, &quot;currentMonth&quot;, &quot;nextMonth&quot;, &quot;instructionRSJId&quot;, &quot;nextTwoMonth&quot;, &quot;nextThreeMonth&quot;) VALUES (8751, 'SocialSupport', 0, 0, 0, 1, 0, 0);" calcext:value-type="string">
            <text:p>INSERT INTO instruction_rsj_income ("id", "type", "previousMonth", "currentMonth", "nextMonth", "instructionRSJId", "nextTwoMonth", "nextThreeMonth") VALUES (8751, 'SocialSupport', 0, 0, 0, 1, 0, 0);</text:p>
          </table:table-cell>
          <table:table-cell table:number-columns-repeated="48"/>
        </table:table-row>
        <table:table-row table:style-name="ro1">
          <table:table-cell office:value-type="float" office:value="8752" calcext:value-type="float">
            <text:p>8752</text:p>
          </table:table-cell>
          <table:table-cell office:value-type="string" calcext:value-type="string">
            <text:p>'Professional'</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21:.H21])&amp;&quot;);&quot;" office:value-type="string" office:string-value="INSERT INTO instruction_rsj_income (&quot;id&quot;, &quot;type&quot;, &quot;previousMonth&quot;, &quot;currentMonth&quot;, &quot;nextMonth&quot;, &quot;instructionRSJId&quot;, &quot;nextTwoMonth&quot;, &quot;nextThreeMonth&quot;) VALUES (8752, 'Professional', 0, 0, 0, 2, 0, 0);" calcext:value-type="string">
            <text:p>INSERT INTO instruction_rsj_income ("id", "type", "previousMonth", "currentMonth", "nextMonth", "instructionRSJId", "nextTwoMonth", "nextThreeMonth") VALUES (8752, 'Professional', 0, 0, 0, 2, 0, 0);</text:p>
          </table:table-cell>
          <table:table-cell table:number-columns-repeated="48"/>
        </table:table-row>
        <table:table-row table:style-name="ro1">
          <table:table-cell office:value-type="float" office:value="8753" calcext:value-type="float">
            <text:p>8753</text:p>
          </table:table-cell>
          <table:table-cell office:value-type="string" calcext:value-type="string">
            <text:p>'Replacement'</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22:.H22])&amp;&quot;);&quot;" office:value-type="string" office:string-value="INSERT INTO instruction_rsj_income (&quot;id&quot;, &quot;type&quot;, &quot;previousMonth&quot;, &quot;currentMonth&quot;, &quot;nextMonth&quot;, &quot;instructionRSJId&quot;, &quot;nextTwoMonth&quot;, &quot;nextThreeMonth&quot;) VALUES (8753, 'Replacement', 0, 0, 0, 2, 0, 0);" calcext:value-type="string">
            <text:p>INSERT INTO instruction_rsj_income ("id", "type", "previousMonth", "currentMonth", "nextMonth", "instructionRSJId", "nextTwoMonth", "nextThreeMonth") VALUES (8753, 'Replacement', 0, 0, 0, 2, 0, 0);</text:p>
          </table:table-cell>
          <table:table-cell table:number-columns-repeated="48"/>
        </table:table-row>
        <table:table-row table:style-name="ro1">
          <table:table-cell office:value-type="float" office:value="8754" calcext:value-type="float">
            <text:p>8754</text:p>
          </table:table-cell>
          <table:table-cell office:value-type="string" calcext:value-type="string">
            <text:p>'Training'</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23:.H23])&amp;&quot;);&quot;" office:value-type="string" office:string-value="INSERT INTO instruction_rsj_income (&quot;id&quot;, &quot;type&quot;, &quot;previousMonth&quot;, &quot;currentMonth&quot;, &quot;nextMonth&quot;, &quot;instructionRSJId&quot;, &quot;nextTwoMonth&quot;, &quot;nextThreeMonth&quot;) VALUES (8754, 'Training', 0, 0, 0, 2, 0, 0);" calcext:value-type="string">
            <text:p>INSERT INTO instruction_rsj_income ("id", "type", "previousMonth", "currentMonth", "nextMonth", "instructionRSJId", "nextTwoMonth", "nextThreeMonth") VALUES (8754, 'Training', 0, 0, 0, 2, 0, 0);</text:p>
          </table:table-cell>
          <table:table-cell table:number-columns-repeated="48"/>
        </table:table-row>
        <table:table-row table:style-name="ro1">
          <table:table-cell office:value-type="float" office:value="8755" calcext:value-type="float">
            <text:p>8755</text:p>
          </table:table-cell>
          <table:table-cell office:value-type="string" calcext:value-type="string">
            <text:p>'SocialSupport'</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24:.H24])&amp;&quot;);&quot;" office:value-type="string" office:string-value="INSERT INTO instruction_rsj_income (&quot;id&quot;, &quot;type&quot;, &quot;previousMonth&quot;, &quot;currentMonth&quot;, &quot;nextMonth&quot;, &quot;instructionRSJId&quot;, &quot;nextTwoMonth&quot;, &quot;nextThreeMonth&quot;) VALUES (8755, 'SocialSupport', 0, 0, 0, 2, 0, 0);" calcext:value-type="string">
            <text:p>INSERT INTO instruction_rsj_income ("id", "type", "previousMonth", "currentMonth", "nextMonth", "instructionRSJId", "nextTwoMonth", "nextThreeMonth") VALUES (8755, 'SocialSupport', 0, 0, 0, 2, 0, 0);</text:p>
          </table:table-cell>
          <table:table-cell table:number-columns-repeated="48"/>
        </table:table-row>
        <table:table-row table:style-name="ro1">
          <table:table-cell office:value-type="float" office:value="8756" calcext:value-type="float">
            <text:p>8756</text:p>
          </table:table-cell>
          <table:table-cell office:value-type="string" calcext:value-type="string">
            <text:p>'Professional'</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25:.H25])&amp;&quot;);&quot;" office:value-type="string" office:string-value="INSERT INTO instruction_rsj_income (&quot;id&quot;, &quot;type&quot;, &quot;previousMonth&quot;, &quot;currentMonth&quot;, &quot;nextMonth&quot;, &quot;instructionRSJId&quot;, &quot;nextTwoMonth&quot;, &quot;nextThreeMonth&quot;) VALUES (8756, 'Professional', 0, 0, 0, 3, 0, 0);" calcext:value-type="string">
            <text:p>INSERT INTO instruction_rsj_income ("id", "type", "previousMonth", "currentMonth", "nextMonth", "instructionRSJId", "nextTwoMonth", "nextThreeMonth") VALUES (8756, 'Professional', 0, 0, 0, 3, 0, 0);</text:p>
          </table:table-cell>
          <table:table-cell table:number-columns-repeated="48"/>
        </table:table-row>
        <table:table-row table:style-name="ro1">
          <table:table-cell office:value-type="float" office:value="8757" calcext:value-type="float">
            <text:p>8757</text:p>
          </table:table-cell>
          <table:table-cell office:value-type="string" calcext:value-type="string">
            <text:p>'Replacement'</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26:.H26])&amp;&quot;);&quot;" office:value-type="string" office:string-value="INSERT INTO instruction_rsj_income (&quot;id&quot;, &quot;type&quot;, &quot;previousMonth&quot;, &quot;currentMonth&quot;, &quot;nextMonth&quot;, &quot;instructionRSJId&quot;, &quot;nextTwoMonth&quot;, &quot;nextThreeMonth&quot;) VALUES (8757, 'Replacement', 0, 0, 0, 3, 0, 0);" calcext:value-type="string">
            <text:p>INSERT INTO instruction_rsj_income ("id", "type", "previousMonth", "currentMonth", "nextMonth", "instructionRSJId", "nextTwoMonth", "nextThreeMonth") VALUES (8757, 'Replacement', 0, 0, 0, 3, 0, 0);</text:p>
          </table:table-cell>
          <table:table-cell table:number-columns-repeated="48"/>
        </table:table-row>
        <table:table-row table:style-name="ro1">
          <table:table-cell office:value-type="float" office:value="8758" calcext:value-type="float">
            <text:p>8758</text:p>
          </table:table-cell>
          <table:table-cell office:value-type="string" calcext:value-type="string">
            <text:p>'Training'</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27:.H27])&amp;&quot;);&quot;" office:value-type="string" office:string-value="INSERT INTO instruction_rsj_income (&quot;id&quot;, &quot;type&quot;, &quot;previousMonth&quot;, &quot;currentMonth&quot;, &quot;nextMonth&quot;, &quot;instructionRSJId&quot;, &quot;nextTwoMonth&quot;, &quot;nextThreeMonth&quot;) VALUES (8758, 'Training', 0, 0, 0, 3, 0, 0);" calcext:value-type="string">
            <text:p>INSERT INTO instruction_rsj_income ("id", "type", "previousMonth", "currentMonth", "nextMonth", "instructionRSJId", "nextTwoMonth", "nextThreeMonth") VALUES (8758, 'Training', 0, 0, 0, 3, 0, 0);</text:p>
          </table:table-cell>
          <table:table-cell table:number-columns-repeated="48"/>
        </table:table-row>
        <table:table-row table:style-name="ro1">
          <table:table-cell office:value-type="float" office:value="8759" calcext:value-type="float">
            <text:p>8759</text:p>
          </table:table-cell>
          <table:table-cell office:value-type="string" calcext:value-type="string">
            <text:p>'SocialSupport'</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28:.H28])&amp;&quot;);&quot;" office:value-type="string" office:string-value="INSERT INTO instruction_rsj_income (&quot;id&quot;, &quot;type&quot;, &quot;previousMonth&quot;, &quot;currentMonth&quot;, &quot;nextMonth&quot;, &quot;instructionRSJId&quot;, &quot;nextTwoMonth&quot;, &quot;nextThreeMonth&quot;) VALUES (8759, 'SocialSupport', 0, 0, 0, 3, 0, 0);" calcext:value-type="string">
            <text:p>INSERT INTO instruction_rsj_income ("id", "type", "previousMonth", "currentMonth", "nextMonth", "instructionRSJId", "nextTwoMonth", "nextThreeMonth") VALUES (8759, 'SocialSupport', 0, 0, 0, 3, 0, 0);</text:p>
          </table:table-cell>
          <table:table-cell table:number-columns-repeated="48"/>
        </table:table-row>
        <table:table-row table:style-name="ro1">
          <table:table-cell office:value-type="float" office:value="8760" calcext:value-type="float">
            <text:p>8760</text:p>
          </table:table-cell>
          <table:table-cell office:value-type="string" calcext:value-type="string">
            <text:p>'Professional'</text:p>
          </table:table-cell>
          <table:table-cell table:number-columns-repeated="3"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29:.H29])&amp;&quot;);&quot;" office:value-type="string" office:string-value="INSERT INTO instruction_rsj_income (&quot;id&quot;, &quot;type&quot;, &quot;previousMonth&quot;, &quot;currentMonth&quot;, &quot;nextMonth&quot;, &quot;instructionRSJId&quot;, &quot;nextTwoMonth&quot;, &quot;nextThreeMonth&quot;) VALUES (8760, 'Professional', 0, 0, 0, 4, 0, 0);" calcext:value-type="string">
            <text:p>INSERT INTO instruction_rsj_income ("id", "type", "previousMonth", "currentMonth", "nextMonth", "instructionRSJId", "nextTwoMonth", "nextThreeMonth") VALUES (8760, 'Professional', 0, 0, 0, 4, 0, 0);</text:p>
          </table:table-cell>
          <table:table-cell table:number-columns-repeated="48"/>
        </table:table-row>
        <table:table-row table:style-name="ro1">
          <table:table-cell office:value-type="float" office:value="8761" calcext:value-type="float">
            <text:p>8761</text:p>
          </table:table-cell>
          <table:table-cell office:value-type="string" calcext:value-type="string">
            <text:p>'Replacement'</text:p>
          </table:table-cell>
          <table:table-cell table:number-columns-repeated="3"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30:.H30])&amp;&quot;);&quot;" office:value-type="string" office:string-value="INSERT INTO instruction_rsj_income (&quot;id&quot;, &quot;type&quot;, &quot;previousMonth&quot;, &quot;currentMonth&quot;, &quot;nextMonth&quot;, &quot;instructionRSJId&quot;, &quot;nextTwoMonth&quot;, &quot;nextThreeMonth&quot;) VALUES (8761, 'Replacement', 0, 0, 0, 4, 0, 0);" calcext:value-type="string">
            <text:p>INSERT INTO instruction_rsj_income ("id", "type", "previousMonth", "currentMonth", "nextMonth", "instructionRSJId", "nextTwoMonth", "nextThreeMonth") VALUES (8761, 'Replacement', 0, 0, 0, 4, 0, 0);</text:p>
          </table:table-cell>
          <table:table-cell table:number-columns-repeated="48"/>
        </table:table-row>
        <table:table-row table:style-name="ro1">
          <table:table-cell office:value-type="float" office:value="8762" calcext:value-type="float">
            <text:p>8762</text:p>
          </table:table-cell>
          <table:table-cell office:value-type="string" calcext:value-type="string">
            <text:p>'Training'</text:p>
          </table:table-cell>
          <table:table-cell table:number-columns-repeated="3"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31:.H31])&amp;&quot;);&quot;" office:value-type="string" office:string-value="INSERT INTO instruction_rsj_income (&quot;id&quot;, &quot;type&quot;, &quot;previousMonth&quot;, &quot;currentMonth&quot;, &quot;nextMonth&quot;, &quot;instructionRSJId&quot;, &quot;nextTwoMonth&quot;, &quot;nextThreeMonth&quot;) VALUES (8762, 'Training', 0, 0, 0, 4, 0, 0);" calcext:value-type="string">
            <text:p>INSERT INTO instruction_rsj_income ("id", "type", "previousMonth", "currentMonth", "nextMonth", "instructionRSJId", "nextTwoMonth", "nextThreeMonth") VALUES (8762, 'Training', 0, 0, 0, 4, 0, 0);</text:p>
          </table:table-cell>
          <table:table-cell table:number-columns-repeated="48"/>
        </table:table-row>
        <table:table-row table:style-name="ro1">
          <table:table-cell office:value-type="float" office:value="8763" calcext:value-type="float">
            <text:p>8763</text:p>
          </table:table-cell>
          <table:table-cell office:value-type="string" calcext:value-type="string">
            <text:p>'SocialSupport'</text:p>
          </table:table-cell>
          <table:table-cell table:number-columns-repeated="3"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32:.H32])&amp;&quot;);&quot;" office:value-type="string" office:string-value="INSERT INTO instruction_rsj_income (&quot;id&quot;, &quot;type&quot;, &quot;previousMonth&quot;, &quot;currentMonth&quot;, &quot;nextMonth&quot;, &quot;instructionRSJId&quot;, &quot;nextTwoMonth&quot;, &quot;nextThreeMonth&quot;) VALUES (8763, 'SocialSupport', 0, 0, 0, 4, 0, 0);" calcext:value-type="string">
            <text:p>INSERT INTO instruction_rsj_income ("id", "type", "previousMonth", "currentMonth", "nextMonth", "instructionRSJId", "nextTwoMonth", "nextThreeMonth") VALUES (8763, 'SocialSupport', 0, 0, 0, 4, 0, 0);</text:p>
          </table:table-cell>
          <table:table-cell table:number-columns-repeated="48"/>
        </table:table-row>
        <table:table-row table:style-name="ro1">
          <table:table-cell office:value-type="float" office:value="8764" calcext:value-type="float">
            <text:p>8764</text:p>
          </table:table-cell>
          <table:table-cell office:value-type="string" calcext:value-type="string">
            <text:p>'Professional'</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33:.H33])&amp;&quot;);&quot;" office:value-type="string" office:string-value="INSERT INTO instruction_rsj_income (&quot;id&quot;, &quot;type&quot;, &quot;previousMonth&quot;, &quot;currentMonth&quot;, &quot;nextMonth&quot;, &quot;instructionRSJId&quot;, &quot;nextTwoMonth&quot;, &quot;nextThreeMonth&quot;) VALUES (8764, 'Professional', 0, 0, 0, 5, 0, 0);" calcext:value-type="string">
            <text:p>INSERT INTO instruction_rsj_income ("id", "type", "previousMonth", "currentMonth", "nextMonth", "instructionRSJId", "nextTwoMonth", "nextThreeMonth") VALUES (8764, 'Professional', 0, 0, 0, 5, 0, 0);</text:p>
          </table:table-cell>
          <table:table-cell table:number-columns-repeated="48"/>
        </table:table-row>
        <table:table-row table:style-name="ro1">
          <table:table-cell office:value-type="float" office:value="8765" calcext:value-type="float">
            <text:p>8765</text:p>
          </table:table-cell>
          <table:table-cell office:value-type="string" calcext:value-type="string">
            <text:p>'Replacement'</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34:.H34])&amp;&quot;);&quot;" office:value-type="string" office:string-value="INSERT INTO instruction_rsj_income (&quot;id&quot;, &quot;type&quot;, &quot;previousMonth&quot;, &quot;currentMonth&quot;, &quot;nextMonth&quot;, &quot;instructionRSJId&quot;, &quot;nextTwoMonth&quot;, &quot;nextThreeMonth&quot;) VALUES (8765, 'Replacement', 0, 0, 0, 5, 0, 0);" calcext:value-type="string">
            <text:p>INSERT INTO instruction_rsj_income ("id", "type", "previousMonth", "currentMonth", "nextMonth", "instructionRSJId", "nextTwoMonth", "nextThreeMonth") VALUES (8765, 'Replacement', 0, 0, 0, 5, 0, 0);</text:p>
          </table:table-cell>
          <table:table-cell table:number-columns-repeated="48"/>
        </table:table-row>
        <table:table-row table:style-name="ro1">
          <table:table-cell office:value-type="float" office:value="8766" calcext:value-type="float">
            <text:p>8766</text:p>
          </table:table-cell>
          <table:table-cell office:value-type="string" calcext:value-type="string">
            <text:p>'Training'</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35:.H35])&amp;&quot;);&quot;" office:value-type="string" office:string-value="INSERT INTO instruction_rsj_income (&quot;id&quot;, &quot;type&quot;, &quot;previousMonth&quot;, &quot;currentMonth&quot;, &quot;nextMonth&quot;, &quot;instructionRSJId&quot;, &quot;nextTwoMonth&quot;, &quot;nextThreeMonth&quot;) VALUES (8766, 'Training', 0, 0, 0, 5, 0, 0);" calcext:value-type="string">
            <text:p>INSERT INTO instruction_rsj_income ("id", "type", "previousMonth", "currentMonth", "nextMonth", "instructionRSJId", "nextTwoMonth", "nextThreeMonth") VALUES (8766, 'Training', 0, 0, 0, 5, 0, 0);</text:p>
          </table:table-cell>
          <table:table-cell table:number-columns-repeated="48"/>
        </table:table-row>
        <table:table-row table:style-name="ro1">
          <table:table-cell office:value-type="float" office:value="8767" calcext:value-type="float">
            <text:p>8767</text:p>
          </table:table-cell>
          <table:table-cell office:value-type="string" calcext:value-type="string">
            <text:p>'SocialSupport'</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36:.H36])&amp;&quot;);&quot;" office:value-type="string" office:string-value="INSERT INTO instruction_rsj_income (&quot;id&quot;, &quot;type&quot;, &quot;previousMonth&quot;, &quot;currentMonth&quot;, &quot;nextMonth&quot;, &quot;instructionRSJId&quot;, &quot;nextTwoMonth&quot;, &quot;nextThreeMonth&quot;) VALUES (8767, 'SocialSupport', 0, 0, 0, 5, 0, 0);" calcext:value-type="string">
            <text:p>INSERT INTO instruction_rsj_income ("id", "type", "previousMonth", "currentMonth", "nextMonth", "instructionRSJId", "nextTwoMonth", "nextThreeMonth") VALUES (8767, 'SocialSupport', 0, 0, 0, 5, 0, 0);</text:p>
          </table:table-cell>
          <table:table-cell table:number-columns-repeated="48"/>
        </table:table-row>
        <table:table-row table:style-name="ro1">
          <table:table-cell office:value-type="float" office:value="8768" calcext:value-type="float">
            <text:p>8768</text:p>
          </table:table-cell>
          <table:table-cell office:value-type="string" calcext:value-type="string">
            <text:p>'Professional'</text:p>
          </table:table-cell>
          <table:table-cell table:number-columns-repeated="3"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37:.H37])&amp;&quot;);&quot;" office:value-type="string" office:string-value="INSERT INTO instruction_rsj_income (&quot;id&quot;, &quot;type&quot;, &quot;previousMonth&quot;, &quot;currentMonth&quot;, &quot;nextMonth&quot;, &quot;instructionRSJId&quot;, &quot;nextTwoMonth&quot;, &quot;nextThreeMonth&quot;) VALUES (8768, 'Professional', 0, 0, 0, 6, 0, 0);" calcext:value-type="string">
            <text:p>INSERT INTO instruction_rsj_income ("id", "type", "previousMonth", "currentMonth", "nextMonth", "instructionRSJId", "nextTwoMonth", "nextThreeMonth") VALUES (8768, 'Professional', 0, 0, 0, 6, 0, 0);</text:p>
          </table:table-cell>
          <table:table-cell table:number-columns-repeated="48"/>
        </table:table-row>
        <table:table-row table:style-name="ro1">
          <table:table-cell office:value-type="float" office:value="8769" calcext:value-type="float">
            <text:p>8769</text:p>
          </table:table-cell>
          <table:table-cell office:value-type="string" calcext:value-type="string">
            <text:p>'Replacement'</text:p>
          </table:table-cell>
          <table:table-cell table:number-columns-repeated="3"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38:.H38])&amp;&quot;);&quot;" office:value-type="string" office:string-value="INSERT INTO instruction_rsj_income (&quot;id&quot;, &quot;type&quot;, &quot;previousMonth&quot;, &quot;currentMonth&quot;, &quot;nextMonth&quot;, &quot;instructionRSJId&quot;, &quot;nextTwoMonth&quot;, &quot;nextThreeMonth&quot;) VALUES (8769, 'Replacement', 0, 0, 0, 6, 0, 0);" calcext:value-type="string">
            <text:p>INSERT INTO instruction_rsj_income ("id", "type", "previousMonth", "currentMonth", "nextMonth", "instructionRSJId", "nextTwoMonth", "nextThreeMonth") VALUES (8769, 'Replacement', 0, 0, 0, 6, 0, 0);</text:p>
          </table:table-cell>
          <table:table-cell table:number-columns-repeated="48"/>
        </table:table-row>
        <table:table-row table:style-name="ro1">
          <table:table-cell office:value-type="float" office:value="8770" calcext:value-type="float">
            <text:p>8770</text:p>
          </table:table-cell>
          <table:table-cell office:value-type="string" calcext:value-type="string">
            <text:p>'Training'</text:p>
          </table:table-cell>
          <table:table-cell table:number-columns-repeated="3"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39:.H39])&amp;&quot;);&quot;" office:value-type="string" office:string-value="INSERT INTO instruction_rsj_income (&quot;id&quot;, &quot;type&quot;, &quot;previousMonth&quot;, &quot;currentMonth&quot;, &quot;nextMonth&quot;, &quot;instructionRSJId&quot;, &quot;nextTwoMonth&quot;, &quot;nextThreeMonth&quot;) VALUES (8770, 'Training', 0, 0, 0, 6, 0, 0);" calcext:value-type="string">
            <text:p>INSERT INTO instruction_rsj_income ("id", "type", "previousMonth", "currentMonth", "nextMonth", "instructionRSJId", "nextTwoMonth", "nextThreeMonth") VALUES (8770, 'Training', 0, 0, 0, 6, 0, 0);</text:p>
          </table:table-cell>
          <table:table-cell table:number-columns-repeated="48"/>
        </table:table-row>
        <table:table-row table:style-name="ro1">
          <table:table-cell office:value-type="float" office:value="8771" calcext:value-type="float">
            <text:p>8771</text:p>
          </table:table-cell>
          <table:table-cell office:value-type="string" calcext:value-type="string">
            <text:p>'SocialSupport'</text:p>
          </table:table-cell>
          <table:table-cell table:number-columns-repeated="3"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40:.H40])&amp;&quot;);&quot;" office:value-type="string" office:string-value="INSERT INTO instruction_rsj_income (&quot;id&quot;, &quot;type&quot;, &quot;previousMonth&quot;, &quot;currentMonth&quot;, &quot;nextMonth&quot;, &quot;instructionRSJId&quot;, &quot;nextTwoMonth&quot;, &quot;nextThreeMonth&quot;) VALUES (8771, 'SocialSupport', 0, 0, 0, 6, 0, 0);" calcext:value-type="string">
            <text:p>INSERT INTO instruction_rsj_income ("id", "type", "previousMonth", "currentMonth", "nextMonth", "instructionRSJId", "nextTwoMonth", "nextThreeMonth") VALUES (8771, 'SocialSupport', 0, 0, 0, 6, 0, 0);</text:p>
          </table:table-cell>
          <table:table-cell table:number-columns-repeated="48"/>
        </table:table-row>
        <table:table-row table:style-name="ro1">
          <table:table-cell office:value-type="float" office:value="8772" calcext:value-type="float">
            <text:p>8772</text:p>
          </table:table-cell>
          <table:table-cell office:value-type="string" calcext:value-type="string">
            <text:p>'Professional'</text:p>
          </table:table-cell>
          <table:table-cell table:number-columns-repeated="3" office:value-type="float" office:value="0" calcext:value-type="float">
            <text:p>0</text:p>
          </table:table-cell>
          <table:table-cell office:value-type="float" office:value="7" calcext:value-type="float">
            <text:p>7</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41:.H41])&amp;&quot;);&quot;" office:value-type="string" office:string-value="INSERT INTO instruction_rsj_income (&quot;id&quot;, &quot;type&quot;, &quot;previousMonth&quot;, &quot;currentMonth&quot;, &quot;nextMonth&quot;, &quot;instructionRSJId&quot;, &quot;nextTwoMonth&quot;, &quot;nextThreeMonth&quot;) VALUES (8772, 'Professional', 0, 0, 0, 7, 0, 0);" calcext:value-type="string">
            <text:p>INSERT INTO instruction_rsj_income ("id", "type", "previousMonth", "currentMonth", "nextMonth", "instructionRSJId", "nextTwoMonth", "nextThreeMonth") VALUES (8772, 'Professional', 0, 0, 0, 7, 0, 0);</text:p>
          </table:table-cell>
          <table:table-cell table:number-columns-repeated="48"/>
        </table:table-row>
        <table:table-row table:style-name="ro1">
          <table:table-cell office:value-type="float" office:value="8773" calcext:value-type="float">
            <text:p>8773</text:p>
          </table:table-cell>
          <table:table-cell office:value-type="string" calcext:value-type="string">
            <text:p>'Replacement'</text:p>
          </table:table-cell>
          <table:table-cell table:number-columns-repeated="3" office:value-type="float" office:value="0" calcext:value-type="float">
            <text:p>0</text:p>
          </table:table-cell>
          <table:table-cell office:value-type="float" office:value="7" calcext:value-type="float">
            <text:p>7</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42:.H42])&amp;&quot;);&quot;" office:value-type="string" office:string-value="INSERT INTO instruction_rsj_income (&quot;id&quot;, &quot;type&quot;, &quot;previousMonth&quot;, &quot;currentMonth&quot;, &quot;nextMonth&quot;, &quot;instructionRSJId&quot;, &quot;nextTwoMonth&quot;, &quot;nextThreeMonth&quot;) VALUES (8773, 'Replacement', 0, 0, 0, 7, 0, 0);" calcext:value-type="string">
            <text:p>INSERT INTO instruction_rsj_income ("id", "type", "previousMonth", "currentMonth", "nextMonth", "instructionRSJId", "nextTwoMonth", "nextThreeMonth") VALUES (8773, 'Replacement', 0, 0, 0, 7, 0, 0);</text:p>
          </table:table-cell>
          <table:table-cell table:number-columns-repeated="48"/>
        </table:table-row>
        <table:table-row table:style-name="ro1">
          <table:table-cell office:value-type="float" office:value="8774" calcext:value-type="float">
            <text:p>8774</text:p>
          </table:table-cell>
          <table:table-cell office:value-type="string" calcext:value-type="string">
            <text:p>'Training'</text:p>
          </table:table-cell>
          <table:table-cell table:number-columns-repeated="3" office:value-type="float" office:value="0" calcext:value-type="float">
            <text:p>0</text:p>
          </table:table-cell>
          <table:table-cell office:value-type="float" office:value="7" calcext:value-type="float">
            <text:p>7</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43:.H43])&amp;&quot;);&quot;" office:value-type="string" office:string-value="INSERT INTO instruction_rsj_income (&quot;id&quot;, &quot;type&quot;, &quot;previousMonth&quot;, &quot;currentMonth&quot;, &quot;nextMonth&quot;, &quot;instructionRSJId&quot;, &quot;nextTwoMonth&quot;, &quot;nextThreeMonth&quot;) VALUES (8774, 'Training', 0, 0, 0, 7, 0, 0);" calcext:value-type="string">
            <text:p>INSERT INTO instruction_rsj_income ("id", "type", "previousMonth", "currentMonth", "nextMonth", "instructionRSJId", "nextTwoMonth", "nextThreeMonth") VALUES (8774, 'Training', 0, 0, 0, 7, 0, 0);</text:p>
          </table:table-cell>
          <table:table-cell table:number-columns-repeated="48"/>
        </table:table-row>
        <table:table-row table:style-name="ro1">
          <table:table-cell office:value-type="float" office:value="8775" calcext:value-type="float">
            <text:p>8775</text:p>
          </table:table-cell>
          <table:table-cell office:value-type="string" calcext:value-type="string">
            <text:p>'SocialSupport'</text:p>
          </table:table-cell>
          <table:table-cell table:number-columns-repeated="3" office:value-type="float" office:value="0" calcext:value-type="float">
            <text:p>0</text:p>
          </table:table-cell>
          <table:table-cell office:value-type="float" office:value="7" calcext:value-type="float">
            <text:p>7</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44:.H44])&amp;&quot;);&quot;" office:value-type="string" office:string-value="INSERT INTO instruction_rsj_income (&quot;id&quot;, &quot;type&quot;, &quot;previousMonth&quot;, &quot;currentMonth&quot;, &quot;nextMonth&quot;, &quot;instructionRSJId&quot;, &quot;nextTwoMonth&quot;, &quot;nextThreeMonth&quot;) VALUES (8775, 'SocialSupport', 0, 0, 0, 7, 0, 0);" calcext:value-type="string">
            <text:p>INSERT INTO instruction_rsj_income ("id", "type", "previousMonth", "currentMonth", "nextMonth", "instructionRSJId", "nextTwoMonth", "nextThreeMonth") VALUES (8775, 'SocialSupport', 0, 0, 0, 7, 0, 0);</text:p>
          </table:table-cell>
          <table:table-cell table:number-columns-repeated="48"/>
        </table:table-row>
        <table:table-row table:style-name="ro1">
          <table:table-cell table:number-columns-repeated="58"/>
        </table:table-row>
        <table:table-row table:style-name="ro1">
          <table:table-cell table:style-name="ce1" table:formula="of:=COM.MICROSOFT.CONCAT([.J17:.J44])" office:value-type="string" office:string-value="INSERT INTO instruction_rsj_income (&quot;id&quot;, &quot;type&quot;, &quot;previousMonth&quot;, &quot;currentMonth&quot;, &quot;nextMonth&quot;, &quot;instructionRSJId&quot;, &quot;nextTwoMonth&quot;, &quot;nextThreeMonth&quot;) VALUES (8748, 'Professional', 0, 0, 0, 1, 0, 0);INSERT INTO instruction_rsj_income (&quot;id&quot;, &quot;type&quot;, &quot;previousMonth&quot;, &quot;currentMonth&quot;, &quot;nextMonth&quot;, &quot;instructionRSJId&quot;, &quot;nextTwoMonth&quot;, &quot;nextThreeMonth&quot;) VALUES (8749, 'Replacement', 0, 0, 0, 1, 0, 0);INSERT INTO instruction_rsj_income (&quot;id&quot;, &quot;type&quot;, &quot;previousMonth&quot;, &quot;currentMonth&quot;, &quot;nextMonth&quot;, &quot;instructionRSJId&quot;, &quot;nextTwoMonth&quot;, &quot;nextThreeMonth&quot;) VALUES (8750, 'Training', 0, 0, 0, 1, 0, 0);INSERT INTO instruction_rsj_income (&quot;id&quot;, &quot;type&quot;, &quot;previousMonth&quot;, &quot;currentMonth&quot;, &quot;nextMonth&quot;, &quot;instructionRSJId&quot;, &quot;nextTwoMonth&quot;, &quot;nextThreeMonth&quot;) VALUES (8751, 'SocialSupport', 0, 0, 0, 1, 0, 0);INSERT INTO instruction_rsj_income (&quot;id&quot;, &quot;type&quot;, &quot;previousMonth&quot;, &quot;currentMonth&quot;, &quot;nextMonth&quot;, &quot;instructionRSJId&quot;, &quot;nextTwoMonth&quot;, &quot;nextThreeMonth&quot;) VALUES (8752, 'Professional', 0, 0, 0, 2, 0, 0);INSERT INTO instruction_rsj_income (&quot;id&quot;, &quot;type&quot;, &quot;previousMonth&quot;, &quot;currentMonth&quot;, &quot;nextMonth&quot;, &quot;instructionRSJId&quot;, &quot;nextTwoMonth&quot;, &quot;nextThreeMonth&quot;) VALUES (8753, 'Replacement', 0, 0, 0, 2, 0, 0);INSERT INTO instruction_rsj_income (&quot;id&quot;, &quot;type&quot;, &quot;previousMonth&quot;, &quot;currentMonth&quot;, &quot;nextMonth&quot;, &quot;instructionRSJId&quot;, &quot;nextTwoMonth&quot;, &quot;nextThreeMonth&quot;) VALUES (8754, 'Training', 0, 0, 0, 2, 0, 0);INSERT INTO instruction_rsj_income (&quot;id&quot;, &quot;type&quot;, &quot;previousMonth&quot;, &quot;currentMonth&quot;, &quot;nextMonth&quot;, &quot;instructionRSJId&quot;, &quot;nextTwoMonth&quot;, &quot;nextThreeMonth&quot;) VALUES (8755, 'SocialSupport', 0, 0, 0, 2, 0, 0);INSERT INTO instruction_rsj_income (&quot;id&quot;, &quot;type&quot;, &quot;previousMonth&quot;, &quot;currentMonth&quot;, &quot;nextMonth&quot;, &quot;instructionRSJId&quot;, &quot;nextTwoMonth&quot;, &quot;nextThreeMonth&quot;) VALUES (8756, 'Professional', 0, 0, 0, 3, 0, 0);INSERT INTO instruction_rsj_income (&quot;id&quot;, &quot;type&quot;, &quot;previousMonth&quot;, &quot;currentMonth&quot;, &quot;nextMonth&quot;, &quot;instructionRSJId&quot;, &quot;nextTwoMonth&quot;, &quot;nextThreeMonth&quot;) VALUES (8757, 'Replacement', 0, 0, 0, 3, 0, 0);INSERT INTO instruction_rsj_income (&quot;id&quot;, &quot;type&quot;, &quot;previousMonth&quot;, &quot;currentMonth&quot;, &quot;nextMonth&quot;, &quot;instructionRSJId&quot;, &quot;nextTwoMonth&quot;, &quot;nextThreeMonth&quot;) VALUES (8758, 'Training', 0, 0, 0, 3, 0, 0);INSERT INTO instruction_rsj_income (&quot;id&quot;, &quot;type&quot;, &quot;previousMonth&quot;, &quot;currentMonth&quot;, &quot;nextMonth&quot;, &quot;instructionRSJId&quot;, &quot;nextTwoMonth&quot;, &quot;nextThreeMonth&quot;) VALUES (8759, 'SocialSupport', 0, 0, 0, 3, 0, 0);INSERT INTO instruction_rsj_income (&quot;id&quot;, &quot;type&quot;, &quot;previousMonth&quot;, &quot;currentMonth&quot;, &quot;nextMonth&quot;, &quot;instructionRSJId&quot;, &quot;nextTwoMonth&quot;, &quot;nextThreeMonth&quot;) VALUES (8760, 'Professional', 0, 0, 0, 4, 0, 0);INSERT INTO instruction_rsj_income (&quot;id&quot;, &quot;type&quot;, &quot;previousMonth&quot;, &quot;currentMonth&quot;, &quot;nextMonth&quot;, &quot;instructionRSJId&quot;, &quot;nextTwoMonth&quot;, &quot;nextThreeMonth&quot;) VALUES (8761, 'Replacement', 0, 0, 0, 4, 0, 0);INSERT INTO instruction_rsj_income (&quot;id&quot;, &quot;type&quot;, &quot;previousMonth&quot;, &quot;currentMonth&quot;, &quot;nextMonth&quot;, &quot;instructionRSJId&quot;, &quot;nextTwoMonth&quot;, &quot;nextThreeMonth&quot;) VALUES (8762, 'Training', 0, 0, 0, 4, 0, 0);INSERT INTO instruction_rsj_income (&quot;id&quot;, &quot;type&quot;, &quot;previousMonth&quot;, &quot;currentMonth&quot;, &quot;nextMonth&quot;, &quot;instructionRSJId&quot;, &quot;nextTwoMonth&quot;, &quot;nextThreeMonth&quot;) VALUES (8763, 'SocialSupport', 0, 0, 0, 4, 0, 0);INSERT INTO instruction_rsj_income (&quot;id&quot;, &quot;type&quot;, &quot;previousMonth&quot;, &quot;currentMonth&quot;, &quot;nextMonth&quot;, &quot;instructionRSJId&quot;, &quot;nextTwoMonth&quot;, &quot;nextThreeMonth&quot;) VALUES (8764, 'Professional', 0, 0, 0, 5, 0, 0);INSERT INTO instruction_rsj_income (&quot;id&quot;, &quot;type&quot;, &quot;previousMonth&quot;, &quot;currentMonth&quot;, &quot;nextMonth&quot;, &quot;instructionRSJId&quot;, &quot;nextTwoMonth&quot;, &quot;nextThreeMonth&quot;) VALUES (8765, 'Replacement', 0, 0, 0, 5, 0, 0);INSERT INTO instruction_rsj_income (&quot;id&quot;, &quot;type&quot;, &quot;previousMonth&quot;, &quot;currentMonth&quot;, &quot;nextMonth&quot;, &quot;instructionRSJId&quot;, &quot;nextTwoMonth&quot;, &quot;nextThreeMonth&quot;) VALUES (8766, 'Training', 0, 0, 0, 5, 0, 0);INSERT INTO instruction_rsj_income (&quot;id&quot;, &quot;type&quot;, &quot;previousMonth&quot;, &quot;currentMonth&quot;, &quot;nextMonth&quot;, &quot;instructionRSJId&quot;, &quot;nextTwoMonth&quot;, &quot;nextThreeMonth&quot;) VALUES (8767, 'SocialSupport', 0, 0, 0, 5, 0, 0);INSERT INTO instruction_rsj_income (&quot;id&quot;, &quot;type&quot;, &quot;previousMonth&quot;, &quot;currentMonth&quot;, &quot;nextMonth&quot;, &quot;instructionRSJId&quot;, &quot;nextTwoMonth&quot;, &quot;nextThreeMonth&quot;) VALUES (8768, 'Professional', 0, 0, 0, 6, 0, 0);INSERT INTO instruction_rsj_income (&quot;id&quot;, &quot;type&quot;, &quot;previousMonth&quot;, &quot;currentMonth&quot;, &quot;nextMonth&quot;, &quot;instructionRSJId&quot;, &quot;nextTwoMonth&quot;, &quot;nextThreeMonth&quot;) VALUES (8769, 'Replacement', 0, 0, 0, 6, 0, 0);INSERT INTO instruction_rsj_income (&quot;id&quot;, &quot;type&quot;, &quot;previousMonth&quot;, &quot;currentMonth&quot;, &quot;nextMonth&quot;, &quot;instructionRSJId&quot;, &quot;nextTwoMonth&quot;, &quot;nextThreeMonth&quot;) VALUES (8770, 'Training', 0, 0, 0, 6, 0, 0);INSERT INTO instruction_rsj_income (&quot;id&quot;, &quot;type&quot;, &quot;previousMonth&quot;, &quot;currentMonth&quot;, &quot;nextMonth&quot;, &quot;instructionRSJId&quot;, &quot;nextTwoMonth&quot;, &quot;nextThreeMonth&quot;) VALUES (8771, 'SocialSupport', 0, 0, 0, 6, 0, 0);INSERT INTO instruction_rsj_income (&quot;id&quot;, &quot;type&quot;, &quot;previousMonth&quot;, &quot;currentMonth&quot;, &quot;nextMonth&quot;, &quot;instructionRSJId&quot;, &quot;nextTwoMonth&quot;, &quot;nextThreeMonth&quot;) VALUES (8772, 'Professional', 0, 0, 0, 7, 0, 0);INSERT INTO instruction_rsj_income (&quot;id&quot;, &quot;type&quot;, &quot;previousMonth&quot;, &quot;currentMonth&quot;, &quot;nextMonth&quot;, &quot;instructionRSJId&quot;, &quot;nextTwoMonth&quot;, &quot;nextThreeMonth&quot;) VALUES (8773, 'Replacement', 0, 0, 0, 7, 0, 0);INSERT INTO instruction_rsj_income (&quot;id&quot;, &quot;type&quot;, &quot;previousMonth&quot;, &quot;currentMonth&quot;, &quot;nextMonth&quot;, &quot;instructionRSJId&quot;, &quot;nextTwoMonth&quot;, &quot;nextThreeMonth&quot;) VALUES (8774, 'Training', 0, 0, 0, 7, 0, 0);INSERT INTO instruction_rsj_income (&quot;id&quot;, &quot;type&quot;, &quot;previousMonth&quot;, &quot;currentMonth&quot;, &quot;nextMonth&quot;, &quot;instructionRSJId&quot;, &quot;nextTwoMonth&quot;, &quot;nextThreeMonth&quot;) VALUES (8775, 'SocialSupport', 0, 0, 0, 7, 0, 0);" calcext:value-type="string">
            <text:p>INSERT INTO instruction_rsj_income ("id", "type", "previousMonth", "currentMonth", "nextMonth", "instructionRSJId", "nextTwoMonth", "nextThreeMonth") VALUES (8748, 'Professional', 0, 0, 0, 1, 0, 0);INSERT INTO instruction_rsj_income ("id", "type", "previousMonth", "currentMonth", "nextMonth", "instructionRSJId", "nextTwoMonth", "nextThreeMonth") VALUES (8749, 'Replacement', 0, 0, 0, 1, 0, 0);INSERT INTO instruction_rsj_income ("id", "type", "previousMonth", "currentMonth", "nextMonth", "instructionRSJId", "nextTwoMonth", "nextThreeMonth") VALUES (8750, 'Training', 0, 0, 0, 1, 0, 0);INSERT INTO instruction_rsj_income ("id", "type", "previousMonth", "currentMonth", "nextMonth", "instructionRSJId", "nextTwoMonth", "nextThreeMonth") VALUES (8751, 'SocialSupport', 0, 0, 0, 1, 0, 0);INSERT INTO instruction_rsj_income ("id", "type", "previousMonth", "currentMonth", "nextMonth", "instructionRSJId", "nextTwoMonth", "nextThreeMonth") VALUES (8752, 'Professional', 0, 0, 0, 2, 0, 0);INSERT INTO instruction_rsj_income ("id", "type", "previousMonth", "currentMonth", "nextMonth", "instructionRSJId", "nextTwoMonth", "nextThreeMonth") VALUES (8753, 'Replacement', 0, 0, 0, 2, 0, 0);INSERT INTO instruction_rsj_income ("id", "type", "previousMonth", "currentMonth", "nextMonth", "instructionRSJId", "nextTwoMonth", "nextThreeMonth") VALUES (8754, 'Training', 0, 0, 0, 2, 0, 0);INSERT INTO instruction_rsj_income ("id", "type", "previousMonth", "currentMonth", "nextMonth", "instructionRSJId", "nextTwoMonth", "nextThreeMonth") VALUES (8755, 'SocialSupport', 0, 0, 0, 2, 0, 0);INSERT INTO instruction_rsj_income ("id", "type", "previousMonth", "currentMonth", "nextMonth", "instructionRSJId", "nextTwoMonth", "nextThreeMonth") VALUES (8756, 'Professional', 0, 0, 0, 3, 0, 0);INSERT INTO instruction_rsj_income ("id", "type", "previousMonth", "currentMonth", "nextMonth", "instructionRSJId", "nextTwoMonth", "nextThreeMonth") VALUES (8757, 'Replacement', 0, 0, 0, 3, 0, 0);INSERT INTO instruction_rsj_income ("id", "type", "previousMonth", "currentMonth", "nextMonth", "instructionRSJId", "nextTwoMonth", "nextThreeMonth") VALUES (8758, 'Training', 0, 0, 0, 3, 0, 0);INSERT INTO instruction_rsj_income ("id", "type", "previousMonth", "currentMonth", "nextMonth", "instructionRSJId", "nextTwoMonth", "nextThreeMonth") VALUES (8759, 'SocialSupport', 0, 0, 0, 3, 0, 0);INSERT INTO instruction_rsj_income ("id", "type", "previousMonth", "currentMonth", "nextMonth", "instructionRSJId", "nextTwoMonth", "nextThreeMonth") VALUES (8760, 'Professional', 0, 0, 0, 4, 0, 0);INSERT INTO instruction_rsj_income ("id", "type", "previousMonth", "currentMonth", "nextMonth", "instructionRSJId", "nextTwoMonth", "nextThreeMonth") VALUES (8761, 'Replacement', 0, 0, 0, 4, 0, 0);INSERT INTO instruction_rsj_income ("id", "type", "previousMonth", "currentMonth", "nextMonth", "instructionRSJId", "nextTwoMonth", "nextThreeMonth") VALUES (8762, 'Training', 0, 0, 0, 4, 0, 0);INSERT INTO instruction_rsj_income ("id", "type", "previousMonth", "currentMonth", "nextMonth", "instructionRSJId", "nextTwoMonth", "nextThreeMonth") VALUES (8763, 'SocialSupport', 0, 0, 0, 4, 0, 0);INSERT INTO instruction_rsj_income ("id", "type", "previousMonth", "currentMonth", "nextMonth", "instructionRSJId", "nextTwoMonth", "nextThreeMonth") VALUES (8764, 'Professional', 0, 0, 0, 5, 0, 0);INSERT INTO instruction_rsj_income ("id", "type", "previousMonth", "currentMonth", "nextMonth", "instructionRSJId", "nextTwoMonth", "nextThreeMonth") VALUES (8765, 'Replacement', 0, 0, 0, 5, 0, 0);INSERT INTO instruction_rsj_income ("id", "type", "previousMonth", "currentMonth", "nextMonth", "instructionRSJId", "nextTwoMonth", "nextThreeMonth") VALUES (8766, 'Training', 0, 0, 0, 5, 0, 0);INSERT INTO instruction_rsj_income ("id", "type", "previousMonth", "currentMonth", "nextMonth", "instructionRSJId", "nextTwoMonth", "nextThreeMonth") VALUES (8767, 'SocialSupport', 0, 0, 0, 5, 0, 0);INSERT INTO instruction_rsj_income ("id", "type", "previousMonth", "currentMonth", "nextMonth", "instructionRSJId", "nextTwoMonth", "nextThreeMonth") VALUES (8768, 'Professional', 0, 0, 0, 6, 0, 0);INSERT INTO instruction_rsj_income ("id", "type", "previousMonth", "currentMonth", "nextMonth", "instructionRSJId", "nextTwoMonth", "nextThreeMonth") VALUES (8769, 'Replacement', 0, 0, 0, 6, 0, 0);INSERT INTO instruction_rsj_income ("id", "type", "previousMonth", "currentMonth", "nextMonth", "instructionRSJId", "nextTwoMonth", "nextThreeMonth") VALUES (8770, 'Training', 0, 0, 0, 6, 0, 0);INSERT INTO instruction_rsj_income ("id", "type", "previousMonth", "currentMonth", "nextMonth", "instructionRSJId", "nextTwoMonth", "nextThreeMonth") VALUES (8771, 'SocialSupport', 0, 0, 0, 6, 0, 0);INSERT INTO instruction_rsj_income ("id", "type", "previousMonth", "currentMonth", "nextMonth", "instructionRSJId", "nextTwoMonth", "nextThreeMonth") VALUES (8772, 'Professional', 0, 0, 0, 7, 0, 0);INSERT INTO instruction_rsj_income ("id", "type", "previousMonth", "currentMonth", "nextMonth", "instructionRSJId", "nextTwoMonth", "nextThreeMonth") VALUES (8773, 'Replacement', 0, 0, 0, 7, 0, 0);INSERT INTO instruction_rsj_income ("id", "type", "previousMonth", "currentMonth", "nextMonth", "instructionRSJId", "nextTwoMonth", "nextThreeMonth") VALUES (8774, 'Training', 0, 0, 0, 7, 0, 0);INSERT INTO instruction_rsj_income ("id", "type", "previousMonth", "currentMonth", "nextMonth", "instructionRSJId", "nextTwoMonth", "nextThreeMonth") VALUES (8775, 'SocialSupport', 0, 0, 0, 7, 0, 0);</text:p>
          </table:table-cell>
          <table:table-cell table:number-columns-repeated="57"/>
        </table:table-row>
        <table:table-row table:style-name="ro1" table:number-rows-repeated="3">
          <table:table-cell table:number-columns-repeated="58"/>
        </table:table-row>
        <table:table-row table:style-name="ro1">
          <table:table-cell office:value-type="string" calcext:value-type="string">
            <text:p>instruction_rsj_mobilized_plan</text:p>
          </table:table-cell>
          <table:table-cell table:number-columns-repeated="57"/>
        </table:table-row>
        <table:table-row table:style-name="ro1">
          <table:table-cell office:value-type="string" calcext:value-type="string">
            <text:p>instructionRsjId</text:p>
          </table:table-cell>
          <table:table-cell office:value-type="string" calcext:value-type="string">
            <text:p>rsjMobilizedPlanId</text:p>
          </table:table-cell>
          <table:table-cell table:number-columns-repeated="56"/>
        </table:table-row>
        <table:table-row table:style-name="ro1">
          <table:table-cell office:value-type="float" office:value="1" calcext:value-type="float">
            <text:p>1</text:p>
          </table:table-cell>
          <table:table-cell office:value-type="float" office:value="13" calcext:value-type="float">
            <text:p>13</text:p>
          </table:table-cell>
          <table:table-cell/>
          <table:table-cell table:formula="of:=&quot;INSERT INTO &quot;&amp;[.A$50]&amp;&quot; (&quot;&quot;&quot;&amp;COM.MICROSOFT.TEXTJOIN(&quot;&quot;&quot;, &quot;&quot;&quot;;0;[.A$51:.B$51])&amp;&quot;&quot;&quot;) VALUES (&quot;&amp;COM.MICROSOFT.TEXTJOIN(&quot;, &quot;;0;[.A52:.B52])&amp;&quot;);&quot;" office:value-type="string" office:string-value="INSERT INTO instruction_rsj_mobilized_plan (&quot;instructionRsjId&quot;, &quot;rsjMobilizedPlanId&quot;) VALUES (1, 13);" calcext:value-type="string">
            <text:p>INSERT INTO instruction_rsj_mobilized_plan ("instructionRsjId", "rsjMobilizedPlanId") VALUES (1, 13);</text:p>
          </table:table-cell>
          <table:table-cell table:number-columns-repeated="54"/>
        </table:table-row>
        <table:table-row table:style-name="ro1">
          <table:table-cell office:value-type="float" office:value="2" calcext:value-type="float">
            <text:p>2</text:p>
          </table:table-cell>
          <table:table-cell office:value-type="float" office:value="13" calcext:value-type="float">
            <text:p>13</text:p>
          </table:table-cell>
          <table:table-cell/>
          <table:table-cell table:formula="of:=&quot;INSERT INTO &quot;&amp;[.A$50]&amp;&quot; (&quot;&quot;&quot;&amp;COM.MICROSOFT.TEXTJOIN(&quot;&quot;&quot;, &quot;&quot;&quot;;0;[.A$51:.B$51])&amp;&quot;&quot;&quot;) VALUES (&quot;&amp;COM.MICROSOFT.TEXTJOIN(&quot;, &quot;;0;[.A53:.B53])&amp;&quot;);&quot;" office:value-type="string" office:string-value="INSERT INTO instruction_rsj_mobilized_plan (&quot;instructionRsjId&quot;, &quot;rsjMobilizedPlanId&quot;) VALUES (2, 13);" calcext:value-type="string">
            <text:p>INSERT INTO instruction_rsj_mobilized_plan ("instructionRsjId", "rsjMobilizedPlanId") VALUES (2, 13);</text:p>
          </table:table-cell>
          <table:table-cell table:number-columns-repeated="54"/>
        </table:table-row>
        <table:table-row table:style-name="ro1">
          <table:table-cell office:value-type="float" office:value="3" calcext:value-type="float">
            <text:p>3</text:p>
          </table:table-cell>
          <table:table-cell office:value-type="float" office:value="13" calcext:value-type="float">
            <text:p>13</text:p>
          </table:table-cell>
          <table:table-cell/>
          <table:table-cell table:formula="of:=&quot;INSERT INTO &quot;&amp;[.A$50]&amp;&quot; (&quot;&quot;&quot;&amp;COM.MICROSOFT.TEXTJOIN(&quot;&quot;&quot;, &quot;&quot;&quot;;0;[.A$51:.B$51])&amp;&quot;&quot;&quot;) VALUES (&quot;&amp;COM.MICROSOFT.TEXTJOIN(&quot;, &quot;;0;[.A54:.B54])&amp;&quot;);&quot;" office:value-type="string" office:string-value="INSERT INTO instruction_rsj_mobilized_plan (&quot;instructionRsjId&quot;, &quot;rsjMobilizedPlanId&quot;) VALUES (3, 13);" calcext:value-type="string">
            <text:p>INSERT INTO instruction_rsj_mobilized_plan ("instructionRsjId", "rsjMobilizedPlanId") VALUES (3, 13);</text:p>
          </table:table-cell>
          <table:table-cell table:number-columns-repeated="54"/>
        </table:table-row>
        <table:table-row table:style-name="ro1">
          <table:table-cell office:value-type="float" office:value="4" calcext:value-type="float">
            <text:p>4</text:p>
          </table:table-cell>
          <table:table-cell office:value-type="float" office:value="13" calcext:value-type="float">
            <text:p>13</text:p>
          </table:table-cell>
          <table:table-cell/>
          <table:table-cell table:formula="of:=&quot;INSERT INTO &quot;&amp;[.A$50]&amp;&quot; (&quot;&quot;&quot;&amp;COM.MICROSOFT.TEXTJOIN(&quot;&quot;&quot;, &quot;&quot;&quot;;0;[.A$51:.B$51])&amp;&quot;&quot;&quot;) VALUES (&quot;&amp;COM.MICROSOFT.TEXTJOIN(&quot;, &quot;;0;[.A55:.B55])&amp;&quot;);&quot;" office:value-type="string" office:string-value="INSERT INTO instruction_rsj_mobilized_plan (&quot;instructionRsjId&quot;, &quot;rsjMobilizedPlanId&quot;) VALUES (4, 13);" calcext:value-type="string">
            <text:p>INSERT INTO instruction_rsj_mobilized_plan ("instructionRsjId", "rsjMobilizedPlanId") VALUES (4, 13);</text:p>
          </table:table-cell>
          <table:table-cell table:number-columns-repeated="54"/>
        </table:table-row>
        <table:table-row table:style-name="ro1">
          <table:table-cell office:value-type="float" office:value="5" calcext:value-type="float">
            <text:p>5</text:p>
          </table:table-cell>
          <table:table-cell office:value-type="float" office:value="13" calcext:value-type="float">
            <text:p>13</text:p>
          </table:table-cell>
          <table:table-cell/>
          <table:table-cell table:formula="of:=&quot;INSERT INTO &quot;&amp;[.A$50]&amp;&quot; (&quot;&quot;&quot;&amp;COM.MICROSOFT.TEXTJOIN(&quot;&quot;&quot;, &quot;&quot;&quot;;0;[.A$51:.B$51])&amp;&quot;&quot;&quot;) VALUES (&quot;&amp;COM.MICROSOFT.TEXTJOIN(&quot;, &quot;;0;[.A56:.B56])&amp;&quot;);&quot;" office:value-type="string" office:string-value="INSERT INTO instruction_rsj_mobilized_plan (&quot;instructionRsjId&quot;, &quot;rsjMobilizedPlanId&quot;) VALUES (5, 13);" calcext:value-type="string">
            <text:p>INSERT INTO instruction_rsj_mobilized_plan ("instructionRsjId", "rsjMobilizedPlanId") VALUES (5, 13);</text:p>
          </table:table-cell>
          <table:table-cell table:number-columns-repeated="54"/>
        </table:table-row>
        <table:table-row table:style-name="ro1">
          <table:table-cell office:value-type="float" office:value="6" calcext:value-type="float">
            <text:p>6</text:p>
          </table:table-cell>
          <table:table-cell office:value-type="float" office:value="13" calcext:value-type="float">
            <text:p>13</text:p>
          </table:table-cell>
          <table:table-cell/>
          <table:table-cell table:formula="of:=&quot;INSERT INTO &quot;&amp;[.A$50]&amp;&quot; (&quot;&quot;&quot;&amp;COM.MICROSOFT.TEXTJOIN(&quot;&quot;&quot;, &quot;&quot;&quot;;0;[.A$51:.B$51])&amp;&quot;&quot;&quot;) VALUES (&quot;&amp;COM.MICROSOFT.TEXTJOIN(&quot;, &quot;;0;[.A57:.B57])&amp;&quot;);&quot;" office:value-type="string" office:string-value="INSERT INTO instruction_rsj_mobilized_plan (&quot;instructionRsjId&quot;, &quot;rsjMobilizedPlanId&quot;) VALUES (6, 13);" calcext:value-type="string">
            <text:p>INSERT INTO instruction_rsj_mobilized_plan ("instructionRsjId", "rsjMobilizedPlanId") VALUES (6, 13);</text:p>
          </table:table-cell>
          <table:table-cell table:number-columns-repeated="54"/>
        </table:table-row>
        <table:table-row table:style-name="ro1">
          <table:table-cell office:value-type="float" office:value="7" calcext:value-type="float">
            <text:p>7</text:p>
          </table:table-cell>
          <table:table-cell office:value-type="float" office:value="13" calcext:value-type="float">
            <text:p>13</text:p>
          </table:table-cell>
          <table:table-cell/>
          <table:table-cell table:formula="of:=&quot;INSERT INTO &quot;&amp;[.A$50]&amp;&quot; (&quot;&quot;&quot;&amp;COM.MICROSOFT.TEXTJOIN(&quot;&quot;&quot;, &quot;&quot;&quot;;0;[.A$51:.B$51])&amp;&quot;&quot;&quot;) VALUES (&quot;&amp;COM.MICROSOFT.TEXTJOIN(&quot;, &quot;;0;[.A58:.B58])&amp;&quot;);&quot;" office:value-type="string" office:string-value="INSERT INTO instruction_rsj_mobilized_plan (&quot;instructionRsjId&quot;, &quot;rsjMobilizedPlanId&quot;) VALUES (7, 13);" calcext:value-type="string">
            <text:p>INSERT INTO instruction_rsj_mobilized_plan ("instructionRsjId", "rsjMobilizedPlanId") VALUES (7, 13);</text:p>
          </table:table-cell>
          <table:table-cell table:number-columns-repeated="54"/>
        </table:table-row>
        <table:table-row table:style-name="ro1">
          <table:table-cell table:number-columns-repeated="58"/>
        </table:table-row>
        <table:table-row table:style-name="ro1">
          <table:table-cell table:formula="of:=COM.MICROSOFT.CONCAT([.D52:.D58])" office:value-type="string" office:string-value="INSERT INTO instruction_rsj_mobilized_plan (&quot;instructionRsjId&quot;, &quot;rsjMobilizedPlanId&quot;) VALUES (1, 13);INSERT INTO instruction_rsj_mobilized_plan (&quot;instructionRsjId&quot;, &quot;rsjMobilizedPlanId&quot;) VALUES (2, 13);INSERT INTO instruction_rsj_mobilized_plan (&quot;instructionRsjId&quot;, &quot;rsjMobilizedPlanId&quot;) VALUES (3, 13);INSERT INTO instruction_rsj_mobilized_plan (&quot;instructionRsjId&quot;, &quot;rsjMobilizedPlanId&quot;) VALUES (4, 13);INSERT INTO instruction_rsj_mobilized_plan (&quot;instructionRsjId&quot;, &quot;rsjMobilizedPlanId&quot;) VALUES (5, 13);INSERT INTO instruction_rsj_mobilized_plan (&quot;instructionRsjId&quot;, &quot;rsjMobilizedPlanId&quot;) VALUES (6, 13);INSERT INTO instruction_rsj_mobilized_plan (&quot;instructionRsjId&quot;, &quot;rsjMobilizedPlanId&quot;) VALUES (7, 13);" calcext:value-type="string">
            <text:p>INSERT INTO instruction_rsj_mobilized_plan ("instructionRsjId", "rsjMobilizedPlanId") VALUES (1, 13);INSERT INTO instruction_rsj_mobilized_plan ("instructionRsjId", "rsjMobilizedPlanId") VALUES (2, 13);INSERT INTO instruction_rsj_mobilized_plan ("instructionRsjId", "rsjMobilizedPlanId") VALUES (3, 13);INSERT INTO instruction_rsj_mobilized_plan ("instructionRsjId", "rsjMobilizedPlanId") VALUES (4, 13);INSERT INTO instruction_rsj_mobilized_plan ("instructionRsjId", "rsjMobilizedPlanId") VALUES (5, 13);INSERT INTO instruction_rsj_mobilized_plan ("instructionRsjId", "rsjMobilizedPlanId") VALUES (6, 13);INSERT INTO instruction_rsj_mobilized_plan ("instructionRsjId", "rsjMobilizedPlanId") VALUES (7, 13);</text:p>
          </table:table-cell>
          <table:table-cell table:number-columns-repeated="57"/>
        </table:table-row>
        <table:table-row table:style-name="ro1" table:number-rows-repeated="3">
          <table:table-cell table:number-columns-repeated="58"/>
        </table:table-row>
        <table:table-row table:style-name="ro1">
          <table:table-cell office:value-type="string" calcext:value-type="string">
            <text:p>instruction_rsj_situation</text:p>
          </table:table-cell>
          <table:table-cell table:number-columns-repeated="57"/>
        </table:table-row>
        <table:table-row table:style-name="ro1">
          <table:table-cell office:value-type="string" calcext:value-type="string">
            <text:p>instructionRsjId</text:p>
          </table:table-cell>
          <table:table-cell office:value-type="string" calcext:value-type="string">
            <text:p>rsjSituationId</text:p>
          </table:table-cell>
          <table:table-cell table:number-columns-repeated="56"/>
        </table:table-row>
        <table:table-row table:style-name="ro1">
          <table:table-cell office:value-type="float" office:value="1" calcext:value-type="float">
            <text:p>1</text:p>
          </table:table-cell>
          <table:table-cell office:value-type="float" office:value="14" calcext:value-type="float">
            <text:p>14</text:p>
          </table:table-cell>
          <table:table-cell/>
          <table:table-cell table:formula="of:=&quot;INSERT INTO &quot;&amp;[.A$64]&amp;&quot; (&quot;&quot;&quot;&amp;COM.MICROSOFT.TEXTJOIN(&quot;&quot;&quot;, &quot;&quot;&quot;;0;[.A$65:.B$65])&amp;&quot;&quot;&quot;) VALUES (&quot;&amp;COM.MICROSOFT.TEXTJOIN(&quot;, &quot;;0;[.A66:.B66])&amp;&quot;);&quot;" office:value-type="string" office:string-value="INSERT INTO instruction_rsj_situation (&quot;instructionRsjId&quot;, &quot;rsjSituationId&quot;) VALUES (1, 14);" calcext:value-type="string">
            <text:p>INSERT INTO instruction_rsj_situation ("instructionRsjId", "rsjSituationId") VALUES (1, 14);</text:p>
          </table:table-cell>
          <table:table-cell table:number-columns-repeated="54"/>
        </table:table-row>
        <table:table-row table:style-name="ro1">
          <table:table-cell office:value-type="float" office:value="2" calcext:value-type="float">
            <text:p>2</text:p>
          </table:table-cell>
          <table:table-cell office:value-type="float" office:value="14" calcext:value-type="float">
            <text:p>14</text:p>
          </table:table-cell>
          <table:table-cell/>
          <table:table-cell table:formula="of:=&quot;INSERT INTO &quot;&amp;[.A$64]&amp;&quot; (&quot;&quot;&quot;&amp;COM.MICROSOFT.TEXTJOIN(&quot;&quot;&quot;, &quot;&quot;&quot;;0;[.A$65:.B$65])&amp;&quot;&quot;&quot;) VALUES (&quot;&amp;COM.MICROSOFT.TEXTJOIN(&quot;, &quot;;0;[.A67:.B67])&amp;&quot;);&quot;" office:value-type="string" office:string-value="INSERT INTO instruction_rsj_situation (&quot;instructionRsjId&quot;, &quot;rsjSituationId&quot;) VALUES (2, 14);" calcext:value-type="string">
            <text:p>INSERT INTO instruction_rsj_situation ("instructionRsjId", "rsjSituationId") VALUES (2, 14);</text:p>
          </table:table-cell>
          <table:table-cell table:number-columns-repeated="54"/>
        </table:table-row>
        <table:table-row table:style-name="ro1">
          <table:table-cell office:value-type="float" office:value="3" calcext:value-type="float">
            <text:p>3</text:p>
          </table:table-cell>
          <table:table-cell office:value-type="float" office:value="14" calcext:value-type="float">
            <text:p>14</text:p>
          </table:table-cell>
          <table:table-cell/>
          <table:table-cell table:formula="of:=&quot;INSERT INTO &quot;&amp;[.A$64]&amp;&quot; (&quot;&quot;&quot;&amp;COM.MICROSOFT.TEXTJOIN(&quot;&quot;&quot;, &quot;&quot;&quot;;0;[.A$65:.B$65])&amp;&quot;&quot;&quot;) VALUES (&quot;&amp;COM.MICROSOFT.TEXTJOIN(&quot;, &quot;;0;[.A68:.B68])&amp;&quot;);&quot;" office:value-type="string" office:string-value="INSERT INTO instruction_rsj_situation (&quot;instructionRsjId&quot;, &quot;rsjSituationId&quot;) VALUES (3, 14);" calcext:value-type="string">
            <text:p>INSERT INTO instruction_rsj_situation ("instructionRsjId", "rsjSituationId") VALUES (3, 14);</text:p>
          </table:table-cell>
          <table:table-cell table:number-columns-repeated="54"/>
        </table:table-row>
        <table:table-row table:style-name="ro1">
          <table:table-cell office:value-type="float" office:value="4" calcext:value-type="float">
            <text:p>4</text:p>
          </table:table-cell>
          <table:table-cell office:value-type="float" office:value="14" calcext:value-type="float">
            <text:p>14</text:p>
          </table:table-cell>
          <table:table-cell/>
          <table:table-cell table:formula="of:=&quot;INSERT INTO &quot;&amp;[.A$64]&amp;&quot; (&quot;&quot;&quot;&amp;COM.MICROSOFT.TEXTJOIN(&quot;&quot;&quot;, &quot;&quot;&quot;;0;[.A$65:.B$65])&amp;&quot;&quot;&quot;) VALUES (&quot;&amp;COM.MICROSOFT.TEXTJOIN(&quot;, &quot;;0;[.A69:.B69])&amp;&quot;);&quot;" office:value-type="string" office:string-value="INSERT INTO instruction_rsj_situation (&quot;instructionRsjId&quot;, &quot;rsjSituationId&quot;) VALUES (4, 14);" calcext:value-type="string">
            <text:p>INSERT INTO instruction_rsj_situation ("instructionRsjId", "rsjSituationId") VALUES (4, 14);</text:p>
          </table:table-cell>
          <table:table-cell table:number-columns-repeated="54"/>
        </table:table-row>
        <table:table-row table:style-name="ro1">
          <table:table-cell office:value-type="float" office:value="5" calcext:value-type="float">
            <text:p>5</text:p>
          </table:table-cell>
          <table:table-cell office:value-type="float" office:value="14" calcext:value-type="float">
            <text:p>14</text:p>
          </table:table-cell>
          <table:table-cell/>
          <table:table-cell table:formula="of:=&quot;INSERT INTO &quot;&amp;[.A$64]&amp;&quot; (&quot;&quot;&quot;&amp;COM.MICROSOFT.TEXTJOIN(&quot;&quot;&quot;, &quot;&quot;&quot;;0;[.A$65:.B$65])&amp;&quot;&quot;&quot;) VALUES (&quot;&amp;COM.MICROSOFT.TEXTJOIN(&quot;, &quot;;0;[.A70:.B70])&amp;&quot;);&quot;" office:value-type="string" office:string-value="INSERT INTO instruction_rsj_situation (&quot;instructionRsjId&quot;, &quot;rsjSituationId&quot;) VALUES (5, 14);" calcext:value-type="string">
            <text:p>INSERT INTO instruction_rsj_situation ("instructionRsjId", "rsjSituationId") VALUES (5, 14);</text:p>
          </table:table-cell>
          <table:table-cell table:number-columns-repeated="54"/>
        </table:table-row>
        <table:table-row table:style-name="ro1">
          <table:table-cell office:value-type="float" office:value="6" calcext:value-type="float">
            <text:p>6</text:p>
          </table:table-cell>
          <table:table-cell office:value-type="float" office:value="14" calcext:value-type="float">
            <text:p>14</text:p>
          </table:table-cell>
          <table:table-cell/>
          <table:table-cell table:formula="of:=&quot;INSERT INTO &quot;&amp;[.A$64]&amp;&quot; (&quot;&quot;&quot;&amp;COM.MICROSOFT.TEXTJOIN(&quot;&quot;&quot;, &quot;&quot;&quot;;0;[.A$65:.B$65])&amp;&quot;&quot;&quot;) VALUES (&quot;&amp;COM.MICROSOFT.TEXTJOIN(&quot;, &quot;;0;[.A71:.B71])&amp;&quot;);&quot;" office:value-type="string" office:string-value="INSERT INTO instruction_rsj_situation (&quot;instructionRsjId&quot;, &quot;rsjSituationId&quot;) VALUES (6, 14);" calcext:value-type="string">
            <text:p>INSERT INTO instruction_rsj_situation ("instructionRsjId", "rsjSituationId") VALUES (6, 14);</text:p>
          </table:table-cell>
          <table:table-cell table:number-columns-repeated="54"/>
        </table:table-row>
        <table:table-row table:style-name="ro1">
          <table:table-cell office:value-type="float" office:value="7" calcext:value-type="float">
            <text:p>7</text:p>
          </table:table-cell>
          <table:table-cell office:value-type="float" office:value="14" calcext:value-type="float">
            <text:p>14</text:p>
          </table:table-cell>
          <table:table-cell/>
          <table:table-cell table:formula="of:=&quot;INSERT INTO &quot;&amp;[.A$64]&amp;&quot; (&quot;&quot;&quot;&amp;COM.MICROSOFT.TEXTJOIN(&quot;&quot;&quot;, &quot;&quot;&quot;;0;[.A$65:.B$65])&amp;&quot;&quot;&quot;) VALUES (&quot;&amp;COM.MICROSOFT.TEXTJOIN(&quot;, &quot;;0;[.A72:.B72])&amp;&quot;);&quot;" office:value-type="string" office:string-value="INSERT INTO instruction_rsj_situation (&quot;instructionRsjId&quot;, &quot;rsjSituationId&quot;) VALUES (7, 14);" calcext:value-type="string">
            <text:p>INSERT INTO instruction_rsj_situation ("instructionRsjId", "rsjSituationId") VALUES (7, 14);</text:p>
          </table:table-cell>
          <table:table-cell table:number-columns-repeated="54"/>
        </table:table-row>
        <table:table-row table:style-name="ro1">
          <table:table-cell table:number-columns-repeated="58"/>
        </table:table-row>
        <table:table-row table:style-name="ro1">
          <table:table-cell table:formula="of:=COM.MICROSOFT.CONCAT([.D66:.D72])" office:value-type="string" office:string-value="INSERT INTO instruction_rsj_situation (&quot;instructionRsjId&quot;, &quot;rsjSituationId&quot;) VALUES (1, 14);INSERT INTO instruction_rsj_situation (&quot;instructionRsjId&quot;, &quot;rsjSituationId&quot;) VALUES (2, 14);INSERT INTO instruction_rsj_situation (&quot;instructionRsjId&quot;, &quot;rsjSituationId&quot;) VALUES (3, 14);INSERT INTO instruction_rsj_situation (&quot;instructionRsjId&quot;, &quot;rsjSituationId&quot;) VALUES (4, 14);INSERT INTO instruction_rsj_situation (&quot;instructionRsjId&quot;, &quot;rsjSituationId&quot;) VALUES (5, 14);INSERT INTO instruction_rsj_situation (&quot;instructionRsjId&quot;, &quot;rsjSituationId&quot;) VALUES (6, 14);INSERT INTO instruction_rsj_situation (&quot;instructionRsjId&quot;, &quot;rsjSituationId&quot;) VALUES (7, 14);" calcext:value-type="string">
            <text:p>INSERT INTO instruction_rsj_situation ("instructionRsjId", "rsjSituationId") VALUES (1, 14);INSERT INTO instruction_rsj_situation ("instructionRsjId", "rsjSituationId") VALUES (2, 14);INSERT INTO instruction_rsj_situation ("instructionRsjId", "rsjSituationId") VALUES (3, 14);INSERT INTO instruction_rsj_situation ("instructionRsjId", "rsjSituationId") VALUES (4, 14);INSERT INTO instruction_rsj_situation ("instructionRsjId", "rsjSituationId") VALUES (5, 14);INSERT INTO instruction_rsj_situation ("instructionRsjId", "rsjSituationId") VALUES (6, 14);INSERT INTO instruction_rsj_situation ("instructionRsjId", "rsjSituationId") VALUES (7, 14);</text:p>
          </table:table-cell>
          <table:table-cell table:number-columns-repeated="5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04">00/00/0000</text:date>, <text:time style:data-style-name="N2" text:time-value="10:46:41.84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16T14:54:25.277000000</meta:creation-date>
    <dc:date>2022-07-04T16:27:50.366000000</dc:date>
    <meta:editing-duration>PT6H15M7S</meta:editing-duration>
    <meta:editing-cycles>30</meta:editing-cycles>
    <meta:generator>LibreOffice/6.0.6.2$Windows_X86_64 LibreOffice_project/0c292870b25a325b5ed35f6b45599d2ea4458e77</meta:generator>
    <meta:document-statistic meta:table-count="1" meta:cell-count="769" meta:object-count="0"/>
  </office:meta>
</office:document-meta>
</file>